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0325_L.jpg=</text:p>
      <text:p text:style-name="Standard">1 - xxxiii</text:p>
      <text:p text:style-name="Standard">2 - 30</text:p>
      <text:p text:style-name="Standard">3 - Anno Nonagesimo deptimo Die mercurii post festum beate eatbenine Vuginib xxviiia mensis</text:p>
      <text:p text:style-name="Standard">4 - Novembris. Capitulantibus dominis.</text:p>
      <text:p text:style-name="Standard">5 - P. Decano</text:p>
      <text:p text:style-name="Standard">6 - Deputati sunt commissarii ad audiendum Compota domini Auberti</text:p>
      <text:p text:style-name="Standard">7 - G. Cantore</text:p>
      <text:p text:style-name="Standard">8 - Billart super officio vini et matutinarum magistri G. de Porta</text:p>
      <text:p text:style-name="Standard">9 - J. archidiacono Par.</text:p>
      <text:p text:style-name="Standard">10 - et Reginaldus de Putheolis.</text:p>
      <text:p text:style-name="Standard">11 - G. archidiacono ecclesie</text:p>
      <text:p text:style-name="Standard">12 - Sy. Succentor infirmus</text:p>
      <text:p text:style-name="Standard">13 - A. de Maignaco</text:p>
      <text:p text:style-name="Standard">14 - Super domo dominarum capelle Haudri facta relacione per dominum</text:p>
      <text:p text:style-name="Standard">15 - J. de Sarta ponte</text:p>
      <text:p text:style-name="Standard">16 - Archidiaconum de Josayo super lictera nichil fuit conclusum.</text:p>
      <text:p text:style-name="Standard">17 - Jo. Voygnon</text:p>
      <text:p text:style-name="Standard">18 - N. Le Diseur</text:p>
      <text:p text:style-name="Standard">19 - Jo. de Pompodorio</text:p>
      <text:p text:style-name="Standard">20 - Ro. Dangeul</text:p>
      <text:p text:style-name="Standard">21 - Jo. Rolandi</text:p>
      <text:p text:style-name="Standard">22 - G. de Porta</text:p>
      <text:p text:style-name="Standard">23 - T. Hocie</text:p>
      <text:p text:style-name="Standard">24 - G. Fedelli</text:p>
      <text:p text:style-name="Standard">25 - M. Reginaldi</text:p>
      <text:p text:style-name="Standard">26 - L. de Mongeria</text:p>
      <text:p text:style-name="Standard">27 - Jo. de Karolay infirmus.</text:p>
      <text:p text:style-name="Standard">28 - Die veneris sequenti non fuit capitulum propter festum Beati</text:p>
      <text:p text:style-name="Standard">29 - Accire apostoli</text:p>
      <text:p text:style-name="Standard">30 - Anno nonagesimo septimo . Die lune post festum Beati Andre tercia mensis decembris</text:p>
      <text:p text:style-name="Standard">31 - Capitiantibus dominis.</text:p>
      <text:p text:style-name="Standard">32 - De facto canonicorum Sancti Sepulcri ponantur in cedula</text:p>
      <text:p text:style-name="Standard">33 - P. Decano</text:p>
      <text:p text:style-name="Standard">34 - nomina canonicorum et omnus cujuslibet ipsorum</text:p>
      <text:p text:style-name="Standard">35 - G. Cantore</text:p>
      <text:p text:style-name="Standard"><text:soft-page-break/>36 - J. archidiacono Par.</text:p>
      <text:p text:style-name="Standard">37 - Informent se dominus Ro. de Baileux et magister Johannes</text:p>
      <text:p text:style-name="Standard">38 - G. Archidiacono ecclesie</text:p>
      <text:p text:style-name="Standard">39 - regis de debitis per illos de Balneolis.</text:p>
      <text:p text:style-name="Standard">40 - Sy. succentor infirmus</text:p>
      <text:p text:style-name="Standard">41 - Jo. Voygnon</text:p>
      <text:p text:style-name="Standard">42 - Mandentur ille que faciunt luminare et Candelas</text:p>
      <text:p text:style-name="Standard">43 - A. de Maignaco</text:p>
      <text:p text:style-name="Standard">44 - ecclesie et dicatur eis quod faciant bonas candelas</text:p>
      <text:p text:style-name="Standard">45 - G. Paillardi</text:p>
      <text:p text:style-name="Standard">46 - Jo. Rolandi</text:p>
      <text:p text:style-name="Standard">47 - Jo. de Pompodorio</text:p>
      <text:p text:style-name="Standard">48 - placet dominis quod quociestumque magistr Jo. de Kaerolay vel heredes sui</text:p>
      <text:p text:style-name="Standard">49 - N. Le Diseur</text:p>
      <text:p text:style-name="Standard">50 - aut executores poterimat et voluernt ecclesie assignare decem libras</text:p>
      <text:p text:style-name="Standard">51 - R. Dangeul</text:p>
      <text:p text:style-name="Standard">52 - Par. redditus in terra regis et situacione boa / admortizatas eis</text:p>
      <text:p text:style-name="Standard">53 - Jo. de Sarraponte</text:p>
      <text:p text:style-name="Standard">54 - restituantur duccente libras parisiensis quas ecclesie intendit concedere</text:p>
      <text:p text:style-name="Standard">55 - L. de Mongeria</text:p>
      <text:p text:style-name="Standard">56 - per uno duplo. Sancti Yvonis dum non dictas decem lobraus assignent</text:p>
      <text:p text:style-name="Standard">57 - G. Fedelli</text:p>
      <text:p text:style-name="Standard">58 - antequam prefatas iiC librus in redditum conentirit domini</text:p>
      <text:p text:style-name="Standard">59 - Ma. Reginaldi</text:p>
      <text:p text:style-name="Standard">60 - Jo. de Karolay infirmus</text:p>
      <text:p text:style-name="Standard">61 - T. de Sancto Petro absent pro ecclesia</text:p>
      <text:p text:style-name="Standard">=FRAN_0393_00326_L.jpg=</text:p>
      <text:p text:style-name="Standard">1 - Ano ingesimo Septimo de mercii post festm recani ndice agisti iti versis dimcnibriis</text:p>
      <text:p text:style-name="Standard">2 - capitulantibus dominis.</text:p>
      <text:p text:style-name="Standard">3 - Concluserunt domini mei in causa prosequcionis domus</text:p>
      <text:p text:style-name="Standard">4 - P. Decano</text:p>
      <text:p text:style-name="Standard">5 - bonarum feminarum capelle Stephani Haudry in vico predicatorum</text:p>
      <text:p text:style-name="Standard">6 - quam ad presens tenet magister Yvo Karebert site procedatur</text:p>
      <text:p text:style-name="Standard">7 - G. Cantore</text:p>
      <text:p text:style-name="Standard">8 - J. Archidiacono Par.</text:p>
      <text:p text:style-name="Standard">9 - repulsa quadam cedula per eum tradita / in qua pro redempcione</text:p>
      <text:p text:style-name="Standard"><text:soft-page-break/>10 - G. Archidiacono ecclesie absent pro ecclesie</text:p>
      <text:p text:style-name="Standard">11 - redditus ecclesie petebat ii. C. lbrum. par.</text:p>
      <text:p text:style-name="Standard">12 - Sy. succentore</text:p>
      <text:p text:style-name="Standard">13 - T. de Sancto Petro</text:p>
      <text:p text:style-name="Standard">14 - Facta relacione per magistrum Thomam de Sancto Petro super facto</text:p>
      <text:p text:style-name="Standard">15 - L. de Mongeria</text:p>
      <text:p text:style-name="Standard">16 - stangni de Melenfroy . scilicet quod dominus vicecomes</text:p>
      <text:p text:style-name="Standard">17 - Re. de Putheolis</text:p>
      <text:p text:style-name="Standard">18 - Meledonu consentit accipere quintum denarunt deputati</text:p>
      <text:p text:style-name="Standard">19 - T. Hocie</text:p>
      <text:p text:style-name="Standard">20 - fuerunt domini et magistri . G. Archidiaconus de Josayo</text:p>
      <text:p text:style-name="Standard">21 - Jo. Rolandi</text:p>
      <text:p text:style-name="Standard">22 - et T. de Sancto Petro ad eundemerga dictum dominum</text:p>
      <text:p text:style-name="Standard">23 - N. Dictatoris</text:p>
      <text:p text:style-name="Standard">24 - vicecomitem Meleduni</text:p>
      <text:p text:style-name="Standard">25 - Ro. d'Angeul</text:p>
      <text:p text:style-name="Standard">26 - Jo. de Pompodorio</text:p>
      <text:p text:style-name="Standard">27 - Videat super facto de Mongay magister Egidius</text:p>
      <text:p text:style-name="Standard">28 - P. de Ogero</text:p>
      <text:p text:style-name="Standard">29 - Abbatis</text:p>
      <text:p text:style-name="Standard">30 - alias visitaverunt</text:p>
      <text:p text:style-name="Standard">31 - G. Fedelli</text:p>
      <text:p text:style-name="Standard">32 - De domo Sancti Stephani de Gressibus</text:p>
      <text:p text:style-name="Standard">33 - Placet dominis</text:p>
      <text:p text:style-name="Standard">34 - Jo. de Salebruce</text:p>
      <text:p text:style-name="Standard">35 - magistri Jo. Rolandi et Tho. de Sancto Petr</text:p>
      <text:p text:style-name="Standard">36 - Ja. Cosson</text:p>
      <text:p text:style-name="Standard">37 - quod tradatur illi qui in ea moratur / et de quadam littera</text:p>
      <text:p text:style-name="Standard">38 - procuratoris d</text:p>
      <text:p text:style-name="Standard">39 - Jo. Voygnon absente pro ecclesia</text:p>
      <text:p text:style-name="Standard">40 - in quodam parvo libro antiquo contenta ex</text:p>
      <text:p text:style-name="Standard">41 - ecclesie exhabita / domini voluerunt supersedere pro presenti / nec</text:p>
      <text:p text:style-name="Standard">42 - Jo. de Karolay infirmus</text:p>
      <text:p text:style-name="Standard">43 - concluserunt quid fieret super ipsa.</text:p>
      <text:p text:style-name="Standard">44 - Anno predicto die veneris in otaris beati Andre viia decebris. capitulantibus dominis</text:p>
      <text:p text:style-name="Standard">45 - Deputatus est dominus Archidiaconus de Josayo ad Conceciam</text:p>
      <text:p text:style-name="Standard"><text:soft-page-break/>46 - f decano cosenti pro</text:p>
      <text:p text:style-name="Standard">47 - magistrum Reginaldum de Putheolis / et Remigium Ladmey</text:p>
      <text:p text:style-name="Standard">48 - G. Cantore</text:p>
      <text:p text:style-name="Standard">49 - Connellarium adinvicem litigantes / Et hoc de consensum</text:p>
      <text:p text:style-name="Standard">50 - J. Archidiacono Par.</text:p>
      <text:p text:style-name="Standard">51 - prcurar.</text:p>
      <text:p text:style-name="Standard">52 - G. Archidiacono ecclesie</text:p>
      <text:p text:style-name="Standard">53 - Sy. succentore</text:p>
      <text:p text:style-name="Standard">54 - Stribetur officiali Archidiaconi de Pincereyo / ut</text:p>
      <text:p text:style-name="Standard">55 - L. de Mongeria</text:p>
      <text:p text:style-name="Standard">56 - supersedeat a causa incepta contra plures justiciables</text:p>
      <text:p text:style-name="Standard">57 - G. Fedelli</text:p>
      <text:p text:style-name="Standard">58 - subditos et officiarios ecclesie in Spedona.</text:p>
      <text:p text:style-name="Standard">59 - M. Reginaldi</text:p>
      <text:p text:style-name="Standard">60 - Jo. de Pompodorio</text:p>
      <text:p text:style-name="Standard">61 - De Garnoto Danery loquatur domino Decano Andree</text:p>
      <text:p text:style-name="Standard">62 - Ro. de Lorriaco</text:p>
      <text:p text:style-name="Standard">63 - Grangerii et officiario anniversariorum.</text:p>
      <text:p text:style-name="Standard">64 - Re. de Putheolis</text:p>
      <text:p text:style-name="Standard">65 - T. de Sancto Petro</text:p>
      <text:p text:style-name="Standard">66 - N. Dictatoris</text:p>
      <text:p text:style-name="Standard">67 - Jo. Voygnon</text:p>
      <text:p text:style-name="Standard">68 - Jo. de Sarraponte</text:p>
      <text:p text:style-name="Standard">69 - Ph. de Salione</text:p>
      <text:p text:style-name="Standard">70 - Jo. Rolandi absente pro ecclesia</text:p>
      <text:p text:style-name="Standard">71 - Jo. de Karolay infirmus</text:p>
      <text:p text:style-name="Standard">=FRAN_0393_00327_L.jpg=</text:p>
      <text:p text:style-name="Standard">1 - xxxii</text:p>
      <text:p text:style-name="Standard">2 - 303</text:p>
      <text:p text:style-name="Standard">3 - C</text:p>
      <text:p text:style-name="Standard">4 - Anno Nonagesimo septimo. Die lune post secepcinem beate Marie Virginis x.</text:p>
      <text:p text:style-name="Standard">5 - mensis decembris. Capitulantibus dominis.</text:p>
      <text:p text:style-name="Standard">6 - P. Decano</text:p>
      <text:p text:style-name="Standard">7 - G. Cantore</text:p>
      <text:p text:style-name="Standard">8 - J. archidiacono in ecclesia</text:p>
      <text:p text:style-name="Standard">9 - Petrus Torrete procurator magistri Guidonis de Rota</text:p>
      <text:p text:style-name="Standard"><text:soft-page-break/>10 - G. Archidiacono ecclesie absente pre ecclesia</text:p>
      <text:p text:style-name="Standard">11 - fuit receptus ad canonicatum et prebendam ecclesie Parsieni</text:p>
      <text:p text:style-name="Standard">12 - Sy. succentore</text:p>
      <text:p text:style-name="Standard">13 - vacante perobitum magistri Odardi de Molinis</text:p>
      <text:p text:style-name="Standard">14 - J. de Pompodorio</text:p>
      <text:p text:style-name="Standard">15 - prout in regestro recepcionum continetur</text:p>
      <text:p text:style-name="Standard">16 - L. de Mongeria</text:p>
      <text:p text:style-name="Standard">17 - Et dedit fidejussores dominos J. de Bordis</text:p>
      <text:p text:style-name="Standard">18 - N. Le Diseur</text:p>
      <text:p text:style-name="Standard">19 - Archidiaconos Par. et G. Fedelli canonicos Parisiensis</text:p>
      <text:p text:style-name="Standard">20 - G. Fedelli</text:p>
      <text:p text:style-name="Standard">21 - pro cappa et solvit . x fac. pro jocundo adventu.</text:p>
      <text:p text:style-name="Standard">22 - T. Hocie</text:p>
      <text:p text:style-name="Standard">23 - Jo. Voygnon</text:p>
      <text:p text:style-name="Standard">24 - Ro. de Lorriaco absente pro ecclesia</text:p>
      <text:p text:style-name="Standard">25 - Domini ordinaverunt quod magister bassarum operarum</text:p>
      <text:p text:style-name="Standard">26 - solvatur ex duobus annis per camerarium clericum</text:p>
      <text:p text:style-name="Standard">27 - Jo. Rolandi absente pro ecclesia</text:p>
      <text:p text:style-name="Standard">28 - et ordinabitur an de cetero habeat pensionem.</text:p>
      <text:p text:style-name="Standard">29 - Jo. de Karolay infirmus.</text:p>
      <text:p text:style-name="Standard">30 - Ponatur in procuratorio capituli in Castalleto ad</text:p>
      <text:p text:style-name="Standard">31 - Requirendum hospicis ecclesie Petrus de Chastillon</text:p>
      <text:p text:style-name="Standard">32 - una cum aliis etc.</text:p>
      <text:p text:style-name="Standard">33 - Deputati sunt ad videndum et se informandum de quadam domo sita prope domum domini</text:p>
      <text:p text:style-name="Standard">34 - Ducis Aurelianensis Jo. Rolandi et Ro. de Lorriaco.</text:p>
      <text:p text:style-name="Standard">35 - Anno Nonagesimo septimo . Die mercurii post concepcionem beate Marie Virginis.</text:p>
      <text:p text:style-name="Standard">36 - xiia mensis pencembris. Capitulantibus dominis</text:p>
      <text:p text:style-name="Standard">37 - P. Decano</text:p>
      <text:p text:style-name="Standard">38 - Dominus Robertus de Baileux super informacione torcularis</text:p>
      <text:p text:style-name="Standard">39 - G. Cantore</text:p>
      <text:p text:style-name="Standard">40 - et debitorum de Balneolis exhibuit quendam rotulum qui</text:p>
      <text:p text:style-name="Standard">41 - J. Archidiacono Par.</text:p>
      <text:p text:style-name="Standard">42 - incipit sur le debat etc. Nichil tamen fuit conclusum.</text:p>
      <text:p text:style-name="Standard">43 - G. Archidiacono ecclesie</text:p>
      <text:p text:style-name="Standard">44 - N. de Ordeimonte</text:p>
      <text:p text:style-name="Standard">45 - Fiat lictera pro plurisis ecclesie secundum statitum ecclesie in quo</text:p>
      <text:p text:style-name="Standard"><text:soft-page-break/>46 - L. de Mongeria</text:p>
      <text:p text:style-name="Standard">47 - canetur in qua canonici Parisiensis cedendo vel decendendo</text:p>
      <text:p text:style-name="Standard">48 - Jo. de Pompodorio</text:p>
      <text:p text:style-name="Standard">49 - cetereque personee subjecte dominis decano et capitulo dum</text:p>
      <text:p text:style-name="Standard">50 - J. de Salebruce</text:p>
      <text:p text:style-name="Standard">51 - ad beneficia ad collacionem dominorum spectantem recipiuntur</text:p>
      <text:p text:style-name="Standard">52 - Jo. Voygnon</text:p>
      <text:p text:style-name="Standard">53 - tenentur eisdem pueris.</text:p>
      <text:p text:style-name="Standard">54 - G. Fedelli</text:p>
      <text:p text:style-name="Standard">55 - Eadem die fuit incarceratus Gervasius Thiesse</text:p>
      <text:p text:style-name="Standard">56 - M. Reginaldi</text:p>
      <text:p text:style-name="Standard">57 - de mandato dominorum</text:p>
      <text:p text:style-name="Standard">58 - T. de Sancto Petro.</text:p>
      <text:p text:style-name="Standard">59 - N. Dictatoris</text:p>
      <text:p text:style-name="Standard">60 - Vadat Johannes Regis ad mesnilium madame boesse</text:p>
      <text:p text:style-name="Standard">61 - A. Regine</text:p>
      <text:p text:style-name="Standard">62 - die sabbati post prandium</text:p>
      <text:p text:style-name="Standard">63 - A. Grangerii</text:p>
      <text:p text:style-name="Standard">64 - De Garnoto Domery super supplicacione alias porrecta veniat</text:p>
      <text:p text:style-name="Standard">65 - J. de Ogero</text:p>
      <text:p text:style-name="Standard">66 - magister Johannes Salimnon die veneris eproxima in capitulo</text:p>
      <text:p text:style-name="Standard">67 - J. de Karolay infirmus</text:p>
      <text:p text:style-name="Standard">68 - adiversatus super dicta supplicacione et quadam declaracione cuditorum</text:p>
      <text:p text:style-name="Standard">69 - Jo. Rolandi absente pro ecclesia</text:p>
      <text:p text:style-name="Standard">70 - quibus tenetur dictus garnotus in alia cedula contetis.</text:p>
      <text:p text:style-name="Standard">71 - Ro. de Lorriaso absente pro ecclesia</text:p>
      <text:p text:style-name="Standard">72 - Sy. succentore.</text:p>
      <text:p text:style-name="Standard">=FRAN_0393_00328_L.jpg=</text:p>
      <text:p text:style-name="Standard">1 - Etcem die fita relacione perme / quod magister Gobertus Buitardi capellanus capellanie ad altare</text:p>
      <text:p text:style-name="Standard">2 - sanctorum Arhloma et Vincencii fundate bene repparaverat capsulam et alia ornamenta</text:p>
      <text:p text:style-name="Standard">3 - dit capellanie et recuperaverit Buretas argenteas / Domini deliberaverunt fructus suos et</text:p>
      <text:p text:style-name="Standard">4 - volucant quod dominus Johannes Hays officiarius anniversariorum ei solvat ea in quibus racione capellanie</text:p>
      <text:p text:style-name="Standard">5 - dicti magistri Bolerti super dicto officio tenetur.</text:p>
      <text:p text:style-name="Standard">6 - Anno nonagesimo septimo. Die veneris post festum Conceprois certe Marie vigi</text:p>
      <text:p text:style-name="Standard">7 - xiiia decebri. capitulantibus dominis</text:p>
      <text:p text:style-name="Standard"><text:soft-page-break/>8 - P. Decano</text:p>
      <text:p text:style-name="Standard">9 - G. Cantore</text:p>
      <text:p text:style-name="Standard">10 - J. archidiacono Par.</text:p>
      <text:p text:style-name="Standard">11 - Elargitus est Gervasius Thiesse usque ad primam diem capitularem</text:p>
      <text:p text:style-name="Standard">12 - G. Archidiacono ecclesie</text:p>
      <text:p text:style-name="Standard">13 - post Purificacionem cum caucione sua juratoria et patris</text:p>
      <text:p text:style-name="Standard">14 - Sy. succentor in ecclesia</text:p>
      <text:p text:style-name="Standard">15 - G. de Albyaco</text:p>
      <text:p text:style-name="Standard">16 - sui et interim parget se super crimibus sibi impositis</text:p>
      <text:p text:style-name="Standard">17 - Jo. de Pompodorio</text:p>
      <text:p text:style-name="Standard">18 - et abselvatur.</text:p>
      <text:p text:style-name="Standard">19 - N. Dictatoris</text:p>
      <text:p text:style-name="Standard">20 - M. Reginaldi</text:p>
      <text:p text:style-name="Standard">21 - De facto de Balucolis lequetur cius et fiet congregacio</text:p>
      <text:p text:style-name="Standard">22 - L. de Mongeria</text:p>
      <text:p text:style-name="Standard">23 - in revestiario.</text:p>
      <text:p text:style-name="Standard">24 - N. de Ordeimonte</text:p>
      <text:p text:style-name="Standard">25 - Ro. de Lorriaco</text:p>
      <text:p text:style-name="Standard">26 - G. Fedelli</text:p>
      <text:p text:style-name="Standard">27 - T. Hoci</text:p>
      <text:p text:style-name="Standard">28 - J. de Sanctis</text:p>
      <text:p text:style-name="Standard">29 - Jo. de Sarraponte</text:p>
      <text:p text:style-name="Standard">30 - T. de Sancto Petro</text:p>
      <text:p text:style-name="Standard">31 - Ro. Dangeul</text:p>
      <text:p text:style-name="Standard">32 - A. Regine</text:p>
      <text:p text:style-name="Standard">33 - Jo. Voygnon</text:p>
      <text:p text:style-name="Standard">34 - Jo. Rolandi</text:p>
      <text:p text:style-name="Standard">35 - G. de Porta</text:p>
      <text:p text:style-name="Standard">36 - Jo. de Karolay infirmus</text:p>
      <text:p text:style-name="Standard">37 - P. de Ogro absente pretta</text:p>
      <text:p text:style-name="Standard">=FRAN_0393_00329_L.jpg=</text:p>
      <text:p text:style-name="Standard">1 - 30</text:p>
      <text:p text:style-name="Standard">2 - xxxxvii.</text:p>
      <text:p text:style-name="Standard">3 - Anno nonagesimo deptimo. Die lune post festum Beate Lucie Vnginis xiiia mesis</text:p>
      <text:p text:style-name="Standard">4 - Decembris. Capitulantibus dominis.</text:p>
      <text:p text:style-name="Standard">5 - P. Decano</text:p>
      <text:p text:style-name="Standard"><text:soft-page-break/>6 - Datus est magister Nicolaus de Rancia commissarius inter</text:p>
      <text:p text:style-name="Standard">7 - G. Cantore</text:p>
      <text:p text:style-name="Standard">8 - J. Archidiacono Par.</text:p>
      <text:p text:style-name="Standard">9 - mtraculerios iiiior de pectuis quas habet magister Johannes Millilier</text:p>
      <text:p text:style-name="Standard">10 - G. archidiacono ecclesie</text:p>
      <text:p text:style-name="Standard">11 - Sy. succentore</text:p>
      <text:p text:style-name="Standard">12 - N. de Rancia</text:p>
      <text:p text:style-name="Standard">13 - religiosi Sancti Victoris petierunt eis deliberari pane de P.</text:p>
      <text:p text:style-name="Standard">14 - Jo. Rolandi</text:p>
      <text:p text:style-name="Standard">15 - ad causam deffuncti magistri Odardi de Molinis Cui se</text:p>
      <text:p text:style-name="Standard">16 - T. de Sancto Petro</text:p>
      <text:p text:style-name="Standard">17 - opposuit magister puerorum dicens hoc ad preros pertinere</text:p>
      <text:p text:style-name="Standard">18 - A. Regine</text:p>
      <text:p text:style-name="Standard">19 - et eciam macicoti petebant panem pro magistro Symonede</text:p>
      <text:p text:style-name="Standard">20 - J. de Sarraponte</text:p>
      <text:p text:style-name="Standard">21 - Bourich quem capiebant religiosi predicti / et demum domini</text:p>
      <text:p text:style-name="Standard">22 - L. de Mongeria</text:p>
      <text:p text:style-name="Standard">23 - fecerunt prebendarium Sancti Victoris exire ut possent</text:p>
      <text:p text:style-name="Standard">24 - N. Dictatoris</text:p>
      <text:p text:style-name="Standard">25 - deliberare super peticione sua / et lecto quodam statuto</text:p>
      <text:p text:style-name="Standard">26 - Ro. Dangeul</text:p>
      <text:p text:style-name="Standard">27 - ad hoc faciendum fuit conclusum quod nichil debebant.</text:p>
      <text:p text:style-name="Standard">28 - J. de Pompodorio</text:p>
      <text:p text:style-name="Standard">29 - habere et quod in proximo capitulo eis responderetur quia</text:p>
      <text:p text:style-name="Standard">30 - G. Fedelli</text:p>
      <text:p text:style-name="Standard">31 - si dictus deffunctus viveret nichil haberet / et per</text:p>
      <text:p text:style-name="Standard">32 - Mter Regina ldi</text:p>
      <text:p text:style-name="Standard">33 - Consequens nec ipsi religiosi qui non habent</text:p>
      <text:p text:style-name="Standard">34 - T. Hocie</text:p>
      <text:p text:style-name="Standard">35 - Jo. Voygnon</text:p>
      <text:p text:style-name="Standard">36 - melius jus in dicto Parie quam deffunctus habebat de</text:p>
      <text:p text:style-name="Standard">37 - Jo. Chanteprime</text:p>
      <text:p text:style-name="Standard">38 - maciconis nichil fuit factum</text:p>
      <text:p text:style-name="Standard">39 - Ro. de Lorriaco</text:p>
      <text:p text:style-name="Standard">40 - J. de Kaulay infirmus hajmerium fuit verbum de Campana ecclesie vocata</text:p>
      <text:p text:style-name="Standard">41 - Maria pro certis repparacionis quibus indiget sed nichil</text:p>
      <text:p text:style-name="Standard"><text:soft-page-break/>42 - fuit conclusum.</text:p>
      <text:p text:style-name="Standard">43 - Ordinaverunt domini mei / quod magistri G. Fedelli . J. Voygnon et Philbertus de</text:p>
      <text:p text:style-name="Standard">44 - Salione faciant collacionem de compotis antiquis anniversariorum ad compota domini</text:p>
      <text:p text:style-name="Standard">45 - Johannis Hays / et quandam ordinacionem compoti factam in quadam papirm</text:p>
      <text:p text:style-name="Standard">46 - per deffunctum magistrum Johannem de Socto super dicto officio / et unacum hoc</text:p>
      <text:p text:style-name="Standard">47 - magister Johannes Fabri.</text:p>
      <text:p text:style-name="Standard">48 - Voluerunt domini miti quod dominus Jhannes de Avenisii non faciat plus euvangelium</text:p>
      <text:p text:style-name="Standard">49 - sed teneat chorum et persuadeat ei magister Thomas de Sancto Petro Benigiius et</text:p>
      <text:p text:style-name="Standard">50 - Caucius quam poterit</text:p>
      <text:p text:style-name="Standard">=FRAN_0393_00330_L.jpg=</text:p>
      <text:p text:style-name="Standard">1 - Anno nonogesimo septimo . Dec mercumi post festumbiate licie viginis xri decmoris</text:p>
      <text:p text:style-name="Standard">2 - Capitulantibus dominis.</text:p>
      <text:p text:style-name="Standard">3 - P. Decano</text:p>
      <text:p text:style-name="Standard">4 - G. Cantore</text:p>
      <text:p text:style-name="Standard">5 - Requisito per prebendarium Sancti Victoris / quod deliberaretur eis</text:p>
      <text:p text:style-name="Standard">6 - J. archidiacono Par.</text:p>
      <text:p text:style-name="Standard">7 - panis de G. Raconte deffuncti magistri Odardi de Molinis</text:p>
      <text:p text:style-name="Standard">8 - G. archidiaconos ecclesie</text:p>
      <text:p text:style-name="Standard">9 - fuit eis per dominos responsum quod quia si dictus deffunctus viveret</text:p>
      <text:p text:style-name="Standard">10 - Sy. succentore in ecclesia</text:p>
      <text:p text:style-name="Standard">11 - non lucraretur dictum panem nechaeret sic nec ipsi debente</text:p>
      <text:p text:style-name="Standard">12 - N. de Ordeimonte</text:p>
      <text:p text:style-name="Standard">13 - habere / cum non amplius juris habeant quam dictus deffunctus</text:p>
      <text:p text:style-name="Standard">14 - G. de Albyaco</text:p>
      <text:p text:style-name="Standard">15 - G. Paillardi</text:p>
      <text:p text:style-name="Standard">16 - Placet dominis quod magister Johannes de Sanctis possit emere</text:p>
      <text:p text:style-name="Standard">17 - Jo. Voygnon</text:p>
      <text:p text:style-name="Standard">18 - terram de Villeray sive petractu / quia non est</text:p>
      <text:p text:style-name="Standard">19 - L. de Mongeria</text:p>
      <text:p text:style-name="Standard">20 - intencionis capituli eam retrahere quovismodo</text:p>
      <text:p text:style-name="Standard">21 - J. de Pompodorio</text:p>
      <text:p text:style-name="Standard">22 - lecta quictanciam super quinto et requitos denario / ad causam epocoionis</text:p>
      <text:p text:style-name="Standard">23 - Jo. Chanteprime</text:p>
      <text:p text:style-name="Standard">24 - medietatis stagni domini de Melenfroy / domini Concluserunt</text:p>
      <text:p text:style-name="Standard">25 - N. de Rancia</text:p>
      <text:p text:style-name="Standard">26 - quod prosequetur admortizamentum erga dominum vicecomitem</text:p>
      <text:p text:style-name="Standard"><text:soft-page-break/>27 - Jo. Rolant</text:p>
      <text:p text:style-name="Standard">28 - Meleduni</text:p>
      <text:p text:style-name="Standard">29 - N. Dictatoris</text:p>
      <text:p text:style-name="Standard">30 - Tradita fuit papirus deffuncti magistri Jo. de Socco</text:p>
      <text:p text:style-name="Standard">31 - Ro. de Lorriaco</text:p>
      <text:p text:style-name="Standard">32 - super officio anniversariorum facta Jo. Voygnon et</text:p>
      <text:p text:style-name="Standard">33 - P. de Ogero</text:p>
      <text:p text:style-name="Standard">34 - Decano Pictavensis aliud compotum et dictum est quod magister</text:p>
      <text:p text:style-name="Standard">35 - T. de Sancto Petro</text:p>
      <text:p text:style-name="Standard">36 - Johannes Fabri intersit</text:p>
      <text:p text:style-name="Standard">37 - Ja. Cosson</text:p>
      <text:p text:style-name="Standard">38 - Jo. de Sanctis</text:p>
      <text:p text:style-name="Standard">39 - Magister Germanus Paillardi procurator et precuratoro nomine</text:p>
      <text:p text:style-name="Standard">40 - Jo. de BVartaponte</text:p>
      <text:p text:style-name="Standard">41 - magistri Petri Trousseau exposuit dominis quod de novo</text:p>
      <text:p text:style-name="Standard">42 - A. Regine</text:p>
      <text:p text:style-name="Standard">43 - ad sui noticiam pervenit quod magister Andreus grangerii</text:p>
      <text:p text:style-name="Standard">44 - G. Fedelli</text:p>
      <text:p text:style-name="Standard">45 - nuper taliter qualiter fuerat receptus ad archidiacionacio</text:p>
      <text:p text:style-name="Standard">46 - T. Hocie</text:p>
      <text:p text:style-name="Standard">47 - Brye cujus recepcioni se opposuit et opponebat / nomine</text:p>
      <text:p text:style-name="Standard">48 - G. de Porta</text:p>
      <text:p text:style-name="Standard">49 - procuratorio prefati magistri Petri Trousseau qui nuper ad dictum</text:p>
      <text:p text:style-name="Standard">50 - Ma. Reginaldi</text:p>
      <text:p text:style-name="Standard">51 - Archidiaconatum fuerat receptus prout in regestro capituli</text:p>
      <text:p text:style-name="Standard">52 - A. Grangerii</text:p>
      <text:p text:style-name="Standard">53 - latius continetur et petiit sibi ficri pablicum instrumentum</text:p>
      <text:p text:style-name="Standard">54 - Jo. de Karolay infirmus</text:p>
      <text:p text:style-name="Standard">55 - Exposito dominis per magistrum Nicolaum de Rancia ex parte</text:p>
      <text:p text:style-name="Standard">56 - domini Cancellarii quod vellet date distribuciones per vo Barre</text:p>
      <text:p text:style-name="Standard">57 - domini Rudebunt per organum domini Decani / quod adhuc nesciebat</text:p>
      <text:p text:style-name="Standard">58 - illud quod sibi fuerat injunctum scire gordetenus etc.</text:p>
      <text:p text:style-name="Standard">59 - Die veneris sequenti non fuit capitulum propter festum apeati et ome</text:p>
      <text:p text:style-name="Standard">60 - Die sabbai sequenti in jenimis t iiior ipsorum fuerunt promoti ad ordines per reverendum in xa patem</text:p>
      <text:p text:style-name="Standard"><text:soft-page-break/>61 - dominum Petrum permissione divina Parisiensi episcopum . in sua superiori et episcopali capellapariis.</text:p>
      <text:p text:style-name="Standard">62 - Andreas Clementis capellanis capellanie ad altari Sancti Ludovici in ecclesia Parisiensis / ad acolitatus ordinem</text:p>
      <text:p text:style-name="Standard">63 - v</text:p>
      <text:p text:style-name="Standard">64 - solPPetrus Charconis ecclesie Parisiensis macicotas et clericus matutinarum ad subdictonus ordinarim</text:p>
      <text:p text:style-name="Standard">65 - Symon de Carosia Clericus matutinarum ecclesie Parie ad dyaconatus ordinem</text:p>
      <text:p text:style-name="Standard">66 - Herneus Harscouet familiaris magistri Petri de Ogero canonici Parisiensis / Curatus</text:p>
      <text:p text:style-name="Standard">67 - parrochialem ecclesie de Boreto Silvanetensis diocesis ad presbyteratus ordinem.</text:p>
      <text:p text:style-name="Standard">=FRAN_0393_00331_L.jpg=</text:p>
      <text:p text:style-name="Standard">1 - xx xviii .</text:p>
      <text:p text:style-name="Standard">2 - CC</text:p>
      <text:p text:style-name="Standard">3 - 30</text:p>
      <text:p text:style-name="Standard">4 - Anno nonagesimo septimo. De lune in vigillam festi Natuvitaris domini xxiiia decembris.</text:p>
      <text:p text:style-name="Standard">5 - Capitulantibus dominis.</text:p>
      <text:p text:style-name="Standard">6 - Exposito per magistrum Adam de Sancto Amando / quod laurencius surreau francus</text:p>
      <text:p text:style-name="Standard">7 - P. Decano</text:p>
      <text:p text:style-name="Standard">8 - G. Cantore</text:p>
      <text:p text:style-name="Standard">9 - serviens ecclesie ceperat quendam pannum dineum deffuncti magistri Odardi</text:p>
      <text:p text:style-name="Standard">10 - J archidiacono Par.</text:p>
      <text:p text:style-name="Standard">11 - de Molinis / preter et contra voluntatem Symonis Fabri Grallerun</text:p>
      <text:p text:style-name="Standard">12 - Pastoureau Johannis Buletel . Johannis de Ulmo . Petri Josse. Francorum</text:p>
      <text:p text:style-name="Standard">13 - G. Archidiacono ecclesie</text:p>
      <text:p text:style-name="Standard">14 - Su fuccentore in ecclesia</text:p>
      <text:p text:style-name="Standard">15 - servientum / fuit dominis supplicatum ut dictum laurencium Compellerent</text:p>
      <text:p text:style-name="Standard">16 - L. de Mongeria</text:p>
      <text:p text:style-name="Standard">17 - ad restituendum dictum pannum / cum prater et contra voluntatem ipsorum</text:p>
      <text:p text:style-name="Standard">18 - Jo. Voygnon</text:p>
      <text:p text:style-name="Standard">19 - fuerit captus. Injunctum fuit Nicolao de Dola quod solvat dictis</text:p>
      <text:p text:style-name="Standard">20 - N. de Ordeimonte</text:p>
      <text:p text:style-name="Standard">21 - Conquerentis et nichil solvat dicto Laurencio.</text:p>
      <text:p text:style-name="Standard">22 - G. Fedelli</text:p>
      <text:p text:style-name="Standard">23 - A. Archiaidiaconus Brye</text:p>
      <text:p text:style-name="Standard">24 - Placet dominis de gracia / quod illi de Sancto Stephano de Gressibus habeant</text:p>
      <text:p text:style-name="Standard">25 - Jo. de Nully</text:p>
      <text:p text:style-name="Standard">26 - reliquias minus preciosas. Et fidejussit magister Georgiis de</text:p>
      <text:p text:style-name="Standard"><text:soft-page-break/>27 - N. de Rancia</text:p>
      <text:p text:style-name="Standard">28 - Rain.</text:p>
      <text:p text:style-name="Standard">29 - Ma. Reginaldi</text:p>
      <text:p text:style-name="Standard">30 - Ja. Cosson</text:p>
      <text:p text:style-name="Standard">31 - Expeditus est Gervasius de Thiesse usque ad beneplacitum dominorum</text:p>
      <text:p text:style-name="Standard">32 - J. de Pompodorio</text:p>
      <text:p text:style-name="Standard">33 - et donet aliod domini viderint ordinadum / et recessit sine die et</text:p>
      <text:p text:style-name="Standard">34 - N. Dictatotis</text:p>
      <text:p text:style-name="Standard">35 - termino.</text:p>
      <text:p text:style-name="Standard">36 - A Regine</text:p>
      <text:p text:style-name="Standard">37 - T. de Sancto Petro</text:p>
      <text:p text:style-name="Standard">38 - Re. de Putheolis</text:p>
      <text:p text:style-name="Standard">39 - Jo. Chanteprime</text:p>
      <text:p text:style-name="Standard">40 - Jo. de Sarraponte</text:p>
      <text:p text:style-name="Standard">41 - P. de Ogero</text:p>
      <text:p text:style-name="Standard">42 - Ro. de Lorriaco in missa</text:p>
      <text:p text:style-name="Standard">43 - Jo. Rolandi Absente pro ecclesia</text:p>
      <text:p text:style-name="Standard">44 - Jo. de Karolay infirmus.</text:p>
      <text:p text:style-name="Standard">=FRAN_0393_00332_L.jpg=</text:p>
      <text:p text:style-name="Standard">1 - G</text:p>
      <text:p text:style-name="Standard">2 - ie veneris ps festr matins dini xxviii sesto</text:p>
      <text:p text:style-name="Standard">3 - Decembris fuit capitulum extraordinarium pro infrascriptis</text:p>
      <text:p text:style-name="Standard">4 - Negociis</text:p>
      <text:p text:style-name="Standard">5 - Et privis presentibus venerandarum discrecionum unus magistris</text:p>
      <text:p text:style-name="Standard">6 - P. Decanus</text:p>
      <text:p text:style-name="Standard">7 - Johanne Picardi Johanne Jouvenel et Egidio de Grignn</text:p>
      <text:p text:style-name="Standard">8 - G. Cantor</text:p>
      <text:p text:style-name="Standard">9 - advotatis / et Eigidio Abbatis procaratore in parlamento</text:p>
      <text:p text:style-name="Standard">10 - G. Archidiaconus ecclesie</text:p>
      <text:p text:style-name="Standard">11 - .</text:p>
      <text:p text:style-name="Standard">12 - regio Parisisis</text:p>
      <text:p text:style-name="Standard">13 - An. Grangerii archidiaconus Brie</text:p>
      <text:p text:style-name="Standard">14 - B.</text:p>
      <text:p text:style-name="Standard">15 - N. de Rancia</text:p>
      <text:p text:style-name="Standard">16 - Exposito per dominum Decanum Parisiensi quod cum nuper magistro</text:p>
      <text:p text:style-name="Standard">17 - Jo. Regis</text:p>
      <text:p text:style-name="Standard"><text:soft-page-break/>18 - Ja. Cosson</text:p>
      <text:p text:style-name="Standard">19 - o de Karebart quandam domum sitam in vico predicatorum</text:p>
      <text:p text:style-name="Standard">20 - P. de Ogero</text:p>
      <text:p text:style-name="Standard">21 - Parisiensis / que solebat esse bonarum feminarum capelle deffuncti</text:p>
      <text:p text:style-name="Standard">22 - G. Fedelli</text:p>
      <text:p text:style-name="Standard">23 - Stephani Haudry et super quam officium anniversariorum ecclesie</text:p>
      <text:p text:style-name="Standard">24 - Jo. Bolandi</text:p>
      <text:p text:style-name="Standard">25 - +</text:p>
      <text:p text:style-name="Standard">26 - pecipit annuatim centum solidos parisiensi reddetus iiii</text:p>
      <text:p text:style-name="Standard">27 - Jo. de Sarraponte</text:p>
      <text:p text:style-name="Standard">28 - termians parisiensis consuetis solvendis / quam nunc obtinet dictus</text:p>
      <text:p text:style-name="Standard">29 - +</text:p>
      <text:p text:style-name="Standard">30 - L. de Mongeria</text:p>
      <text:p text:style-name="Standard">31 - magister Yvo fecisset proclamari et subhastari et intantum</text:p>
      <text:p text:style-name="Standard">32 - N. de Ordeimonte</text:p>
      <text:p text:style-name="Standard">33 - processisset quod habuerat decretum Fastalleti / Contradicens solvere de</text:p>
      <text:p text:style-name="Standard">34 - 3</text:p>
      <text:p text:style-name="Standard">35 - G. Paillardi</text:p>
      <text:p text:style-name="Standard">36 - dicto redditu eo quod domini non se opposuerant proclavacio nibus</text:p>
      <text:p text:style-name="Standard">37 - Jo. de Nullyaco</text:p>
      <text:p text:style-name="Standard">38 - 4</text:p>
      <text:p text:style-name="Standard">39 - factis ante decretum habitum / dominis asserentes decretum frandulenter</text:p>
      <text:p text:style-name="Standard">40 - R. Dangeul</text:p>
      <text:p text:style-name="Standard">41 - obtentum prout liquidius per certa pacta et convenciones inter</text:p>
      <text:p text:style-name="Standard">42 - G. de Porta</text:p>
      <text:p text:style-name="Standard">43 - capitulum et dictum magistrum prcionem et dominum Johannem Yvonis</text:p>
      <text:p text:style-name="Standard">44 - ac nonnullos alios poterat apparere Tandem dictus magister huo ut dictus redditus</text:p>
      <text:p text:style-name="Standard">45 - ssolveretur annuatim dominis et quod decretum adnullaretur petebat sibi dari quadraginta</text:p>
      <text:p text:style-name="Standard">46 - Francos poro subvencione ei facienda eo quod domum predictam melioraverat / et dictum redditum</text:p>
      <text:p text:style-name="Standard">47 - securius situatum reddiderat / prout in quadam cedula papinta ex parte ipsius dominis</text:p>
      <text:p text:style-name="Standard">48 - tradita et in capitulo potolecta lacius continebatur / petitoque peritorum tunc assistencium</text:p>
      <text:p text:style-name="Standard">49 - consilio et primo magistri Johannis Picardi Dictus magister Johannes post multa per eum</text:p>
      <text:p text:style-name="Standard">50 - allegata / consulvit quod nichil eidem magistro prevoni daretur / pro predictis Et ejus epscopionis</text:p>
      <text:p text:style-name="Standard">51 - fuerunt magistri Egidius de Grigny advotatur et Egidius Abbatis procurator in</text:p>
      <text:p text:style-name="Standard">52 - parlamento / et omnes domini Canonici crucesignati in capite / magister Johannes Jouvenel</text:p>
      <text:p text:style-name="Standard"><text:soft-page-break/>53 - consulvit / accordum teneri modo contento in dicta cedula / cujus opinionis</text:p>
      <text:p text:style-name="Standard">54 - fuerunt domini canonici in quorum capitis Margine ponitur lictera B. Ceteri domini</text:p>
      <text:p text:style-name="Standard">55 - non signati nichil dixerunt / quia non fuit eis petitum Tamen nichil fiat</text:p>
      <text:p text:style-name="Standard">56 - conclusum / quia non poterat commode concludi quousque loqutum esset cum</text:p>
      <text:p text:style-name="Standard">57 - magistro Johanne Yvonis qui in premissis racione decreti pretendebat ipsius</text:p>
      <text:p text:style-name="Standard">58 - interesse / et sibi jus quesitum esse saltim quo ad prioritatem habendam ad causam</text:p>
      <text:p text:style-name="Standard">59 - certi redditus quem annuatim percipit super dicta domo / et ad lequendum cum</text:p>
      <text:p text:style-name="Standard">60 - ex deputati sunt magistri . Nicolaus de Rancia et Archidiaconus Senonensis</text:p>
      <text:p text:style-name="Standard">=FRAN_0393_00333_L.jpg=</text:p>
      <text:p text:style-name="Standard">1 - use</text:p>
      <text:p text:style-name="Standard">2 - 309</text:p>
      <text:p text:style-name="Standard">3 - C</text:p>
      <text:p text:style-name="Standard">4 - Reverendus in Chisto pater dominus episcopus Parisiensis exposuit dominis quod deffunctus magister</text:p>
      <text:p text:style-name="Standard">5 - Eardus de Molinis daviserat ecclesie parochinis niversario. v f.</text:p>
      <text:p text:style-name="Standard">6 - Lavappter petebat</text:p>
      <text:p text:style-name="Standard">7 - quod domini duerent qualiter vellent ordinare unniversarium</text:p>
      <text:p text:style-name="Standard">8 - Item divisit pro fundacione unius capellanie unam domum / et quam tex eidem concesserat</text:p>
      <text:p text:style-name="Standard">9 - et quod ipsa capellania fundaretur de tribus missis qualibet ebdomada / quare petebat</text:p>
      <text:p text:style-name="Standard">10 - qualiter domini vellent respondere / et domini responderunt quod habitam copia clere testamenti</text:p>
      <text:p text:style-name="Standard">11 - P. deliberarent.</text:p>
      <text:p text:style-name="Standard">12 - De lausa de Balneolis nichil fuit actum quia sive arresto non poterat deliberari.</text:p>
      <text:p text:style-name="Standard">13 - Super facto Sancti Benedicti et recitatis arostlis per magistrum Radulsum de Vlivente quo</text:p>
      <text:p text:style-name="Standard">14 - ad secundum artitulum quo tanebatur de certo sigillo eis concedendo conclusit posse secure</text:p>
      <text:p text:style-name="Standard">15 - ficri datamen in dicto sigillo apponeretur hec addicio sigillum non capitulate eis de gracia</text:p>
      <text:p text:style-name="Standard">16 - per capitulum Parisiensi ordinatum. Item ad tertium articulm. Pourneu . querens qualiter</text:p>
      <text:p text:style-name="Standard">17 - Fiet provisio dixit quod addatur illa clausula / nec procuratorem constitutur . super ceteris</text:p>
      <text:p text:style-name="Standard">18 - articalis nichil addctus / sed consulcus accorditum tenrit magistro Andrea Grangerii</text:p>
      <text:p text:style-name="Standard">19 - lecte quolibet articulo segregatim contrarum consulente / propter multas raciones per eum</text:p>
      <text:p text:style-name="Standard">20 - altercatas . Cum magistro Radulfo tenuit dominus Arde Josayo cum addicionibus prefatis</text:p>
      <text:p text:style-name="Standard">21 - ichil tamen fuit Conclusum quare etc.</text:p>
      <text:p text:style-name="Standard">22 - Mno nonagesimo septimo. Die lune post festum Nativitatis domini</text:p>
      <text:p text:style-name="Standard">23 - capitulantibus dominis</text:p>
      <text:p text:style-name="Standard">24 - Et habito quodum rotulo continentes redditus terre de Cohan</text:p>
      <text:p text:style-name="Standard">25 - P. Decano</text:p>
      <text:p text:style-name="Standard">26 - et colouges in Castalania e Castellnioni supra matrvam</text:p>
      <text:p text:style-name="Standard"><text:soft-page-break/>27 - G. Cantore</text:p>
      <text:p text:style-name="Standard">28 - quam volebat vendere dominus leodegarius d'Orgessin</text:p>
      <text:p text:style-name="Standard">29 - J. Archidiacono Par.</text:p>
      <text:p text:style-name="Standard">30 - sciatur precuu pro quo intendit dare</text:p>
      <text:p text:style-name="Standard">31 - G. Archidiacono ecclesi</text:p>
      <text:p text:style-name="Standard">32 - Sy. siccentor infirmus</text:p>
      <text:p text:style-name="Standard">33 - Placet dominis quod clerici matutinarum habeant de gracia</text:p>
      <text:p text:style-name="Standard">34 - Jo. Rolandi</text:p>
      <text:p text:style-name="Standard">35 - hac vice poitinem in missa Sancti Spiritus venerande</text:p>
      <text:p text:style-name="Standard">36 - N. de Ordeimonte</text:p>
      <text:p text:style-name="Standard">37 - discrecionis viri magistri Petri de Pacyaco Decani</text:p>
      <text:p text:style-name="Standard">38 - Ro. de Lorriaco</text:p>
      <text:p text:style-name="Standard">39 - Pariensis hodie celebrata / videlicet quilibet viii deniers.</text:p>
      <text:p text:style-name="Standard">40 - P. Reginaldi</text:p>
      <text:p text:style-name="Standard">41 - L. de Mongeria</text:p>
      <text:p text:style-name="Standard">42 - Retulis mnagister Nicolaus de Rancia super responso</text:p>
      <text:p text:style-name="Standard">43 - T. de Sancto Petro</text:p>
      <text:p text:style-name="Standard">44 - obtente a domino Johanne Yvonis qro dictus dominus Johannes</text:p>
      <text:p text:style-name="Standard">45 - Ro. Dangeul</text:p>
      <text:p text:style-name="Standard">46 - dixit et rendit eidem et domino Archidiaconus Senonensis quod</text:p>
      <text:p text:style-name="Standard">47 - G. Paillardi</text:p>
      <text:p text:style-name="Standard">48 - non intendebat prejudicare dominis meis yrimo</text:p>
      <text:p text:style-name="Standard">49 - P. de Ogero</text:p>
      <text:p text:style-name="Standard">50 - quociescumque causa placitaretur si mandetur / dicet</text:p>
      <text:p text:style-name="Standard">51 - G. de Porta</text:p>
      <text:p text:style-name="Standard">52 - quod nunquam quarta proclamacio fuit facta ex parte</text:p>
      <text:p text:style-name="Standard">53 - Jo. Cosson</text:p>
      <text:p text:style-name="Standard">54 - ipsius. Et ordinatum est quod mandetur dictus dominus</text:p>
      <text:p text:style-name="Standard">55 - N. de Rancia</text:p>
      <text:p text:style-name="Standard">56 - Johannes et veniat die mercurii in capitulo.</text:p>
      <text:p text:style-name="Standard">57 - J. de Sacraponte</text:p>
      <text:p text:style-name="Standard">58 - R. de Putheolis</text:p>
      <text:p text:style-name="Standard">59 - de Karolay infirmus</text:p>
      <text:p text:style-name="Standard">60 - J. VoHun</text:p>
      <text:p text:style-name="Standard">61 - anfrnnus</text:p>
      <text:p text:style-name="Standard">=FRAN_0393_00334_L.jpg=</text:p>
      <text:p text:style-name="Standard"><text:soft-page-break/>1 - 1</text:p>
      <text:p text:style-name="Standard">2 - Placet dominis / quod magister Thomas de Sancto Petro habeat citatoruum generale et quod nunerus</text:p>
      <text:p text:style-name="Standard">3 - quatuor personarum non excedatur.</text:p>
      <text:p text:style-name="Standard">4 - Defferatur littera magistri Johannis de Karolay die mercurii proxima.</text:p>
      <text:p text:style-name="Standard">5 - Anno nonagesimo septimo. Die mercurii post gutuncisionem domini sicanda mensis</text:p>
      <text:p text:style-name="Standard">6 - januarii. Capitulantibus dominis</text:p>
      <text:p text:style-name="Standard">7 - Supplicato ex parte domini Johannis Moqueti dominis quod cum in</text:p>
      <text:p text:style-name="Standard">8 - P. Decano</text:p>
      <text:p text:style-name="Standard">9 - curia Romana licem paterntur ad causam ecclesie sue parroclalis</text:p>
      <text:p text:style-name="Standard">10 - G. Cantore</text:p>
      <text:p text:style-name="Standard">11 - de Der priaco / ad suique noticiam pervenisset / quod procurator</text:p>
      <text:p text:style-name="Standard">12 - J. Archidiacono Par.</text:p>
      <text:p text:style-name="Standard">13 - suus crat mortinis quodque habuerant senenciam in audiencia</text:p>
      <text:p text:style-name="Standard">14 - G. Archidiacono ecclesie</text:p>
      <text:p text:style-name="Standard">15 - contradictarum contra ipsum / quatinus placeret dominis ei dare licenciat</text:p>
      <text:p text:style-name="Standard">16 - Sy. Succentor infirmus</text:p>
      <text:p text:style-name="Standard">17 - eundi ad curiam Romanam pro tuicione cause sue / et quod</text:p>
      <text:p text:style-name="Standard">18 - Jo. Rolandi</text:p>
      <text:p text:style-name="Standard">19 - domini haberent eum excusatum super synodo proxima si interesse</text:p>
      <text:p text:style-name="Standard">20 - Ro. de Lorriaco</text:p>
      <text:p text:style-name="Standard">21 - non posset / nichil fuit conclusum / et ordinabitur</text:p>
      <text:p text:style-name="Standard">22 - G. Fedelli</text:p>
      <text:p text:style-name="Standard">23 - in proxima capitulo</text:p>
      <text:p text:style-name="Standard">24 - N. de Ordeimonte</text:p>
      <text:p text:style-name="Standard">25 - Jo. de Sarraponte</text:p>
      <text:p text:style-name="Standard">26 - Eadem die Aleirus Cachemaree hostiarius parlamenti</text:p>
      <text:p text:style-name="Standard">27 - Ro. Dangeul</text:p>
      <text:p text:style-name="Standard">28 - vitute quarundam licterarum sub forma casus novitatis impectarum</text:p>
      <text:p text:style-name="Standard">29 - R. de Putheolis</text:p>
      <text:p text:style-name="Standard">30 - per dominum episcopum Parisiensem contra Decanum et capitulum ad causam</text:p>
      <text:p text:style-name="Standard">31 - L. de Mongeria</text:p>
      <text:p text:style-name="Standard">32 - luminaris ecclesie / adjornavit dominos et fuit et Rusum</text:p>
      <text:p text:style-name="Standard">33 - Jo. Voygnon</text:p>
      <text:p text:style-name="Standard">34 - quod domini migerent ad diem.</text:p>
      <text:p text:style-name="Standard">35 - G. de Porta</text:p>
      <text:p text:style-name="Standard"><text:soft-page-break/>36 - Deputati sunt ad visitandum domum quam legavit deffunctus</text:p>
      <text:p text:style-name="Standard">37 - J. de Pompodorio infirmus</text:p>
      <text:p text:style-name="Standard">38 - dominus Odardus de Molinis Canonicus Parisichis</text:p>
      <text:p text:style-name="Standard">39 - Jo. de Karolay infirmus</text:p>
      <text:p text:style-name="Standard">40 - profundacione unius capellanie domini et magistri Johannes</text:p>
      <text:p text:style-name="Standard">41 - Rolandi et dominus Archidiaconis Parsinsis vocatis magistro</text:p>
      <text:p text:style-name="Standard">42 - Raymundo / et aliis juratis et deputatis ecclesie.</text:p>
      <text:p text:style-name="Standard">43 - Concessa est lictera magistri Johannis de Karelay super duplo Sancti Yvonis que lecta ffuit in</text:p>
      <text:p text:style-name="Standard">44 - capitulo et fiat alia quod in casu quo ipse vel successoris sui poterunt nobitassig</text:p>
      <text:p text:style-name="Standard">45 - Decem libras admortizatis quod contenti erimus pro dicto solemni duplo.</text:p>
      <text:p text:style-name="Standard">46 - Domini sunt parati acceptare legatum deffuncti magistri Odardi de Molins et facere unum</text:p>
      <text:p text:style-name="Standard">47 - annueifarium falempne / secundum quod in allis est fiere solitum.</text:p>
      <text:p text:style-name="Standard">=FRAN_0393_00335_L.jpg=</text:p>
      <text:p text:style-name="Standard">1 - Capitulantibus dominis.</text:p>
      <text:p text:style-name="Standard">2 - Placent dominis quod dominus Johannes de Cuirgiaco habeat distributionis</text:p>
      <text:p text:style-name="Standard">3 - P. Decano</text:p>
      <text:p text:style-name="Standard">4 - G. Cantore</text:p>
      <text:p text:style-name="Standard">5 - consuetas procurtom de savitatem super infirmtate qua demetum</text:p>
      <text:p text:style-name="Standard">6 - J. Archidiacono Parr.</text:p>
      <text:p text:style-name="Standard">7 - uusque ad beneplacitum dominorume</text:p>
      <text:p text:style-name="Standard">8 - G. Archidiacono ecclesie</text:p>
      <text:p text:style-name="Standard">9 - Eidem die fuerunt admissi ad serviendum pauperibus in domo Dei</text:p>
      <text:p text:style-name="Standard">10 - N. de Ordeimonte</text:p>
      <text:p text:style-name="Standard">11 - Parisiensis / ad annum probacionis et induci more solito</text:p>
      <text:p text:style-name="Standard">12 - N. Dictatont</text:p>
      <text:p text:style-name="Standard">13 - R. Dangeul</text:p>
      <text:p text:style-name="Standard">14 - T. Houcie</text:p>
      <text:p text:style-name="Standard">15 - L. de Mongeria</text:p>
      <text:p text:style-name="Standard">16 - Placet dominis quod dominus Jo. Moqueti Badat ad curram rona</text:p>
      <text:p text:style-name="Standard">17 - Jo. Voygnon</text:p>
      <text:p text:style-name="Standard">18 - pro deffensione cause sue / dumtanen infra Pascha vel ticius</text:p>
      <text:p text:style-name="Standard">19 - Ro. de Lorriao</text:p>
      <text:p text:style-name="Standard">20 - si possit revectatur</text:p>
      <text:p text:style-name="Standard">21 - M. Reginaldi</text:p>
      <text:p text:style-name="Standard">22 - R. de Puthealis</text:p>
      <text:p text:style-name="Standard">23 - Doror Yresabellis la Maupetite de domo Dei Parisiensis</text:p>
      <text:p text:style-name="Standard"><text:soft-page-break/>24 - J. de Sarraponte</text:p>
      <text:p text:style-name="Standard">25 - fecit vota paupertatis et castitatis</text:p>
      <text:p text:style-name="Standard">26 - J. de Pompodorio infirmus</text:p>
      <text:p text:style-name="Standard">27 - Jo. de Karolay infirmus.</text:p>
      <text:p text:style-name="Standard">28 - Ad audiendum compota domini Ro. de Bailleux horarum</text:p>
      <text:p text:style-name="Standard">29 - officiarii / loco magistri Jo. Rolandi deputatus est</text:p>
      <text:p text:style-name="Standard">30 - magister Philbertus de Salione.</text:p>
      <text:p text:style-name="Standard">31 - Prr facto de Viryaco loquatur magister Petrus de Ogero cum procuratore regio et cnsilio</text:p>
      <text:p text:style-name="Standard">32 - et strbat dominus R. de Baileux procurator capituli / quod faciat infirmacionem.</text:p>
      <text:p text:style-name="Standard">33 - Guillelmus Baugis et Guillelmus Pastorelli Portarii Claustri et Franci servientes</text:p>
      <text:p text:style-name="Standard">34 - consieutis et agnoscentes se racione officii dicte porte ad custodiendum hostium capituli</text:p>
      <text:p text:style-name="Standard">35 - quociens et quamdiu domini capitulabunt supplicaverunt dominis ut cum custodi</text:p>
      <text:p text:style-name="Standard">36 - actis domini d</text:p>
      <text:p text:style-name="Standard">37 - dicti hoseii vacare non possent quod domini de gracia ad dictam custodiam reciperent</text:p>
      <text:p text:style-name="Standard">38 - Johannem Patevestre / assecentes ipsum fort probteram virum / Quibus</text:p>
      <text:p text:style-name="Standard">39 - gracia dictum patenostre receperunt per iculis tamen simptibus $d et expensis</text:p>
      <text:p text:style-name="Standard">40 - dictorum poctariorum et juravit in forma solita</text:p>
      <text:p text:style-name="Standard">41 - Dominus Archidiaconus Parisiensis fecit rapportum super domo deffuncti magister</text:p>
      <text:p text:style-name="Standard">42 - Eardi de Molinis versus portam de Calinis enichil fuit conclusum</text:p>
      <text:p text:style-name="Standard">=FRAN_0393_00336_L.jpg=</text:p>
      <text:p text:style-name="Standard">1 - 2</text:p>
      <text:p text:style-name="Standard">2 - Co ionagerio septimo. Die</text:p>
      <text:p text:style-name="Standard">3 - P. Decano</text:p>
      <text:p text:style-name="Standard">4 - cu dominus Guillelmus probihenns Autisiodorensis docesis juntpias</text:p>
      <text:p text:style-name="Standard">5 - G. Cantore</text:p>
      <text:p text:style-name="Standard">6 - J. Archidiacono Prper dominum Johannem Coriptelli capicerium ex parte domini episcopis</text:p>
      <text:p text:style-name="Standard">7 - Parisiensi et jurquit in forma ad subcapioeriatum</text:p>
      <text:p text:style-name="Standard">8 - G. archidiacono ecclesie</text:p>
      <text:p text:style-name="Standard">9 - ecclesie Parisiensi</text:p>
      <text:p text:style-name="Standard">10 - P. Succentore in ecclesia</text:p>
      <text:p text:style-name="Standard">11 - L. de Mongeria ur Tubi</text:p>
      <text:p text:style-name="Standard">12 - Jo. de Pompodorio</text:p>
      <text:p text:style-name="Standard">13 - Placet dominis quod Agnes dieble elargiatur acartibus</text:p>
      <text:p text:style-name="Standard">14 - R. de Putheolis</text:p>
      <text:p text:style-name="Standard">15 - usque ad viiiide. dumtamen prestet caucionem sufficientem</text:p>
      <text:p text:style-name="Standard">16 - G. Fidelli</text:p>
      <text:p text:style-name="Standard"><text:soft-page-break/>17 - ffaciat camerarius clericus informacionem super</text:p>
      <text:p text:style-name="Standard">18 - J. de Sarraponte</text:p>
      <text:p text:style-name="Standard">19 - supplicacione sua.</text:p>
      <text:p text:style-name="Standard">20 - Ma. Reginaldi</text:p>
      <text:p text:style-name="Standard">21 - N. Dictatoris</text:p>
      <text:p text:style-name="Standard">22 - De Panifice / placet dominis quod faciat pane capitularem</text:p>
      <text:p text:style-name="Standard">23 - Jo. Voygnon</text:p>
      <text:p text:style-name="Standard">24 - Liricantus / pro sex decim solidorum parisiensiem Iti quod debtat</text:p>
      <text:p text:style-name="Standard">25 - G. de Prebita</text:p>
      <text:p text:style-name="Standard">26 - facere faciat bonum panem et boni ponderis et</text:p>
      <text:p text:style-name="Standard">27 - Ro. de Lorriaco</text:p>
      <text:p text:style-name="Standard">28 - quod minstrator panis qualibet eldomada penderet</text:p>
      <text:p text:style-name="Standard">29 - Jo. Rolandi</text:p>
      <text:p text:style-name="Standard">30 - bis vel ter pancii predictum.</text:p>
      <text:p text:style-name="Standard">31 - Jo. de Kaulay infirmus</text:p>
      <text:p text:style-name="Standard">32 - De canonicis Sancti Benedci ad martius post Brandones</text:p>
      <text:p text:style-name="Standard">33 - ex officio in statu cum magistro Johanne Giardi procuratore</text:p>
      <text:p text:style-name="Standard">34 - Reo</text:p>
      <text:p text:style-name="Standard">35 - Placet dominis quam Johannes Cleau et Maria ejus uxor recipiantur in dome Dei</text:p>
      <text:p text:style-name="Standard">36 - Parisiensis mediante C. librarum ter. quas eidem domui erogare volunt unatum</text:p>
      <text:p text:style-name="Standard">37 - omnibus bonis suis.</text:p>
      <text:p text:style-name="Standard">38 - Anno predicto. Die mercurii post festum Epiphie ix mensis juniarii capitulantibus</text:p>
      <text:p text:style-name="Standard">39 - dominis.</text:p>
      <text:p text:style-name="Standard">40 - Grana pertinencia ad officium cimem apud Sygnoles et</text:p>
      <text:p text:style-name="Standard">41 - P. Decano</text:p>
      <text:p text:style-name="Standard">42 - Gayencourt vendantur</text:p>
      <text:p text:style-name="Standard">43 - G. Cantore</text:p>
      <text:p text:style-name="Standard">44 - J. Archidiacono Par.</text:p>
      <text:p text:style-name="Standard">45 - Placet dominis quod dominus Eustachius Vacherii Canonicus</text:p>
      <text:p text:style-name="Standard">46 - G. archidiacono ecclesie</text:p>
      <text:p text:style-name="Standard">47 - Sepulcri vadat ad turiam emanam et loco ipsius</text:p>
      <text:p text:style-name="Standard">48 - Sy. Succentor in ecclesia</text:p>
      <text:p text:style-name="Standard">49 - presentavit pro servicio dominum Johannem Petrs qui juravit</text:p>
      <text:p text:style-name="Standard">50 - L. de Mongeria</text:p>
      <text:p text:style-name="Standard">51 - in forma</text:p>
      <text:p text:style-name="Standard">52 - J. de Pompedorio</text:p>
      <text:p text:style-name="Standard"><text:soft-page-break/>53 - J. de Carraponte</text:p>
      <text:p text:style-name="Standard">54 - Super cula testimenti deffuncti magistri Cardi de Molinis</text:p>
      <text:p text:style-name="Standard">55 - R. de Lorriacio</text:p>
      <text:p text:style-name="Standard">56 - loquente de fundacio ne vnius capellanie deputati sunt</text:p>
      <text:p text:style-name="Standard">57 - A. Regine</text:p>
      <text:p text:style-name="Standard">58 - ad eundem erga executores ipsius pro voluntate ipso</text:p>
      <text:p text:style-name="Standard">59 - G. Fedelli</text:p>
      <text:p text:style-name="Standard">60 - scienda qualiter intendunt fundare dictam capellaniam</text:p>
      <text:p text:style-name="Standard">61 - Jo. Rolandi</text:p>
      <text:p text:style-name="Standard">62 - magistri Ro. de Lorriaco et Jo. Rolandi et postea domini</text:p>
      <text:p text:style-name="Standard">63 - N. dictatis</text:p>
      <text:p text:style-name="Standard">64 - ordinabunt super decreto incerponendo.</text:p>
      <text:p text:style-name="Standard">65 - Jo. Voygnon</text:p>
      <text:p text:style-name="Standard">66 - Et acceptaverunt domini aliam Clausam in qua legavis</text:p>
      <text:p text:style-name="Standard">67 - G. de Porta tarde</text:p>
      <text:p text:style-name="Standard">68 - dictus deffunctus ecclesie Qvingentos Frantis pro uno</text:p>
      <text:p text:style-name="Standard">69 - P. de Ogero tardissime</text:p>
      <text:p text:style-name="Standard">70 - milesario.</text:p>
      <text:p text:style-name="Standard">71 - T. de Pathealis ibste pro ecclesia</text:p>
      <text:p text:style-name="Standard">72 - s</text:p>
      <text:p text:style-name="Standard">=FRAN_0393_00337_L.jpg=</text:p>
      <text:p text:style-name="Standard">1 - De domino Gtillelmo Auffart solvat medietatem emende infra dominicam in Ranuspalia</text:p>
      <text:p text:style-name="Standard">2 - et usque trunc sispendantur sine et si bonam vitam duxerit domini ei malius facient.</text:p>
      <text:p text:style-name="Standard">3 - Placet dominis quod illis de Balneolis quictetur emende pri tepse preterito et de cetero</text:p>
      <text:p text:style-name="Standard">4 - ibunt ad torcular et consencient in requestis palacii et quod dominus Arcpdiacovus</text:p>
      <text:p text:style-name="Standard">5 - de Josays asserens audacier eis premisse</text:p>
      <text:p text:style-name="Standard">6 - Anno nonagesimo septino. Die veneris post epiplinum Domini xia mensis</text:p>
      <text:p text:style-name="Standard">7 - januarii. Capitulantibus dominis.</text:p>
      <text:p text:style-name="Standard">8 - De domino Petro Tournant capellanio in ecclesia Par.n</text:p>
      <text:p text:style-name="Standard">9 - suspendatur monitorium usque ad beneplacitum</text:p>
      <text:p text:style-name="Standard">10 - P. Decano</text:p>
      <text:p text:style-name="Standard">11 - no</text:p>
      <text:p text:style-name="Standard">12 - G. Cantore</text:p>
      <text:p text:style-name="Standard">13 - J. Archidiacono Par.</text:p>
      <text:p text:style-name="Standard">14 - G. Archidiacono ecclesie</text:p>
      <text:p text:style-name="Standard">15 - Placet dominis quod dominus hibertus Berengarii presbtr</text:p>
      <text:p text:style-name="Standard"><text:soft-page-break/>16 - ccentor in ecclesia.</text:p>
      <text:p text:style-name="Standard">17 - Clericus matutinarum faciat servacium pro domino Johanne</text:p>
      <text:p text:style-name="Standard">18 - J. de Barripente</text:p>
      <text:p text:style-name="Standard">19 - de Cersyaco canonico Sancti Dyonisii de Passu</text:p>
      <text:p text:style-name="Standard">20 - G. Fedelli</text:p>
      <text:p text:style-name="Standard">21 - et quod aliquis si repperiri possint faciat fervici</text:p>
      <text:p text:style-name="Standard">22 - Jo. Rolandi</text:p>
      <text:p text:style-name="Standard">23 - pro dicto domino Hebecto.</text:p>
      <text:p text:style-name="Standard">24 - L. de Mongeria</text:p>
      <text:p text:style-name="Standard">25 - Ro. de Lorriaco</text:p>
      <text:p text:style-name="Standard">26 - Placet dominis quod Johannes Chaudelier habeat</text:p>
      <text:p text:style-name="Standard">27 - N. Dictatoris</text:p>
      <text:p text:style-name="Standard">28 - officium geole et carterum capituli vacantes per</text:p>
      <text:p text:style-name="Standard">29 - J. de Pompedorio</text:p>
      <text:p text:style-name="Standard">30 - obitum deffuncti Johannis Preffroy a</text:p>
      <text:p text:style-name="Standard">31 - Challemaine nullis contra dicente / quamdiu</text:p>
      <text:p text:style-name="Standard">32 - N. de Ordeimonte</text:p>
      <text:p text:style-name="Standard">33 - eorum fuerit voluntatis.</text:p>
      <text:p text:style-name="Standard">34 - G. de Potra</text:p>
      <text:p text:style-name="Standard">35 - Et quod patenostre custos hostii capitularis</text:p>
      <text:p text:style-name="Standard">36 - Jo. Voygnon elsto pro ecclesia</text:p>
      <text:p text:style-name="Standard">37 - habt officium de Chacetrile.</text:p>
      <text:p text:style-name="Standard">38 - Jo. de Karolay infirmus</text:p>
      <text:p text:style-name="Standard">39 - N. Reginaldi</text:p>
      <text:p text:style-name="Standard">40 - Facta relacione per magistrum Ro. de Lorriaco qui</text:p>
      <text:p text:style-name="Standard">41 - et de Putreodis asi pro ecclesia</text:p>
      <text:p text:style-name="Standard">42 - alias fuerat commissus loqui cum domino episcopo Pa.</text:p>
      <text:p text:style-name="Standard">43 - de Moluni</text:p>
      <text:p text:style-name="Standard">44 - pro cleris testmenti deffuncti magistri Odat</text:p>
      <text:p text:style-name="Standard">45 - et ecclesia</text:p>
      <text:p text:style-name="Standard">46 - et eciam prolice inter ipsum dominu</text:p>
      <text:p text:style-name="Standard">47 - exequia</text:p>
      <text:p text:style-name="Standard">48 - mota in casu novitatis racione lunmnar</text:p>
      <text:p text:style-name="Standard">49 - daciensis mencionem</text:p>
      <text:p text:style-name="Standard">50 - factarum in ecclesia quo ad clarusam</text:p>
      <text:p text:style-name="Standard">51 - se onerate de fundaton</text:p>
      <text:p text:style-name="Standard"><text:soft-page-break/>52 - de capellania domini mei nolueri</text:p>
      <text:p text:style-name="Standard">53 - Sed bene placet eis ponere decretum / dum tamen executores</text:p>
      <text:p text:style-name="Standard">54 - recompensent ecclesiam pro distribuciones et denanis</text:p>
      <text:p text:style-name="Standard">55 - quas capellans in ea instituendus et de nove</text:p>
      <text:p text:style-name="Standard">56 - Greaudus poterit percipere.</text:p>
      <text:p text:style-name="Standard">57 - Item je laisse a l'eglise a Nostre Dame de Perie V fr pour la fondacion de mon anniersarie Et supli</text:p>
      <text:p text:style-name="Standard">58 - a messeigneurs dozen et chapitre que ile les vueillent accpter</text:p>
      <text:p text:style-name="Standard">59 - Item je ordonné une chappelle estre frudée de treis messes la sepmaine en l'eglise de Paris de ma mesor</text:p>
      <text:p text:style-name="Standard">60 - de la porte du chaume qui est admortié en partie e le demoux soit admorti a mes despens et se elle</text:p>
      <text:p text:style-name="Standard">61 - ne souffist ad ce le demourn soit prie sur mes biens / et se il e samble nulleur a mes executeurs</text:p>
      <text:p text:style-name="Standard">62 - soit le bur la dite maison pour faie la dite fundacion</text:p>
      <text:p text:style-name="Standard">=FRAN_0393_00338_L.jpg=</text:p>
      <text:p text:style-name="Standard">1 - Anno nonagesimo septimo. Die lune post octabas festi Eppanine ejusdem domini</text:p>
      <text:p text:style-name="Standard">2 - xiiiita mensis januarii. Capitulantibus dominis</text:p>
      <text:p text:style-name="Standard">3 - P. Decano</text:p>
      <text:p text:style-name="Standard">4 - Johannes Chaudelier prestitit juramentum racione officii</text:p>
      <text:p text:style-name="Standard">5 - G. Cantore</text:p>
      <text:p text:style-name="Standard">6 - gcolarie capituli / ei collati per obitum Johannis Preffion alias</text:p>
      <text:p text:style-name="Standard">7 - J. Archidiacono Par.</text:p>
      <text:p text:style-name="Standard">8 - G. Archidiacono ecclesie</text:p>
      <text:p text:style-name="Standard">9 - Thallemaine / et Johannes Patevostre prestitit juramentum</text:p>
      <text:p text:style-name="Standard">10 - Sy. succentor in ecclesia</text:p>
      <text:p text:style-name="Standard">11 - racione officii de Chassetruye / in formam consueta.</text:p>
      <text:p text:style-name="Standard">12 - J. de Pompodorio</text:p>
      <text:p text:style-name="Standard">13 - L. de Mongeria</text:p>
      <text:p text:style-name="Standard">14 - De Panifice voluit se obligare pro pane capitulari</text:p>
      <text:p text:style-name="Standard">15 - Jo. Rolandi</text:p>
      <text:p text:style-name="Standard">16 - faciendo / quocieuscunque defficiet in pondere debito</text:p>
      <text:p text:style-name="Standard">17 - J. de Sarraponte</text:p>
      <text:p text:style-name="Standard">18 - solvet unum Francum pro quolibet deffectu pondis</text:p>
      <text:p text:style-name="Standard">19 - N. de Ordeimonte</text:p>
      <text:p text:style-name="Standard">20 - etc. et temptetur cum illa que fecit panem des</text:p>
      <text:p text:style-name="Standard">21 - M. Reginaldi</text:p>
      <text:p text:style-name="Standard">22 - E.</text:p>
      <text:p text:style-name="Standard">23 - N. Dictatoris</text:p>
      <text:p text:style-name="Standard"><text:soft-page-break/>24 - G. Fedelli</text:p>
      <text:p text:style-name="Standard">25 - Sint crastina die in palacio post prandium pro collacione</text:p>
      <text:p text:style-name="Standard">26 - G. de Porta</text:p>
      <text:p text:style-name="Standard">27 - habenda super facto de Balneolis / domini et magistri P.</text:p>
      <text:p text:style-name="Standard">28 - Ro. de Lorriaco</text:p>
      <text:p text:style-name="Standard">29 - Decanus. Ro. de Lorriaco . Jo. de Pompedorio Jo. Rolandi</text:p>
      <text:p text:style-name="Standard">30 - Ro. de Putheolis</text:p>
      <text:p text:style-name="Standard">31 - N. de Rancia et P. de Ogero.</text:p>
      <text:p text:style-name="Standard">32 - T. Hocie tarde</text:p>
      <text:p text:style-name="Standard">33 - N. de Rancia Tardins</text:p>
      <text:p text:style-name="Standard">34 - Retulit dominus Cantor quod quinque canonici Sancti Johannis Rotundi</text:p>
      <text:p text:style-name="Standard">35 - P. de Ogero cardissime</text:p>
      <text:p text:style-name="Standard">36 - quilibet in suo turno facere volunt servicium pro domino</text:p>
      <text:p text:style-name="Standard">37 - J. de Karolay infirmus</text:p>
      <text:p text:style-name="Standard">38 - Johanne de Averisyaco dumcm per officiarium eis</text:p>
      <text:p text:style-name="Standard">39 - Jo. Voygnon absente pro ecclesia</text:p>
      <text:p text:style-name="Standard">40 - satiffiac de Salario.</text:p>
      <text:p text:style-name="Standard">41 - Placet dominis quod pervus de Barra habeat merellos matutinales / et reddat</text:p>
      <text:p text:style-name="Standard">42 - infra festum Pasche illud quod debet aAlioquim nullum commodum reportabit de dictis</text:p>
      <text:p text:style-name="Standard">43 - merellis quos percipiet dominus Dyonisius de Courson vel unus alter</text:p>
      <text:p text:style-name="Standard">44 - Defundacione capellanie deffuncti magistri Odardi de Molinis domini Nolunt se onerare de</text:p>
      <text:p text:style-name="Standard">45 - presenti et differatur responsio facienda executoribus.</text:p>
      <text:p text:style-name="Standard">46 - Placet dominis quod temptetur cum herede deffuncti domini archidiaconi Brye quantum valet terra</text:p>
      <text:p text:style-name="Standard">47 - quam vult vendere ad verum et scita veritate domini ordinabunt super ea</text:p>
      <text:p text:style-name="Standard">48 - emenda vel non.</text:p>
      <text:p text:style-name="Standard">=FRAN_0393_00339_L.jpg=</text:p>
      <text:p text:style-name="Standard">1 - Anno nonagesimo deptimo . Die mercurii posterim exiphie domini xvita mensis januarii</text:p>
      <text:p text:style-name="Standard">2 - capitulantibus dominis.</text:p>
      <text:p text:style-name="Standard">3 - Placet dominis quod de cetero dominus Cantor non installet</text:p>
      <text:p text:style-name="Standard">4 - P. Decano absente pro ecclesia</text:p>
      <text:p text:style-name="Standard">5 - aliquos receptos et recipiendum ad beneficia dominorum</text:p>
      <text:p text:style-name="Standard">6 - G. Cantore</text:p>
      <text:p text:style-name="Standard">7 - Decani et capituli sive lictera capitulari sigillo sigillata</text:p>
      <text:p text:style-name="Standard">8 - G. Archidiacono ecclesie</text:p>
      <text:p text:style-name="Standard">9 - Placet dominis quod dominus Johannes de Cuvriziaco possit facere</text:p>
      <text:p text:style-name="Standard"><text:soft-page-break/>10 - Sy. succentor in ecclesia</text:p>
      <text:p text:style-name="Standard">11 - R. de Putheolis</text:p>
      <text:p text:style-name="Standard">12 - celebrari coram ipso in domo sua / quam inhabitat ic</text:p>
      <text:p text:style-name="Standard">13 - Claustro inquantum possunt et debent.</text:p>
      <text:p text:style-name="Standard">14 - J. de Sarraponte</text:p>
      <text:p text:style-name="Standard">15 - N. Dictatoris</text:p>
      <text:p text:style-name="Standard">16 - De facto Garnoti Davery nichil fuit Conclusum.</text:p>
      <text:p text:style-name="Standard">17 - L. de Mongeria</text:p>
      <text:p text:style-name="Standard">18 - N. de Ordeimonte</text:p>
      <text:p text:style-name="Standard">19 - G. de Pocta</text:p>
      <text:p text:style-name="Standard">20 - G. Fedelli</text:p>
      <text:p text:style-name="Standard">21 - A. Regine</text:p>
      <text:p text:style-name="Standard">22 - Jo. de Pompodorio</text:p>
      <text:p text:style-name="Standard">23 - T. Hocie</text:p>
      <text:p text:style-name="Standard">24 - Ph. de Salione</text:p>
      <text:p text:style-name="Standard">25 - M. Reginaldi</text:p>
      <text:p text:style-name="Standard">26 - R. de Lorria in palacio</text:p>
      <text:p text:style-name="Standard">27 - J. de Karolay infirmo</text:p>
      <text:p text:style-name="Standard">28 - Anno predicto. Die veneris sequenti xviiia mensis januarii. capitulantibus dominis</text:p>
      <text:p text:style-name="Standard">29 - P. Decano</text:p>
      <text:p text:style-name="Standard">30 - Exposito per dominum Decanum quod executores testi seu ultimo</text:p>
      <text:p text:style-name="Standard">31 - J. archidiacono Par.</text:p>
      <text:p text:style-name="Standard">32 - voluntatis deffuncti domini G. de Molinis super fundacione</text:p>
      <text:p text:style-name="Standard">33 - G. Archidiacono ecclesie</text:p>
      <text:p text:style-name="Standard">34 - capellanie quam ordinaverat faudari in ecclesia volebant</text:p>
      <text:p text:style-name="Standard">35 - sin ea instituendo</text:p>
      <text:p text:style-name="Standard">36 - Sy. succentor in ecclesia</text:p>
      <text:p text:style-name="Standard">37 - dictam capellaniam fundari / ita quod caplalul</text:p>
      <text:p text:style-name="Standard">38 - Ro. de Lorriaco</text:p>
      <text:p text:style-name="Standard">39 - eet revocalilis ad nutum et tradere ii scuta auri</text:p>
      <text:p text:style-name="Standard">40 - Re. de Putheolis</text:p>
      <text:p text:style-name="Standard">41 - cum omnibus ornamentis neccessariis capellanie pro prima vica</text:p>
      <text:p text:style-name="Standard">42 - N. Dicatoris</text:p>
      <text:p text:style-name="Standard">43 - pro dicta fundacione / dumtamen Robino Clerico dicti deffuncti</text:p>
      <text:p text:style-name="Standard">44 - conferietur pro primavice dicta capellania et assignarentur ei</text:p>
      <text:p text:style-name="Standard">45 - Jo. Rolandi</text:p>
      <text:p text:style-name="Standard"><text:soft-page-break/>46 - J. de Sarraponte</text:p>
      <text:p text:style-name="Standard">47 - annuatim xxiiiior lbrum parisiense domini nichil concluserunt</text:p>
      <text:p text:style-name="Standard">48 - N. de Ordeimonte</text:p>
      <text:p text:style-name="Standard">49 - sed crastina die de dicto negocio et aliis ordinabitur</text:p>
      <text:p text:style-name="Standard">50 - L. de Mongeria</text:p>
      <text:p text:style-name="Standard">51 - T. Hocie</text:p>
      <text:p text:style-name="Standard">52 - Placet dominis quod baillivo Rothomagensi mittantur spcres.</text:p>
      <text:p text:style-name="Standard">53 - Ph. de Salione</text:p>
      <text:p text:style-name="Standard">54 - Dicat dominus Stephanus de Capella Camerario Layco quod faciat</text:p>
      <text:p text:style-name="Standard">55 - Jo. de Sanctis</text:p>
      <text:p text:style-name="Standard">56 - adjornari coram eo majorem de Castaneyo super eo quod</text:p>
      <text:p text:style-name="Standard">57 - J. de Karolay infiramo</text:p>
      <text:p text:style-name="Standard">58 - officiam matorie negligenter exercet.</text:p>
      <text:p text:style-name="Standard">59 - Incersint crastina die octava hora domini in capitulo / et loquatur de pr ane capitulari</text:p>
      <text:p text:style-name="Standard">=FRAN_0393_00340_L.jpg=</text:p>
      <text:p text:style-name="Standard">1 - Anno nonagesimo ceptumo . Die Sucri post festi veati Mainalleis xixa mesis</text:p>
      <text:p text:style-name="Standard">2 - Januarii. Capitulantibus dominis</text:p>
      <text:p text:style-name="Standard">3 - P. Decano</text:p>
      <text:p text:style-name="Standard">4 - Petrus de Berrucau Corfissus fuit tenusse firmam</text:p>
      <text:p text:style-name="Standard">5 - G. Cantore</text:p>
      <text:p text:style-name="Standard">6 - de Soignoles a dominis ab Anno Nonagesimo secando per</text:p>
      <text:p text:style-name="Standard">7 - J. Archidiacono Par</text:p>
      <text:p text:style-name="Standard">8 - quinque annos continuos ad firmam terum modiorum cum</text:p>
      <text:p text:style-name="Standard">9 - G. Archidiacono ecclesie</text:p>
      <text:p text:style-name="Standard">10 - demidio bladi Ita quod tenebatur solvere omnes Chargias</text:p>
      <text:p text:style-name="Standard">11 - A. Archidiacono Brye</text:p>
      <text:p text:style-name="Standard">12 - et quod quolibet anno dicti temporis solvit domine Abbatisse</text:p>
      <text:p text:style-name="Standard">13 - Jo. Rolandi</text:p>
      <text:p text:style-name="Standard">14 - de edim xxti solidous quos dicta abbissa annuatim</text:p>
      <text:p text:style-name="Standard">15 - H. Blanchet</text:p>
      <text:p text:style-name="Standard">16 - percipit super dicta firma et tunc domini papum summalivunt</text:p>
      <text:p text:style-name="Standard">17 - Ro. de Lorria</text:p>
      <text:p text:style-name="Standard">18 - ut eos redderet indempnes . Presentibus Gervasio Tyhesse</text:p>
      <text:p text:style-name="Standard">19 - Jo. de Pompodorio</text:p>
      <text:p text:style-name="Standard">20 - et domino Stephano de Capella officiarii Camere</text:p>
      <text:p text:style-name="Standard">21 - P. de Oger</text:p>
      <text:p text:style-name="Standard"><text:soft-page-break/>22 - J. de Mellyaco</text:p>
      <text:p text:style-name="Standard">23 - Placet dominis quod Gervasius Thiesse per modum</text:p>
      <text:p text:style-name="Standard">24 - M. Reginaldi</text:p>
      <text:p text:style-name="Standard">25 - expedientes recipiatur et sit de choro et pannis</text:p>
      <text:p text:style-name="Standard">26 - Jo. de Sarraponte</text:p>
      <text:p text:style-name="Standard">27 - ecclesie voclicius subdiacionorum deserviant</text:p>
      <text:p text:style-name="Standard">28 - T. de Sancto Petro</text:p>
      <text:p text:style-name="Standard">29 - N. de Ordeimonte</text:p>
      <text:p text:style-name="Standard">30 - Super facto de Christolio tradantur articuli titulus accordum</text:p>
      <text:p text:style-name="Standard">31 - de Mongeria</text:p>
      <text:p text:style-name="Standard">32 - dicte cause magistro Andrei gragerii qui in dicta causa</text:p>
      <text:p text:style-name="Standard">33 - studeat et cefferat diligenter.</text:p>
      <text:p text:style-name="Standard">34 - P</text:p>
      <text:p text:style-name="Standard">35 - De capellania magistri Odardi de Molinis major pers dominorum Conclusit duo mille scuta</text:p>
      <text:p text:style-name="Standard">36 - recipi ab executoribus testamenti dicti deffuncti et onerari ecclesiam de tribus missis qualibet ebdomanda</text:p>
      <text:p text:style-name="Standard">37 - pro anima dicti deffuncti celebrandis / dumtamen dicti executores vilint exnunc capitulum overat</text:p>
      <text:p text:style-name="Standard">38 - dictis tribus missis absque quod alicui teneantur concedere pro dictis mosissis celebrandis</text:p>
      <text:p text:style-name="Standard">39 - certam pecune summam sid prout dominis iclius videbitur ipsas celebrari facient.</text:p>
      <text:p text:style-name="Standard">40 - Anno predicto die lunc in vigilia festi Beati Vincencii martis xxita mensis januarii</text:p>
      <text:p text:style-name="Standard">41 - Capitulatis</text:p>
      <text:p text:style-name="Standard">42 - Dicatur illis de Sancto Mederico quod domini die veneris ibunt</text:p>
      <text:p text:style-name="Standard">43 - P. Decano</text:p>
      <text:p text:style-name="Standard">44 - ad ecclesiam pro visitacione facienda.</text:p>
      <text:p text:style-name="Standard">45 - G. Cantore</text:p>
      <text:p text:style-name="Standard">46 - J. archidiacono Pa.</text:p>
      <text:p text:style-name="Standard">47 - Placet dominis quod pannetarius qui alias fecit panem</text:p>
      <text:p text:style-name="Standard">48 - G. Archidiacono ecclesie</text:p>
      <text:p text:style-name="Standard">49 - capituli / faciat ipsum dumtamen bonum et competentes faciat</text:p>
      <text:p text:style-name="Standard">50 - Sy. Succentore in ecclesie</text:p>
      <text:p text:style-name="Standard">51 - et quod sit de legitane pondere / et si sit deffectus pre</text:p>
      <text:p text:style-name="Standard">52 - Jo. Voygne</text:p>
      <text:p text:style-name="Standard">53 - quo libet deffecta in pondere solvet unum francum</text:p>
      <text:p text:style-name="Standard">54 - J. de Pompodorio</text:p>
      <text:p text:style-name="Standard">55 - Dumtamen non sit panis de riva.</text:p>
      <text:p text:style-name="Standard">56 - L. de Mongeria</text:p>
      <text:p text:style-name="Standard"><text:soft-page-break/>57 - J. de Sarraponte</text:p>
      <text:p text:style-name="Standard">58 - Dati sunt comissarii ad audiendum compota domini Johannis</text:p>
      <text:p text:style-name="Standard">59 - Jo. Rolandi</text:p>
      <text:p text:style-name="Standard">60 - habere officiarii annilesirio domini Hugo Blanchet</text:p>
      <text:p text:style-name="Standard">61 - G. Pullart</text:p>
      <text:p text:style-name="Standard">62 - Arclidiaconus Senonensis et Ro. de Lorriao eJo.</text:p>
      <text:p text:style-name="Standard">63 - . Regine</text:p>
      <text:p text:style-name="Standard">64 - R. de Putheol</text:p>
      <text:p text:style-name="Standard">65 - Rolandi</text:p>
      <text:p text:style-name="Standard">66 - Ro. de Lorriaco</text:p>
      <text:p text:style-name="Standard">67 - su</text:p>
      <text:p text:style-name="Standard">68 - G. Fedelli</text:p>
      <text:p text:style-name="Standard">69 - J. Dictatis</text:p>
      <text:p text:style-name="Standard">70 - P. de Salione N. de Ordemonte</text:p>
      <text:p text:style-name="Standard">71 - G. Reginaldi</text:p>
      <text:p text:style-name="Standard">72 - Ja Cobus Cosson tarde</text:p>
      <text:p text:style-name="Standard">73 - o</text:p>
      <text:p text:style-name="Standard">74 - G. de Forta</text:p>
      <text:p text:style-name="Standard">75 - P. Plaoul</text:p>
      <text:p text:style-name="Standard">=FRAN_0393_00341_L.jpg=</text:p>
      <text:p text:style-name="Standard">1 - 1</text:p>
      <text:p text:style-name="Standard">2 - xliii</text:p>
      <text:p text:style-name="Standard">3 - Placet dominis quictatii Garnotum Davery de arreragiis hredditus in quo tengtur ecclesie non</text:p>
      <text:p text:style-name="Standard">4 - de dictu redditu dumtamin alii creditores consenciant ad quigandum ipsum et de hoc constet</text:p>
      <text:p text:style-name="Standard">5 - ac eciam si religionem prositeatur e ep</text:p>
      <text:p text:style-name="Standard">6 - pes</text:p>
      <text:p text:style-name="Standard">7 - Dominus isa eto car leLiaille vicarius in ecclesia sum pontdois recunciante htoattrie Par.</text:p>
      <text:p text:style-name="Standard">8 - et vccarie Sancti Medericus et exunt superlicium eegagravit emedam pro deffectibus per eum</text:p>
      <text:p text:style-name="Standard">9 - perpetratis et Psacet dominisi surat habitum usque ad ditur venus a differatur negoca</text:p>
      <text:p text:style-name="Standard">10 - eunde usque ad dictam dicus set intersiv domini ds e Ragiar ito degeto. J. de</text:p>
      <text:p text:style-name="Standard">11 - nullyaco J. Grangerii et Radulsuci se ulxonte c tran d</text:p>
      <text:p text:style-name="Standard">12 - m</text:p>
      <text:p text:style-name="Standard">13 - mon q dti or d g</text:p>
      <text:p text:style-name="Standard">14 - oa lom ltagn d e</text:p>
      <text:p text:style-name="Standard">15 - domino drn vn nocd at</text:p>
      <text:p text:style-name="Standard">16 - l oi da</text:p>
      <text:p text:style-name="Standard"><text:soft-page-break/>17 - Anno nonagesimo deptimo. Die mercurii post festum Bentri martiii et xxiii</text:p>
      <text:p text:style-name="Standard">18 - mensis januarii. Capitulantibus dominis et c eosi l. ci</text:p>
      <text:p text:style-name="Standard">19 - a Johanni Hays</text:p>
      <text:p text:style-name="Standard">20 - P. Decano</text:p>
      <text:p text:style-name="Standard">21 - Injunctum fuit dominis Johanne</text:p>
      <text:p text:style-name="Standard">22 - nove hac</text:p>
      <text:p text:style-name="Standard">23 - G. Cantore</text:p>
      <text:p text:style-name="Standard">24 - officii</text:p>
      <text:p text:style-name="Standard">25 - et Stephano Johannis quod sint huromd</text:p>
      <text:p text:style-name="Standard">26 - J. archidiacono Par.</text:p>
      <text:p text:style-name="Standard">27 - die pro facienda collacione compoicions</text:p>
      <text:p text:style-name="Standard">28 - G. Archidiacono ecclesie</text:p>
      <text:p text:style-name="Standard">29 - 1</text:p>
      <text:p text:style-name="Standard">30 - anniversariorum factas per deffunctum magistram</text:p>
      <text:p text:style-name="Standard">31 - Sy. succentor in ecclesia</text:p>
      <text:p text:style-name="Standard">32 - Johne de Socoi qui ali tradita fuerant magistris</text:p>
      <text:p text:style-name="Standard">33 - Jo. Voygnon</text:p>
      <text:p text:style-name="Standard">34 - Voygnon et Guillelmo Feydelli.</text:p>
      <text:p text:style-name="Standard">35 - L. de Mongeria</text:p>
      <text:p text:style-name="Standard">36 - 4</text:p>
      <text:p text:style-name="Standard">37 - Jo. de Pompodorio</text:p>
      <text:p text:style-name="Standard">38 - preterquam de deputandis</text:p>
      <text:p text:style-name="Standard">39 - Jo. de Sarraponte</text:p>
      <text:p text:style-name="Standard">40 - Nichil aliud actum est</text:p>
      <text:p text:style-name="Standard">41 - super audicione</text:p>
      <text:p text:style-name="Standard">42 - Jo. Rolandi</text:p>
      <text:p text:style-name="Standard">43 - tribus vel quatuor commissariis</text:p>
      <text:p text:style-name="Standard">44 - R. de Lorriaco</text:p>
      <text:p text:style-name="Standard">45 - compotorum ecclesie . Sed nichil fuit conclusum.</text:p>
      <text:p text:style-name="Standard">46 - G. de Porta</text:p>
      <text:p text:style-name="Standard">47 - Ma. Reginaldi</text:p>
      <text:p text:style-name="Standard">48 - Re. de Putheolis</text:p>
      <text:p text:style-name="Standard">49 - N. Dictatoris</text:p>
      <text:p text:style-name="Standard">50 - G. Fedelli</text:p>
      <text:p text:style-name="Standard">51 - A. Regine.</text:p>
      <text:p text:style-name="Standard">52 - J. de Karolay Reffimo</text:p>
      <text:p text:style-name="Standard"><text:soft-page-break/>=FRAN_0393_00342_L.jpg=</text:p>
      <text:p text:style-name="Standard">1 - e veneris sequentes non fuit et capitulum propter festum convversionis dancti Pauli</text:p>
      <text:p text:style-name="Standard">2 - sed dominuis in revestiario congrregatis / fuerunt Phhanite quedam licttere tenoris</text:p>
      <text:p text:style-name="Standard">3 - subsequentis</text:p>
      <text:p text:style-name="Standard">4 - De par le Roy.</text:p>
      <text:p text:style-name="Standard">5 - Chiers et bien amez vocis sanez comment ce doloieus scisme atr sjonguement</text:p>
      <text:p text:style-name="Standard">6 - dure en enostre mere Saincte Eglise eet pour ceque selon Dieu nous sommes</text:p>
      <text:p text:style-name="Standard">7 - tenus et astiains de enquerir et poursuivre / Lumoi et pariy de l'eglise</text:p>
      <text:p text:style-name="Standard">8 - et ainsi lont tousjours fait nos bons predecesseurs dont Dieux ait</text:p>
      <text:p text:style-name="Standard">9 - les amés nous feismes pieça assembler a Paris les prelas de nostre</text:p>
      <text:p text:style-name="Standard">10 - royaume / et autres gracias clers et devotes personnes / pour avoir advis</text:p>
      <text:p text:style-name="Standard">11 - et deliberacion avec eulz par quelle maniere on pourroit oster le dit stisme</text:p>
      <text:p text:style-name="Standard">12 - et mettre vivion en nostre mere saincte Eglise Par le conseil desquelx et</text:p>
      <text:p text:style-name="Standard">13 - aussi par l'oppinion de nostre tres chire et bien amée fille l'université de Paris</text:p>
      <text:p text:style-name="Standard">14 - en laquelle a moult de notables Clers / trouvasmes que par nulle vohe</text:p>
      <text:p text:style-name="Standard">15 - n'est possible de oster et effacier du tout le dampnable estandre qui est</text:p>
      <text:p text:style-name="Standard">16 - aujourduy en l'eglise se ce n'est par la renonciacion de nostre saint Pe</text:p>
      <text:p text:style-name="Standard">17 - t de livroux qui est a romme. Et aprés ce que / nous eusmes ohe l'oppriiion</text:p>
      <text:p text:style-name="Standard">18 - des dessusnommez nous meismes $noste oncore la chose en deliberacion en</text:p>
      <text:p text:style-name="Standard">19 - nostre presente presens aussi noz oucles et fiere et pluseurs autres grans seigneurs</text:p>
      <text:p text:style-name="Standard">20 - de nostre sant et autres notables personnes de nostre conseil et de nostre royaume</text:p>
      <text:p text:style-name="Standard">21 - lesquelz farent tous de celle mesme opinion. Et aussi furent tous</text:p>
      <text:p text:style-name="Standard">22 - les cardinaulz du Saint college excepté un ou deux / Et le dirent</text:p>
      <text:p text:style-name="Standard">23 - a noz oncles les ducs de Reny et de Bourgoingne et a nostre frerele</text:p>
      <text:p text:style-name="Standard">24 - dat d'Orliens que envoiez avions par devers nostre saint Pere pour lui supplier</text:p>
      <text:p text:style-name="Standard">25 - humblement / que pour l'onneur de Dieu et la paix de trestronte / il voulsit</text:p>
      <text:p text:style-name="Standard">26 - accepter ladicte voye. Et depuis ont prins ceste mesme opio ecclision</text:p>
      <text:p text:style-name="Standard">27 - les roys d'Angletere de Navarre de Castelle et d'escosse le commun de genues</text:p>
      <text:p text:style-name="Standard">28 - deflorence et pluseurs autres parties de cresciente. Et pourré que nostre saint</text:p>
      <text:p text:style-name="Standard">29 - pere n'avoulu accepter la dite voye / ila commancie a promouvoir ceulx</text:p>
      <text:p text:style-name="Standard">30 - qui ont ensuy son oppinion aux prelatures de nostre royaume / et s'il</text:p>
      <text:p text:style-name="Standard">31 - continoit a cefaire / ce sseroit empeschrer du tout licvion de nostre mere</text:p>
      <text:p text:style-name="Standard">32 - Saincte Eglise / car par l'affection Naturele que chascun a a estre pour meu</text:p>
      <text:p text:style-name="Standard">33 - plusieurs changeront leur bonne et fancte opinion / de comme ja aucuns ont</text:p>
      <text:p text:style-name="Standard">34 - fait qui estoient de l'opinon dessus dicte / et par la promocion qu'ilz ont eue</text:p>
      <text:p text:style-name="Standard">35 - fesont muez au contraire / Et pour ce avons deliberé de non recevoir ne</text:p>
      <text:p text:style-name="Standard"><text:soft-page-break/>36 - souffrir estre receu durant le dit stismne / aucun aux prelatures de nostre royaume</text:p>
      <text:p text:style-name="Standard">37 - dil n'est esleu ou postule ainsi comme de droit doit estre fait / ou se ce ne sont</text:p>
      <text:p text:style-name="Standard">38 - aucunes notables personnabes / convenables pour ladicte Viion pour qui nous escrisent</text:p>
      <text:p text:style-name="Standard">39 - et ainsi lavons nagueres escript a nostre Saint Pere / et au funnt college des</text:p>
      <text:p text:style-name="Standard">40 - cardinaulz / et aussi le vous faisons savoir. Et vous prions et requerons</text:p>
      <text:p text:style-name="Standard">41 - que nullement ne vueilliez faire le contraire / car ce pourroit estre</text:p>
      <text:p text:style-name="Standard">42 - la perpetuacion du dit scisimne comme vous povez assez considerer. / Et se</text:p>
      <text:p text:style-name="Standard">43 - aucun vous estoit envoié pour estre vostre prelat par autre voye que dit est</text:p>
      <text:p text:style-name="Standard">44 - si le nous faictes incontinent savoir defin que nous y pourvoyons ainsi</text:p>
      <text:p text:style-name="Standard">45 - qu'il appartendra / pour le bien desdictes paix et Vivon de nostre noste saincte</text:p>
      <text:p text:style-name="Standard">46 - eglisie. Donné a Parisis le xxviiie jour doctrbre.</text:p>
      <text:p text:style-name="Standard">47 - Barrau.</text:p>
      <text:p text:style-name="Standard">48 - Charles</text:p>
      <text:p text:style-name="Standard">=FRAN_0393_00343_L.jpg=</text:p>
      <text:p text:style-name="Standard">1 - xl iii°</text:p>
      <text:p text:style-name="Standard">2 - Anno nonagesimo septimo. Die lune post festo Roverisionis Sancti Sauli xxviia miis januarii</text:p>
      <text:p text:style-name="Standard">3 - capitulantibus dominis</text:p>
      <text:p text:style-name="Standard">4 - De promotore ad causam execucionis deffuncti domini Olmerii</text:p>
      <text:p text:style-name="Standard">5 - P. Decanus infirmus</text:p>
      <text:p text:style-name="Standard">6 - est terminus</text:p>
      <text:p text:style-name="Standard">7 - G. Cantor</text:p>
      <text:p text:style-name="Standard">8 - Royzandi quondam Canonici Sepulcri prolongatu</text:p>
      <text:p text:style-name="Standard">9 - J. archidiacono Par.</text:p>
      <text:p text:style-name="Standard">10 - usque ad festum Pasche / et reddant interim compotum domini</text:p>
      <text:p text:style-name="Standard">11 - G. archidiacono ecclesie</text:p>
      <text:p text:style-name="Standard">12 - Jo. Natalis et Herveus Solvenis coram magistro Johanne</text:p>
      <text:p text:style-name="Standard">13 - deffnmma Jo. de Bocce</text:p>
      <text:p text:style-name="Standard">14 - Sy. succentor in ecclesia</text:p>
      <text:p text:style-name="Standard">15 - Fabro commissario</text:p>
      <text:p text:style-name="Standard">16 - J. de Pompodorio</text:p>
      <text:p text:style-name="Standard">17 - Placet dominis quod xlta solidis redditus acquisiti in terra ecclesie</text:p>
      <text:p text:style-name="Standard">18 - Re. de Putheolis</text:p>
      <text:p text:style-name="Standard">19 - capiantur viginti pro admortizacione aliorum xx</text:p>
      <text:p text:style-name="Standard">20 - J. de Sarraponte</text:p>
      <text:p text:style-name="Standard">21 - Ro. de Lorriaco</text:p>
      <text:p text:style-name="Standard">22 - Ita quod primo $ domini capiant xva s.</text:p>
      <text:p text:style-name="Standard"><text:soft-page-break/>23 - N. de Ordeimonte</text:p>
      <text:p text:style-name="Standard">24 - G. Redelli</text:p>
      <text:p text:style-name="Standard">25 - Matheus Grom hHodie in capitulo exposuit dominis quod in terera</text:p>
      <text:p text:style-name="Standard">26 - Ma. Reginaldi</text:p>
      <text:p text:style-name="Standard">27 - dominorum apud Orlyacum tenebat duo arpenta terre duppu</text:p>
      <text:p text:style-name="Standard">28 - Jo. Voygnon</text:p>
      <text:p text:style-name="Standard">29 - dominis / quod cum renunciare se offerret cum effectu / quatinus</text:p>
      <text:p text:style-name="Standard">30 - Jo. Rolandi</text:p>
      <text:p text:style-name="Standard">31 - dictam renunciacionem vellent admictere / et concluserunt domini</text:p>
      <text:p text:style-name="Standard">32 - N. Dictatoris</text:p>
      <text:p text:style-name="Standard">33 - pro tradat in scriptis dictas terras et confroutaciois et se informet</text:p>
      <text:p text:style-name="Standard">34 - L. de Mongeria</text:p>
      <text:p text:style-name="Standard">35 - prepositus prebendarius de Orlyaco de Orlyaco de dicta terra</text:p>
      <text:p text:style-name="Standard">36 - N. de Rancia</text:p>
      <text:p text:style-name="Standard">37 - et loquatur cum officiariis interim / que duo arpenta declarcunt</text:p>
      <text:p text:style-name="Standard">38 - A. de Murolio</text:p>
      <text:p text:style-name="Standard">39 - modo contento in quadam cedula papirea cujus tenor</text:p>
      <text:p text:style-name="Standard">40 - sequitur.</text:p>
      <text:p text:style-name="Standard">41 - Pilieo de Salione</text:p>
      <text:p text:style-name="Standard">42 - J. de Karolay infimo</text:p>
      <text:p text:style-name="Standard">43 - Pictavenisi quod compotus domin</text:p>
      <text:p text:style-name="Standard">44 - G. Fedelli Decanu</text:p>
      <text:p text:style-name="Standard">45 - Retulerunt magister</text:p>
      <text:p text:style-name="Standard">46 - est in bona ordinacione / et cum aliis adjunctus intersitur magisteri</text:p>
      <text:p text:style-name="Standard">47 - Johannis Hay</text:p>
      <text:p text:style-name="Standard">48 - Johannes de Sarraponte</text:p>
      <text:p text:style-name="Standard">49 - er processu agitato coram camerario laico contra</text:p>
      <text:p text:style-name="Standard">50 - De Maceoto ladent in causa emer</text:p>
      <text:p text:style-name="Standard">51 - deffunctum Stephanum Britonis / retulit magister Nicolaus de Rancia deputatus</text:p>
      <text:p text:style-name="Standard">52 - statum processus tredens sentenciam camerarii et</text:p>
      <text:p text:style-name="Standard">53 - ad visitandum dictum processum</text:p>
      <text:p text:style-name="Standard">54 - processum temerarum et quod hoc dixerat camerario laico / quapropter bonum erat quod</text:p>
      <text:p text:style-name="Standard">55 - dictus Camerarius videret dictum processum ut videat deffectum suum.</text:p>
      <text:p text:style-name="Standard">=FRAN_0393_00344_L.jpg=</text:p>
      <text:p text:style-name="Standard">1 - 2</text:p>
      <text:p text:style-name="Standard">2 - Anno Nongesimo veptimo . Die mercuri cost festum Convrsinis janni Purli e xxii</text:p>
      <text:p text:style-name="Standard"><text:soft-page-break/>3 - mensis Jureuarii. Capitulantibus dominis.</text:p>
      <text:p text:style-name="Standard">4 - P. Decano</text:p>
      <text:p text:style-name="Standard">5 - Defferat Gervasius Thiesse nomina clericorum matutinalium</text:p>
      <text:p text:style-name="Standard">6 - G. Cantore</text:p>
      <text:p text:style-name="Standard">7 - et deinde si numerus non sit completus / domini ordinabunt.</text:p>
      <text:p text:style-name="Standard">8 - J. archidiacono Par.</text:p>
      <text:p text:style-name="Standard">9 - G. Archidiacono ecclesie</text:p>
      <text:p text:style-name="Standard">10 - Adjuncti sunt cum deputatis ad concludendum compota</text:p>
      <text:p text:style-name="Standard">11 - L. de Mongeria</text:p>
      <text:p text:style-name="Standard">12 - G. Blanchet</text:p>
      <text:p text:style-name="Standard">13 - domini Stephani Johannis domini Archidiaconus Parisiensis</text:p>
      <text:p text:style-name="Standard">14 - Na. Reginaldi</text:p>
      <text:p text:style-name="Standard">15 - G. de Porta et L. de Mongeria</text:p>
      <text:p text:style-name="Standard">16 - G. Fedelli</text:p>
      <text:p text:style-name="Standard">17 - T. de Sancto Petro</text:p>
      <text:p text:style-name="Standard">18 - Defferat die lune in capitulo Dominus Johannes Hays</text:p>
      <text:p text:style-name="Standard">19 - N. Dictatoris</text:p>
      <text:p text:style-name="Standard">20 - officiarius annilerisariorum declaracionem omnium pertinencium</text:p>
      <text:p text:style-name="Standard">21 - Jo. de Pompodorio</text:p>
      <text:p text:style-name="Standard">22 - ad domum de Phrepstolio / et quod fiat bona distinctio cujuslibet</text:p>
      <text:p text:style-name="Standard">23 - Jo. Voygnon</text:p>
      <text:p text:style-name="Standard">24 - rei ad dictam domum pertinencies et ponantur confrontaciones.</text:p>
      <text:p text:style-name="Standard">25 - T. Hocie</text:p>
      <text:p text:style-name="Standard">26 - J. de Sarraponte</text:p>
      <text:p text:style-name="Standard">27 - A. de Murolio</text:p>
      <text:p text:style-name="Standard">28 - G. de Porta</text:p>
      <text:p text:style-name="Standard">29 - Jo. Rolandi</text:p>
      <text:p text:style-name="Standard">30 - Dy. Succentor in ecclesia</text:p>
      <text:p text:style-name="Standard">31 - Ro. de Lorriaco</text:p>
      <text:p text:style-name="Standard">32 - de Karolay inisimo</text:p>
      <text:p text:style-name="Standard">33 - Anno predicto. Die veneris in digilia festi Pucificacionis prima mensis</text:p>
      <text:p text:style-name="Standard">34 - Rebruarri. Capitulantibus dominis</text:p>
      <text:p text:style-name="Standard">35 - P. Decano appcio ecclesia</text:p>
      <text:p text:style-name="Standard">36 - G. Cantore</text:p>
      <text:p text:style-name="Standard">37 - J. Archidiacono</text:p>
      <text:p text:style-name="Standard">38 - G. Archidiacono ecclesie</text:p>
      <text:p text:style-name="Standard"><text:soft-page-break/>39 - Expedite fuerunt ters supplicaciones et</text:p>
      <text:p text:style-name="Standard">40 - Sy. succentor in ecclesia</text:p>
      <text:p text:style-name="Standard">41 - Jo. de Pongodorio</text:p>
      <text:p text:style-name="Standard">42 - Archil aliud fuit actum.</text:p>
      <text:p text:style-name="Standard">43 - N. Ducatoris</text:p>
      <text:p text:style-name="Standard">44 - Ro. de Lorriaco</text:p>
      <text:p text:style-name="Standard">45 - L. de Mongeria</text:p>
      <text:p text:style-name="Standard">46 - G. de Pocta</text:p>
      <text:p text:style-name="Standard">47 - Avillardus de Marolio</text:p>
      <text:p text:style-name="Standard">48 - T. Hocie</text:p>
      <text:p text:style-name="Standard">49 - N. de Ordeimonte</text:p>
      <text:p text:style-name="Standard">50 - G. Redelli</text:p>
      <text:p text:style-name="Standard">51 - Ma. Reginaldi</text:p>
      <text:p text:style-name="Standard">52 - Jo. Voygnon</text:p>
      <text:p text:style-name="Standard">53 - A. Regine</text:p>
      <text:p text:style-name="Standard">54 - G. de Albyaco</text:p>
      <text:p text:style-name="Standard">55 - J. de Karolay infirmo</text:p>
      <text:p text:style-name="Standard">=FRAN_0393_00345_L.jpg=</text:p>
      <text:p text:style-name="Standard">1 - lii</text:p>
      <text:p text:style-name="Standard">2 - 321</text:p>
      <text:p text:style-name="Standard">3 - Anno Nongesimo septimo Die lune post festo Praifconis iiiia mensiso Rebruarii</text:p>
      <text:p text:style-name="Standard">4 - Capitulantibus dominis</text:p>
      <text:p text:style-name="Standard">5 - P. Decano</text:p>
      <text:p text:style-name="Standard">6 - Venerabilis vir magister Andreas Grangerii fecit relacionem suam</text:p>
      <text:p text:style-name="Standard">7 - G. Cantore</text:p>
      <text:p text:style-name="Standard">8 - A. Archidiacono Brie</text:p>
      <text:p text:style-name="Standard">9 - super facto de Castolio / sed nichil fuit conclusum.</text:p>
      <text:p text:style-name="Standard">10 - Jo. Rollandi</text:p>
      <text:p text:style-name="Standard">11 - H. Blanchet</text:p>
      <text:p text:style-name="Standard">12 - Ro. de Lorriaco</text:p>
      <text:p text:style-name="Standard">13 - Nichil alud actum est in istro capitulo quia relacio predicta</text:p>
      <text:p text:style-name="Standard">14 - Jo. de Pompodori</text:p>
      <text:p text:style-name="Standard">15 - fuit minis pro lixa</text:p>
      <text:p text:style-name="Standard">16 - L. de Mongeria</text:p>
      <text:p text:style-name="Standard">17 - Jo. Voygnon</text:p>
      <text:p text:style-name="Standard">18 - Ph. de Dalione</text:p>
      <text:p text:style-name="Standard"><text:soft-page-break/>19 - G. Fedelli</text:p>
      <text:p text:style-name="Standard">20 - N. de Ordeimonte</text:p>
      <text:p text:style-name="Standard">21 - Jo. de Karolay infirmus</text:p>
      <text:p text:style-name="Standard">22 - Anno predicto die mecturii sequenti vita mensis februarii. Capitulantibus dominis</text:p>
      <text:p text:style-name="Standard">23 - P. Decano</text:p>
      <text:p text:style-name="Standard">24 - dupersedeat Guillelmus Cassoti ab exactione cccesie</text:p>
      <text:p text:style-name="Standard">25 - seitorum povreto et</text:p>
      <text:p text:style-name="Standard">26 - G. Cantore</text:p>
      <text:p text:style-name="Standard">27 - fectuum per eum factorum</text:p>
      <text:p text:style-name="Standard">28 - et novem denarios par. per eum noisi</text:p>
      <text:p text:style-name="Standard">29 - Sy. succentore in ecclesia</text:p>
      <text:p text:style-name="Standard">30 - aliis pulsatoribus raci</text:p>
      <text:p text:style-name="Standard">31 - L. de Mongeria</text:p>
      <text:p text:style-name="Standard">32 - et perpetratorum . Ded nichil eis quictabitur</text:p>
      <text:p text:style-name="Standard">33 - Jo. de Pompodorio</text:p>
      <text:p text:style-name="Standard">34 - N. Dictatoris</text:p>
      <text:p text:style-name="Standard">35 - Furm</text:p>
      <text:p text:style-name="Standard">36 - De magistro Hugone Blanchet placet dominis</text:p>
      <text:p text:style-name="Standard">37 - Jo. Rolandi</text:p>
      <text:p text:style-name="Standard">38 - quod tradatur sibi domus de Ces</text:p>
      <text:p text:style-name="Standard">39 - Jo. Hue</text:p>
      <text:p text:style-name="Standard">40 - in eo stata quo nunc stat et repperet proat sibi</text:p>
      <text:p text:style-name="Standard">41 - atori</text:p>
      <text:p text:style-name="Standard">42 - A. Regine</text:p>
      <text:p text:style-name="Standard">43 - ensis ad ipsam domum.</text:p>
      <text:p text:style-name="Standard">44 - videbitur bonum et ponantur in licteram</text:p>
      <text:p text:style-name="Standard">45 - G. de Pocta</text:p>
      <text:p text:style-name="Standard">46 - repparaciontes per declaraciones</text:p>
      <text:p text:style-name="Standard">47 - A. de Murolio</text:p>
      <text:p text:style-name="Standard">48 - T. Hocie</text:p>
      <text:p text:style-name="Standard">49 - Roquatur cum magistro Johanne Munerii de Camera</text:p>
      <text:p text:style-name="Standard">50 - G. Dedelli</text:p>
      <text:p text:style-name="Standard">51 - compotorum domini nostri regis quod sibi placeat intende</text:p>
      <text:p text:style-name="Standard">52 - M. Reginaldi</text:p>
      <text:p text:style-name="Standard">53 - circa factum compotorum officiariorum ecclesie.</text:p>
      <text:p text:style-name="Standard">54 - R. de Putheolis</text:p>
      <text:p text:style-name="Standard"><text:soft-page-break/>55 - Ph. de Salione</text:p>
      <text:p text:style-name="Standard">56 - Veniat consilium capituli / pro causis de Balveolis</text:p>
      <text:p text:style-name="Standard">57 - Jo. Voygnon</text:p>
      <text:p text:style-name="Standard">58 - Cristolio et aliis causas die dulta proxima inter</text:p>
      <text:p text:style-name="Standard">59 - Ro. de Lorriaco</text:p>
      <text:p text:style-name="Standard">60 - Septimam et octavam horam.</text:p>
      <text:p text:style-name="Standard">61 - P. de Ordeimonte</text:p>
      <text:p text:style-name="Standard">62 - de Karolay infirmo</text:p>
      <text:p text:style-name="Standard">63 - Facta relacione per magistrum Johannem Voygnon canonicum arisinis</text:p>
      <text:p text:style-name="Standard">64 - uper facto domini Roberti Boulengerii capellani Sancti Mederici</text:p>
      <text:p text:style-name="Standard">65 - Deliberatum est quod queratur uiis qui poterit servire</text:p>
      <text:p text:style-name="Standard">66 - beneficio suo et loquatur cum illo quem perocassit dictus</text:p>
      <text:p text:style-name="Standard">67 - Robertus in ecclesia Sancti Mederici usque ad sanguis effusionem</text:p>
      <text:p text:style-name="Standard">68 - et deinde domini ordinabunt</text:p>
      <text:p text:style-name="Standard">69 - Denare Ggirruin a vendre di a appoctere sa requeste</text:p>
      <text:p text:style-name="Standard">70 - pestunt</text:p>
      <text:p text:style-name="Standard">=FRAN_0393_00346_L.jpg=</text:p>
      <text:p text:style-name="Standard">1 - Anno nomgesimo sceptimo. De benis post festum Purficacionis Beate Marie Virginis.</text:p>
      <text:p text:style-name="Standard">2 - viiia mensis rebruarii. Capitulantibus dominis.</text:p>
      <text:p text:style-name="Standard">3 - P. Decano</text:p>
      <text:p text:style-name="Standard">4 - Soror Coleta la frere de domo Dei Parsiensis fuit velata</text:p>
      <text:p text:style-name="Standard">5 - G. Cantore</text:p>
      <text:p text:style-name="Standard">6 - et habet annum probacionis ad faciendum vota.</text:p>
      <text:p text:style-name="Standard">7 - J. Archidiacono Par.</text:p>
      <text:p text:style-name="Standard">8 - G. archidiacono ecclesie</text:p>
      <text:p text:style-name="Standard">9 - Henricus Grlant presentavit prmagistrum yvonem Grlant</text:p>
      <text:p text:style-name="Standard">10 - Sy. succentor in ecclesia</text:p>
      <text:p text:style-name="Standard">11 - bachalarium in legibus filium suum studendum Aurelianis ad</text:p>
      <text:p text:style-name="Standard">12 - Ro. de Lorriaco</text:p>
      <text:p text:style-name="Standard">13 - capellaniam perpetuam ad altare beatorum Johannis Baptiste / et him ecclesia</text:p>
      <text:p text:style-name="Standard">14 - J. de Sanctis</text:p>
      <text:p text:style-name="Standard">15 - Sepulcri per dictum Henricum patrem suum fundatam vacantes</text:p>
      <text:p text:style-name="Standard">16 - T. de Sancto Petro</text:p>
      <text:p text:style-name="Standard">17 - per obitum domini Johannis Parvi et fuit collata ipsa capellania</text:p>
      <text:p text:style-name="Standard">18 - N. Dictatoris</text:p>
      <text:p text:style-name="Standard">19 - dicto magistro Yyvoni in personam domini Jacobi Piperis presbyteri</text:p>
      <text:p text:style-name="Standard"><text:soft-page-break/>20 - Jo. de Pompodorio</text:p>
      <text:p text:style-name="Standard">21 - L. de Mongeria</text:p>
      <text:p text:style-name="Standard">22 - procuratoris sui ad hoc sufficienter fundati prout per litteras procuratorias</text:p>
      <text:p text:style-name="Standard">23 - Jo. Voygnon</text:p>
      <text:p text:style-name="Standard">24 - Aurelianis sub anno presenti et die vicesima octava mensis</text:p>
      <text:p text:style-name="Standard">25 - Januarii / per magistrum Johannem Comberti Clericum</text:p>
      <text:p text:style-name="Standard">26 - Jo. Rolandi</text:p>
      <text:p text:style-name="Standard">27 - Jo. Chanteprime</text:p>
      <text:p text:style-name="Standard">28 - Aurelianensis pullicum auctoritate apostolica / ac universitatis venerabilis</text:p>
      <text:p text:style-name="Standard">29 - R. de Putheolis</text:p>
      <text:p text:style-name="Standard">30 - studii Aurclianensis notarium / cenfectas signatas et subscriptas</text:p>
      <text:p text:style-name="Standard">31 - A. Regine</text:p>
      <text:p text:style-name="Standard">32 - legitime constitit / nomine procuratorio ipsius et pro ipso qui</text:p>
      <text:p text:style-name="Standard">33 - N. de Rancia</text:p>
      <text:p text:style-name="Standard">34 - Juravit in forma.</text:p>
      <text:p text:style-name="Standard">35 - N. de Ordeimonte</text:p>
      <text:p text:style-name="Standard">36 - A. de Murolio</text:p>
      <text:p text:style-name="Standard">37 - Veniat magister Nicolaus Sellarii die lune proxima in</text:p>
      <text:p text:style-name="Standard">38 - H. Blanchet.</text:p>
      <text:p text:style-name="Standard">39 - capitulo ut loquatur cum eo super facto excecucionis deffunct</text:p>
      <text:p text:style-name="Standard">40 - G. de Porta</text:p>
      <text:p text:style-name="Standard">41 - domini Rigardi de Duroforti quondam archidiaconus Parisiensis</text:p>
      <text:p text:style-name="Standard">42 - G. Fedelli</text:p>
      <text:p text:style-name="Standard">43 - M. Reginaldi</text:p>
      <text:p text:style-name="Standard">44 - Solvant matricularii Sancti Mederici decem libras</text:p>
      <text:p text:style-name="Standard">45 - P. de Ogero tarde venit</text:p>
      <text:p text:style-name="Standard">46 - pro reconciliacione ecclesie Sancti Mederici facta propter</text:p>
      <text:p text:style-name="Standard">47 - de Karolay infirmo</text:p>
      <text:p text:style-name="Standard">48 - polucionem quam incurrerat raciont injectionis</text:p>
      <text:p text:style-name="Standard">49 - temeriarie facte per magistrum Robertum Bolengarii</text:p>
      <text:p text:style-name="Standard">50 - Capellanum Sancti Mederici in quendam vocatum</text:p>
      <text:p text:style-name="Standard">51 - dominum Almarricum Maninart vicarium dicte ecclesie</text:p>
      <text:p text:style-name="Standard">52 - Sancti Mederici usque ad nommodicam sanguaris</text:p>
      <text:p text:style-name="Standard">53 - effusioriem et deinde si requirant dominos domini</text:p>
      <text:p text:style-name="Standard">54 - ordinabunt super gracia eis facienda.</text:p>
      <text:p text:style-name="Standard">55 - Tradat dominus Robertus estat vicarius ad maius altare Sancti Mederici et</text:p>
      <text:p text:style-name="Standard"><text:soft-page-break/>56 - distributor merellorum comunitatis ejusdem ecclesie / iiiior lb. xii. s. p. matiriculariis</text:p>
      <text:p text:style-name="Standard">57 - Sancti Mederici / quos debebat idem distributor prefato magistro Roberto Boulengerii</text:p>
      <text:p text:style-name="Standard">58 - pro termino nativitatis domini ultimo preterito et satisfacionem frater dicti magistri Roberti</text:p>
      <text:p text:style-name="Standard">59 - de missis celebratis per eundem dominum Robertum estat pro dicto magistro Roberer</text:p>
      <text:p text:style-name="Standard">=FRAN_0393_00347_L.jpg=</text:p>
      <text:p text:style-name="Standard">1 - iliiiii vi</text:p>
      <text:p text:style-name="Standard">2 - Ae dominica post octabas Purificacionis beate Marie Viuginis xia mensis februarii</text:p>
      <text:p text:style-name="Standard">3 - Capitulantibus dominis.</text:p>
      <text:p text:style-name="Standard">4 - P. Decano</text:p>
      <text:p text:style-name="Standard">5 - Super facto de Balneolis per modum expedientis advisatum est</text:p>
      <text:p text:style-name="Standard">6 - G. Cantore</text:p>
      <text:p text:style-name="Standard">7 - J. Archidiacono Par.</text:p>
      <text:p text:style-name="Standard">8 - quod cuilibet singulariter petatur illud quod debet una cum arreragi</text:p>
      <text:p text:style-name="Standard">9 - G. Archidiacono ecclesie</text:p>
      <text:p text:style-name="Standard">10 - in requestis palatii / et quod inquiratur qui poterit amicabili</text:p>
      <text:p text:style-name="Standard">11 - N. de Rancia</text:p>
      <text:p text:style-name="Standard">12 - facere erga duos vil tres de dicta villa de jure dominorum</text:p>
      <text:p text:style-name="Standard">13 - Jo. Rolandi</text:p>
      <text:p text:style-name="Standard">14 - d. Picardi Idem Jonvenc. Idem Egidin</text:p>
      <text:p text:style-name="Standard">15 - Jo. Chanteprime</text:p>
      <text:p text:style-name="Standard">16 - Jo. Voygnon</text:p>
      <text:p text:style-name="Standard">17 - de Grigny</text:p>
      <text:p text:style-name="Standard">18 - G. de Albyaco</text:p>
      <text:p text:style-name="Standard">19 - vadat ibidem dominus Stephanus de capella et inqurau</text:p>
      <text:p text:style-name="Standard">20 - G. de Porta</text:p>
      <text:p text:style-name="Standard">21 - melius quam poterit</text:p>
      <text:p text:style-name="Standard">22 - Jo. de Pompodorio</text:p>
      <text:p text:style-name="Standard">23 - P. de Ogero</text:p>
      <text:p text:style-name="Standard">24 - Jo. de Lorriao</text:p>
      <text:p text:style-name="Standard">25 - L. de Mongeria</text:p>
      <text:p text:style-name="Standard">26 - G. Paillardi</text:p>
      <text:p text:style-name="Standard">27 - A. Archidiacono Brye</text:p>
      <text:p text:style-name="Standard">28 - Super facto lumnraris ecclesie contenciosi inter dominum episcopum Parisiensum et capitulum</text:p>
      <text:p text:style-name="Standard">29 - Jo. de Sanctis</text:p>
      <text:p text:style-name="Standard">30 - magister Johannes Picardi retulit composcionem facere evidenter contia</text:p>
      <text:p text:style-name="Standard">31 - N. de Ordeimonte</text:p>
      <text:p text:style-name="Standard"><text:soft-page-break/>32 - dominum Parisiensim propter verbum fineralibus et anniversariis in ea</text:p>
      <text:p text:style-name="Standard">33 - J. de Nullyaco</text:p>
      <text:p text:style-name="Standard">34 - contentum et idem omneis.</text:p>
      <text:p text:style-name="Standard">35 - Pesentibus magistris</text:p>
      <text:p text:style-name="Standard">36 - advolatis</text:p>
      <text:p text:style-name="Standard">37 - Jo. Picardi</text:p>
      <text:p text:style-name="Standard">38 - Egidio de Grigny</text:p>
      <text:p text:style-name="Standard">39 - Johanne Jouvenel</text:p>
      <text:p text:style-name="Standard">40 - Egidio abbatis procuratoribus</text:p>
      <text:p text:style-name="Standard">41 - Johanne Regis</text:p>
      <text:p text:style-name="Standard">42 - Anno nonagesimo septimo. Die lune post octabas festi Purificacionis Beate Marie Virginis</text:p>
      <text:p text:style-name="Standard">43 - undecima mensis februarii. capitulantibus dominis</text:p>
      <text:p text:style-name="Standard">44 - P. Decano</text:p>
      <text:p text:style-name="Standard">45 - Deputatus est magister Johannes Hue unacum domino Johanne Rolandi</text:p>
      <text:p text:style-name="Standard">46 - G. Cantore</text:p>
      <text:p text:style-name="Standard">47 - et provisoribus / ad audiendum compota domini Johannis de Villaribus</text:p>
      <text:p text:style-name="Standard">48 - J. archidiacono Par</text:p>
      <text:p text:style-name="Standard">49 - super organis.</text:p>
      <text:p text:style-name="Standard">50 - G. Archidiacono ecclesie</text:p>
      <text:p text:style-name="Standard">51 - Sy. succentor in ecclesia</text:p>
      <text:p text:style-name="Standard">52 - Placet dominis quod dominus Johannes Boulengerii Fracer magistri Roberti</text:p>
      <text:p text:style-name="Standard">53 - sectis sui</text:p>
      <text:p text:style-name="Standard">54 - L. de Mongeria</text:p>
      <text:p text:style-name="Standard">55 - Boulengerii admictatur ad deserviendum caustus</text:p>
      <text:p text:style-name="Standard">56 - N. Dictatoris</text:p>
      <text:p text:style-name="Standard">57 - Jo. de Pompodorio</text:p>
      <text:p text:style-name="Standard">58 - Magister Nicolaus Sellarii debet venire die mercurii proxima</text:p>
      <text:p text:style-name="Standard">59 - Jo. Voygnon</text:p>
      <text:p text:style-name="Standard">60 - in capitulo et afferre compotum et papirus deffuncti domini Rigaldi</text:p>
      <text:p text:style-name="Standard">61 - de Duroforti quondam archidiaconus parsi / et advisatus super</text:p>
      <text:p text:style-name="Standard">62 - G. de Borta</text:p>
      <text:p text:style-name="Standard">63 - Ph. de Salione</text:p>
      <text:p text:style-name="Standard">64 - centum solidoum parisensium quos alias posuit in deposito in manibus</text:p>
      <text:p text:style-name="Standard">65 - T. Hocie</text:p>
      <text:p text:style-name="Standard">66 - capituli pro repparacionibus de Corberosa</text:p>
      <text:p text:style-name="Standard">67 - Ro. de Lorriacio</text:p>
      <text:p text:style-name="Standard"><text:soft-page-break/>68 - Jo. Rolandi</text:p>
      <text:p text:style-name="Standard">69 - G. Fedelli</text:p>
      <text:p text:style-name="Standard">70 - P. Plaoul</text:p>
      <text:p text:style-name="Standard">71 - Jo. Hue</text:p>
      <text:p text:style-name="Standard">72 - N. de Ordeimonte</text:p>
      <text:p text:style-name="Standard">=FRAN_0393_00348_L.jpg=</text:p>
      <text:p text:style-name="Standard">1 - Anno nonagesimo septimo . Die mercurii post octabas festi Purificatos Beate Marie</text:p>
      <text:p text:style-name="Standard">2 - Virginis xiiia mensis rebruarii. Capitulantibus dominis.</text:p>
      <text:p text:style-name="Standard">3 - P. Decano</text:p>
      <text:p text:style-name="Standard">4 - Exihisitis per magistrum Nicolaum Sellarii nuper notarium</text:p>
      <text:p text:style-name="Standard">5 - G. Cantore</text:p>
      <text:p text:style-name="Standard">6 - hujus capituli prapiris que fuerunt deffuncti archidiaconus Paris.e</text:p>
      <text:p text:style-name="Standard">7 - J. archidiacono Par.</text:p>
      <text:p text:style-name="Standard">8 - G. Archidiacono ecclesie</text:p>
      <text:p text:style-name="Standard">9 - ac quodam rotulo cum sacto continentes certas peccuniarum</text:p>
      <text:p text:style-name="Standard">10 - Sy. Succentor in ecclesia</text:p>
      <text:p text:style-name="Standard">11 - summas deputatisunt ad audiendum ejus compota</text:p>
      <text:p text:style-name="Standard">12 - Jo. Doygnon Flebothomeni</text:p>
      <text:p text:style-name="Standard">13 - magistri Johannes Chanteprime et Jo. Rolandi et secum</text:p>
      <text:p text:style-name="Standard">14 - Jo. Rolandi</text:p>
      <text:p text:style-name="Standard">15 - repportavit dictas papious</text:p>
      <text:p text:style-name="Standard">16 - L. de Mongeria</text:p>
      <text:p text:style-name="Standard">17 - Placet dominis quad Johannes Herpin de Civillyaco nichil</text:p>
      <text:p text:style-name="Standard">18 - Jo. de Sanctis</text:p>
      <text:p text:style-name="Standard">19 - Ro. de Lorriaco</text:p>
      <text:p text:style-name="Standard">20 - solvat de hiis in quibus tenetur ecclesie racione terrarum etc.</text:p>
      <text:p text:style-name="Standard">21 - Jo. de Pompodorio</text:p>
      <text:p text:style-name="Standard">22 - usque ad biennnum.</text:p>
      <text:p text:style-name="Standard">23 - Je. Huee</text:p>
      <text:p text:style-name="Standard">24 - Arrestentur sex libre quas debet dominus Ro. de Bailleux</text:p>
      <text:p text:style-name="Standard">25 - N. Dictatoris</text:p>
      <text:p text:style-name="Standard">26 - magistro Stephano Boussardi ad requestam officiarii</text:p>
      <text:p text:style-name="Standard">27 - T. Houcie</text:p>
      <text:p text:style-name="Standard">28 - Annicersariorum.</text:p>
      <text:p text:style-name="Standard">29 - A. de Murolio</text:p>
      <text:p text:style-name="Standard">30 - Placet dominis quod magistri Jo. de Bordis Johannes Hue</text:p>
      <text:p text:style-name="Standard"><text:soft-page-break/>31 - Ph. de Salione</text:p>
      <text:p text:style-name="Standard">32 - et Archidiaconus Senonensis intersint ad reta</text:p>
      <text:p text:style-name="Standard">33 - G. Fedelli</text:p>
      <text:p text:style-name="Standard">34 - Piculandum compota domini Stephani Johannis.</text:p>
      <text:p text:style-name="Standard">35 - Jo. de Porta.</text:p>
      <text:p text:style-name="Standard">36 - J. de Karolay inftirrmo</text:p>
      <text:p text:style-name="Standard">37 - Tradat dominus Jo. Hays officiarius anniversariorm</text:p>
      <text:p text:style-name="Standard">38 - solidos</text:p>
      <text:p text:style-name="Standard">39 - domino Johanni de Villaribus x. lb. p. cum</text:p>
      <text:p text:style-name="Standard">40 - in quibus tenetur magistro P. Trousseau Canonico Par.</text:p>
      <text:p text:style-name="Standard">41 - in deductione cape qua tenetur ecclesie et recipiat</text:p>
      <text:p text:style-name="Standard">42 - quictanciam a dicto domini Johanne de Villaribus</text:p>
      <text:p text:style-name="Standard">43 - De executoribus de ffuncti magistri Odardi de Molinis / Dicatur eis quod supplicent</text:p>
      <text:p text:style-name="Standard">44 - pro altari fiendo et domini erunt eis grosi</text:p>
      <text:p text:style-name="Standard">45 - Venueat magister H. de Mongeria illud quod debetur magistro Petro Plaoul de</text:p>
      <text:p text:style-name="Standard">46 - grossis fructibus suis quos perciperit opud Moryacum / pro eo quod debet officiarie</text:p>
      <text:p text:style-name="Standard">47 - Anniversariorum terminum pastrie racione domas quam tenot locacionis titulo in</text:p>
      <text:p text:style-name="Standard">48 - claustro.</text:p>
      <text:p text:style-name="Standard">=FRAN_0393_00349_L.jpg=</text:p>
      <text:p text:style-name="Standard">1 - 3</text:p>
      <text:p text:style-name="Standard">2 - Anno nenagesimo deptimo. Die veneris post festum Sati Volentini xvta fetruarii</text:p>
      <text:p text:style-name="Standard">3 - capitulantibus cmnes</text:p>
      <text:p text:style-name="Standard">4 - P. Decano</text:p>
      <text:p text:style-name="Standard">5 - Deputati sunt ad inquirendum de valore terre domini</text:p>
      <text:p text:style-name="Standard">6 - astrum termen magister Philip.</text:p>
      <text:p text:style-name="Standard">7 - G. Cantore</text:p>
      <text:p text:style-name="Standard">8 - J. Archidiacono Par</text:p>
      <text:p text:style-name="Standard">9 - de Salione et dominus Johannes Hays.</text:p>
      <text:p text:style-name="Standard">10 - R. Archidiacono ecclesie</text:p>
      <text:p text:style-name="Standard">11 - Sy. Siactor infirmus</text:p>
      <text:p text:style-name="Standard">12 - De domino Almarnico de Ordeimonte domino Montis gani</text:p>
      <text:p text:style-name="Standard">13 - Jo. de Pompadoro</text:p>
      <text:p text:style-name="Standard">14 - recuperentur articuli a magistro Egidio Abbatibu</text:p>
      <text:p text:style-name="Standard">15 - Jo. Rolandi</text:p>
      <text:p text:style-name="Standard">16 - Ro. de Lorriaco</text:p>
      <text:p text:style-name="Standard">17 - A. de Murolio</text:p>
      <text:p text:style-name="Standard"><text:soft-page-break/>18 - N. Dictats</text:p>
      <text:p text:style-name="Standard">19 - G. Fedelli</text:p>
      <text:p text:style-name="Standard">20 - Ph. de Salione</text:p>
      <text:p text:style-name="Standard">21 - G. de Porta</text:p>
      <text:p text:style-name="Standard">22 - L. de Mongeria</text:p>
      <text:p text:style-name="Standard">23 - T. Houci</text:p>
      <text:p text:style-name="Standard">24 - P. de Ogero tarde</text:p>
      <text:p text:style-name="Standard">25 - Jo. Voygnon Flarthoenis</text:p>
      <text:p text:style-name="Standard">26 - Jo. de Karolay infirm</text:p>
      <text:p text:style-name="Standard">27 - Anno predicio die Lunepost festum deati Valetini xviiia mensis sebrauarii</text:p>
      <text:p text:style-name="Standard">28 - Capitulantibus dominis.</text:p>
      <text:p text:style-name="Standard">29 - Super facto de Cristolio deputati sunt ad eudem</text:p>
      <text:p text:style-name="Standard">30 - P. Decano</text:p>
      <text:p text:style-name="Standard">31 - G. Cantore</text:p>
      <text:p text:style-name="Standard">32 - supra locum ut passetur procuratiorum in bona</text:p>
      <text:p text:style-name="Standard">33 - J. archidiacono Parr</text:p>
      <text:p text:style-name="Standard">34 - forma / magistri H. Blancheti et Jo. Rolandi</text:p>
      <text:p text:style-name="Standard">35 - G. Archidiacono ecclesie</text:p>
      <text:p text:style-name="Standard">36 - Dy. succentor infirmus</text:p>
      <text:p text:style-name="Standard">37 - L. de Mongeria</text:p>
      <text:p text:style-name="Standard">38 - Ph. de Salione</text:p>
      <text:p text:style-name="Standard">39 - Facta relacione per magistros Regni aldus</text:p>
      <text:p text:style-name="Standard">40 - G. de Porta</text:p>
      <text:p text:style-name="Standard">41 - de Putheolis et Guillelmum de Porta</text:p>
      <text:p text:style-name="Standard">42 - Jo. Rolandi</text:p>
      <text:p text:style-name="Standard">43 - commissarium super faito compotorum domini A.</text:p>
      <text:p text:style-name="Standard">44 - R. de Putheolis</text:p>
      <text:p text:style-name="Standard">45 - Billardi cunc officii oni at matutinarum</text:p>
      <text:p text:style-name="Standard">46 - Ro. de Lorriaco</text:p>
      <text:p text:style-name="Standard">47 - gerentis constit per conclusionem competi</text:p>
      <text:p text:style-name="Standard">48 - Jo. de Pompodorio</text:p>
      <text:p text:style-name="Standard">49 - sui tenetur officie in stdia vix ii£.</text:p>
      <text:p text:style-name="Standard">50 - Jo. Voygnon</text:p>
      <text:p text:style-name="Standard">51 - xii s. xi. de ob prout in cedula papirea</text:p>
      <text:p text:style-name="Standard">52 - G. Fedlli</text:p>
      <text:p text:style-name="Standard">53 - per dictos commissariis facta latire continent</text:p>
      <text:p text:style-name="Standard"><text:soft-page-break/>54 - A. de Murolio</text:p>
      <text:p text:style-name="Standard">55 - cujus teno sequitur Par la</text:p>
      <text:p text:style-name="Standard">56 - N. Dictatoris</text:p>
      <text:p text:style-name="Standard">57 - contuision du compte de matines de</text:p>
      <text:p text:style-name="Standard">58 - M. Reginardi</text:p>
      <text:p text:style-name="Standard">59 - lanee fuissant ae Saint Mellon l'an</text:p>
      <text:p text:style-name="Standard">60 - de fapt et di</text:p>
      <text:p text:style-name="Standard">61 - . Hoco</text:p>
      <text:p text:style-name="Standard">62 - ny</text:p>
      <text:p text:style-name="Standard">63 - mil CC</text:p>
      <text:p text:style-name="Standard">64 - osp</text:p>
      <text:p text:style-name="Standard">65 - comprte partcubirer le ffie doit xvil viii.</text:p>
      <text:p text:style-name="Standard">66 - iii.</text:p>
      <text:p text:style-name="Standard">67 - Die xi i si ehuie pes c</text:p>
      <text:p text:style-name="Standard">68 - ds vo l fu s se c</text:p>
      <text:p text:style-name="Standard">=FRAN_0393_00350_L.jpg=</text:p>
      <text:p text:style-name="Standard">1 - 3</text:p>
      <text:p text:style-name="Standard">2 - Anno domini millesioccc°o nonagesimo septimo die mertis post imirtavit me xxvia febrari</text:p>
      <text:p text:style-name="Standard">3 - Capitulantibus dominis.</text:p>
      <text:p text:style-name="Standard">4 - P. decano</text:p>
      <text:p text:style-name="Standard">5 - Preceptum fuit camerario clerico quod tradat magistro Egidio</text:p>
      <text:p text:style-name="Standard">6 - G. cantore</text:p>
      <text:p text:style-name="Standard">7 - de Grigny advocato in parlamento iiC fro. et clerico suo dimdium</text:p>
      <text:p text:style-name="Standard">8 - Jo. Archidiacono Par.</text:p>
      <text:p text:style-name="Standard">9 - francum / pro quibusdam racionibus per ipsis factis et scepto per ecclesia</text:p>
      <text:p text:style-name="Standard">10 - G. archidiaconus ecclesie</text:p>
      <text:p text:style-name="Standard">11 - Sy. succentore in ecclesia</text:p>
      <text:p text:style-name="Standard">12 - Fiat procuratorum per firmaruis de Bernone</text:p>
      <text:p text:style-name="Standard">13 - Jo. Hue</text:p>
      <text:p text:style-name="Standard">14 - L. de Mongeria</text:p>
      <text:p text:style-name="Standard">15 - Plas dominis quod Gitior aleriri promoneatur ad subdiaconatus</text:p>
      <text:p text:style-name="Standard">16 - P. de Ogero</text:p>
      <text:p text:style-name="Standard">17 - ordinem</text:p>
      <text:p text:style-name="Standard">18 - N. de Ordeimonte</text:p>
      <text:p text:style-name="Standard">19 - Veniat prima die capitulari magister Flanugus de Martrolio</text:p>
      <text:p text:style-name="Standard">20 - N. Dictatoris</text:p>
      <text:p text:style-name="Standard"><text:soft-page-break/>21 - Jo. Rolandi</text:p>
      <text:p text:style-name="Standard">22 - Deputati sunt ad visitandum crastiam die ecclesiam Sancti Mederici Parisiens</text:p>
      <text:p text:style-name="Standard">23 - J. de Pompodorio</text:p>
      <text:p text:style-name="Standard">24 - G. Fedelli</text:p>
      <text:p text:style-name="Standard">25 - domini et magistri P. decanus . G. archidiacono de Josayo. A. Ayddiacono</text:p>
      <text:p text:style-name="Standard">26 - N. de Rancia</text:p>
      <text:p text:style-name="Standard">27 - Brye . L. de Mongeria Jo. Rolandi T. Houcie et P. de Ogerio canonici clie</text:p>
      <text:p text:style-name="Standard">28 - J. Wooygnon</text:p>
      <text:p text:style-name="Standard">29 - parisiens</text:p>
      <text:p text:style-name="Standard">30 - J. de Karolay infirmo</text:p>
      <text:p text:style-name="Standard">31 - De causa Sancti Benedicti / contrate st ex officio ad lune pus miras domini</text:p>
      <text:p text:style-name="Standard">32 - Anno predicto. die mercurii se xxviia faecborum presentibus et assistentis in ecclesia Sancti Mederici Par.</text:p>
      <text:p text:style-name="Standard">33 - visitacio ecclesie</text:p>
      <text:p text:style-name="Standard">34 - venerabidlarum circumspectionum vestri magistris P. decano . G. archidiaconus ecclesie A. archidiacoiaonio Brie</text:p>
      <text:p text:style-name="Standard">35 - sancti Mederici</text:p>
      <text:p text:style-name="Standard">36 - L. de Mongeria Jo. Rolandi T. Houcie . commissariis deputatis ad visitandu dictam</text:p>
      <text:p text:style-name="Standard">37 - ecclesiam etc. facta fuit visitacio in modum qui sequitur / Et primo.</text:p>
      <text:p text:style-name="Standard">38 - Visitaverunt corpus Christi quod bene et decenter repositum invenerunt</text:p>
      <text:p text:style-name="Standard">39 - Deinde fontes quos mundos et honefos repererunt demum oleum Sanctum Sanctum Crisinam et oleium insirmorum</text:p>
      <text:p text:style-name="Standard">40 - que in basis honestis erant reposita</text:p>
      <text:p text:style-name="Standard">41 - Quo facro chorum intrarunt et in sedibus istallis chori ut suores aliquanculum sederunt</text:p>
      <text:p text:style-name="Standard">42 - et sceterunt Postmodum revestuarium dicte ecclesie intrantes et nntus stantes / lecta per me pro majori</text:p>
      <text:p text:style-name="Standard">43 - parte quadam tabula in pergameno serpta grossa lictera formali / cuidem peciei ligni affixa</text:p>
      <text:p text:style-name="Standard">44 - in que continentur certa statuta pro reffermacione dicte ecclesie et domini servicii / per dommoonim Decanum et capitulum</text:p>
      <text:p text:style-name="Standard">45 - ecclesie parisiensis stabilita et ordinata intrarunt matricularii laici dicte ecclesie de mandato dominorum</text:p>
      <text:p text:style-name="Standard">46 - quibus petitum fuit an aqua scirent in consteria ipsorum in dicta ecclesia et in pris ipsius reformacione</text:p>
      <text:p text:style-name="Standard">47 - acorrecione digna qui exhibuerint duas cedulas papireas unam multos deffectus per servitiant</text:p>
      <text:p text:style-name="Standard">48 - vicarii et alias persinas dicte ecclesie factos / continentes quam apud se retinerit dicti commissarii ut plendu</text:p>
      <text:p text:style-name="Standard">49 - super ta se infirmarent e aliam certos excessus per firmirium / clericos et matricularios clericos dicte</text:p>
      <text:p text:style-name="Standard"><text:soft-page-break/>50 - ecclesie / factes in officiis suis ut dicebant dicto matrularii laici super qua domini commissarii</text:p>
      <text:p text:style-name="Standard">51 - ordinavitur quod ipsi mactularii easm in mondis redigerent aciate domini eis ministrarentr inficie complerantis</text:p>
      <text:p text:style-name="Standard">52 - Demum intrarunt canonici dicte ecclesie quibus petitum fuit an in servitoribus ecclesie predicte senent aquos</text:p>
      <text:p text:style-name="Standard">53 - deffuecto et an aqui ipsorum elut crninosi seu infamati $s$ vel inhonestam vicam ducerntes qui illico</text:p>
      <text:p text:style-name="Standard">54 - rndeunt quod nestrebant aliquem pretequam unum vocatum cailllimaille qui erat rixosus. quem</text:p>
      <text:p text:style-name="Standard">55 - trucan canonicus dicte ecclesie tunc assistens . dixit se velle revrcium et unum alium loco</text:p>
      <text:p text:style-name="Standard">56 - magser</text:p>
      <text:p text:style-name="Standard">57 - suu dominis capitulo ecclesie parisiensis presentare. Interrogati postta an in tabula dicte emri dequa supra ecent</text:p>
      <text:p text:style-name="Standard">58 - an qua minis aspera seu obstura et an vellet aquid addi seu corigi post multa ueha super lc habita</text:p>
      <text:p text:style-name="Standard">59 - dixerinnt se dictam cabulam diligeret inspectinos et in coula ostedere dominis Paris. capitulo que viderent comigendum</text:p>
      <text:p text:style-name="Standard">=FRAN_0393_00351_L.jpg=</text:p>
      <text:p text:style-name="Standard">1 - lx</text:p>
      <text:p text:style-name="Standard">2 - 28</text:p>
      <text:p text:style-name="Standard">3 - Anno predicto die jovis sequenti xxviiia mensis predictis capitulantibus dominis</text:p>
      <text:p text:style-name="Standard">4 - P. decano</text:p>
      <text:p text:style-name="Standard">5 - dominus</text:p>
      <text:p text:style-name="Standard">6 - G. Cantore</text:p>
      <text:p text:style-name="Standard">7 - Magister Nicolaus de Valle Johannes Boulengarii fracer magistri Roberti</text:p>
      <text:p text:style-name="Standard">8 - J. Ardiacono Par.</text:p>
      <text:p text:style-name="Standard">9 - voulengarii capellani et beneficiati in ecclesia Sancti Mederici Parisiensi / constituenunt si</text:p>
      <text:p text:style-name="Standard">10 - G. archidiacono ecclesie</text:p>
      <text:p text:style-name="Standard">11 - pribeles debitores de somma decem libras parisiensis in quibus dictus magister</text:p>
      <text:p text:style-name="Standard">12 - G. succentore in ecclesia</text:p>
      <text:p text:style-name="Standard">13 - J. Voygnon</text:p>
      <text:p text:style-name="Standard">14 - Robertus / tenebatur ecclesie Parisiensi / ad causam redonaliacionis facte in dicta ecclesia Sancti Mederici</text:p>
      <text:p text:style-name="Standard">15 - N. de Ordeimonte</text:p>
      <text:p text:style-name="Standard">16 - que poluta fuerat / racione inicicionis facte per dictum magistrum Robertum in diium</text:p>
      <text:p text:style-name="Standard">17 - M. Reginaldi</text:p>
      <text:p text:style-name="Standard">18 - Almaricum Maninart / vicarium dicte ecclesie asque ad sangums effusione non</text:p>
      <text:p text:style-name="Standard">19 - L. de Mongeria</text:p>
      <text:p text:style-name="Standard">20 - modicam</text:p>
      <text:p text:style-name="Standard"><text:soft-page-break/>21 - J. Rolandi</text:p>
      <text:p text:style-name="Standard">22 - N. dictator</text:p>
      <text:p text:style-name="Standard">23 - J. Chanteprime</text:p>
      <text:p text:style-name="Standard">24 - Proposito / ex parte capituli / per organum domini decani / contra magistrum Flanungum de</text:p>
      <text:p text:style-name="Standard">25 - J. Huonis</text:p>
      <text:p text:style-name="Standard">26 - Martreyo / sacre pagie professorem / capellanum in ecclesia Parisiensis quod licet nullum</text:p>
      <text:p text:style-name="Standard">27 - J. de Pompodorio</text:p>
      <text:p text:style-name="Standard">28 - beneficiaum haberet cui immuineret cura aniarum in civitate parisiens et per consequas nullam</text:p>
      <text:p text:style-name="Standard">29 - H. Blancheti</text:p>
      <text:p text:style-name="Standard">30 - absolveredi potestantem / et maxime in casibus reservatis nichilominus tamere ipse irdisticte</text:p>
      <text:p text:style-name="Standard">31 - T. Houcie</text:p>
      <text:p text:style-name="Standard">32 - bete do Absolvendi potesteate absolvebat quoscuque ad ipsum confilventet / tam ab omnibus</text:p>
      <text:p text:style-name="Standard">33 - E. de Murolio</text:p>
      <text:p text:style-name="Standard">34 - casibus reserviti quam non resorvatis / dre concludebatur que ipsum ipsum debere pueriti et</text:p>
      <text:p text:style-name="Standard">35 - cornnge prout jura volunt etc. dictus magistr Flamingus repondit / quod nunquam abiesus</text:p>
      <text:p text:style-name="Standard">36 - G. Fedelli</text:p>
      <text:p text:style-name="Standard">37 - T. de Sancto Petro absente per ecclesia fuit in aquo. q. non ab solvebat aquos nisi in casibus episcopo reservatis quod poterat</text:p>
      <text:p text:style-name="Standard">38 - J. de Karolay infirmio ex concessione sibi facta per scndem apostolicam et licet haberet potrtantem eciam absolvendum</text:p>
      <text:p text:style-name="Standard">39 - in casibus pase reseratis tame quia licteras super si nondi habueat nonquam vilunt anque</text:p>
      <text:p text:style-name="Standard">40 - absolvere nec decetro interedebat facere ec quiue habitis licteras suis acinia rona / petes si</text:p>
      <text:p text:style-name="Standard">41 - esta responsione instiantes</text:p>
      <text:p text:style-name="Standard">42 - Placet dominis . quod prepositus de Rosays nil. solvat de encharia per eum posita ad preposituram predictam</text:p>
      <text:p text:style-name="Standard">43 - ultra ulterios offrtis / et quod passet de rosiduo licteram pruta de Centum cta libras quilibet anno reco</text:p>
      <text:p text:style-name="Standard">44 - Durante</text:p>
      <text:p text:style-name="Standard">45 - Anno predite die sabbati sequenti / secanda marcii capitulantibus dominis et magistri</text:p>
      <text:p text:style-name="Standard">46 - P. decano</text:p>
      <text:p text:style-name="Standard">47 - Magisteri Thomas de Alveto fuit receptus ad canonicatum et prebendam quos in ecclesia Parn. obtiel</text:p>
      <text:p text:style-name="Standard">48 - G. cantore</text:p>
      <text:p text:style-name="Standard">49 - dominus cardinalis aniciensis acer ue laciqus in papur recepcionio concietur solvit x. se</text:p>
      <text:p text:style-name="Standard">50 - J. Archidiacono Par.</text:p>
      <text:p text:style-name="Standard">51 - pro jocundo adventu pro capa dedit fidejussorem magistrum Andream Grangii notre presentis</text:p>
      <text:p text:style-name="Standard">52 - G. archidiacono ecclesie</text:p>
      <text:p text:style-name="Standard"><text:soft-page-break/>53 - et hujusmodi fidejissionem in sesponte suscipientem</text:p>
      <text:p text:style-name="Standard">54 - s</text:p>
      <text:p text:style-name="Standard">55 - Sy. succcentore in ecclesia</text:p>
      <text:p text:style-name="Standard">56 - A. archidiacono Brie</text:p>
      <text:p text:style-name="Standard">57 - Ordinatum est per capitulum . quod de reparacionibus necsesatus apud Corberosam taxats per</text:p>
      <text:p text:style-name="Standard">58 - L. de Mongeria</text:p>
      <text:p text:style-name="Standard">59 - T. Houcie</text:p>
      <text:p text:style-name="Standard">60 - magtstrum . Raymondum juratum ecclesie ad sommam lxta librarum magister Jo. Chanteprime</text:p>
      <text:p text:style-name="Standard">61 - J. Chanteprime</text:p>
      <text:p text:style-name="Standard">62 - executor testamenti seu ultil voluntatis deffuncti magistri Petri Forteti qui al fuerit ibid</text:p>
      <text:p text:style-name="Standard">63 - . Rolandi</text:p>
      <text:p text:style-name="Standard">64 - prebendatus tradat de execucioni dicti deffunti xx. libras exccutores leffuncti magistri</text:p>
      <text:p text:style-name="Standard">65 - H. Blancheti</text:p>
      <text:p text:style-name="Standard">66 - Johannis de Socro viii. libraus religiosi Sancti Victoris xxti librs . magister T. Houcie</text:p>
      <text:p text:style-name="Standard">67 - M. Reginaldi</text:p>
      <text:p text:style-name="Standard">68 - xii. libras. et quod accpiantur a magistro Nicolao Sellani nuper nonno capituli centum solidoris</text:p>
      <text:p text:style-name="Standard">69 - P. de Salione</text:p>
      <text:p text:style-name="Standard">70 - quos habuit ab executiores deffuncti magistri Guydonis flenr et ordinatum est quod ego</text:p>
      <text:p text:style-name="Standard">71 - G. Sedebli</text:p>
      <text:p text:style-name="Standard">72 - Guillelmos Picardi recipiam e tradam magistro T. Houcie</text:p>
      <text:p text:style-name="Standard">73 - A. Regine</text:p>
      <text:p text:style-name="Standard">74 - E. de Murolio</text:p>
      <text:p text:style-name="Standard">75 - T. de Sancto Petro.</text:p>
      <text:p text:style-name="Standard">76 - T. de Alneto</text:p>
      <text:p text:style-name="Standard">77 - Jo. WVoygnan</text:p>
      <text:p text:style-name="Standard">78 - . de Pompodorio</text:p>
      <text:p text:style-name="Standard">79 - N. Dictatore</text:p>
      <text:p text:style-name="Standard">80 - P. de Ogro</text:p>
      <text:p text:style-name="Standard">81 - e hanay infurm</text:p>
      <text:p text:style-name="Standard">=FRAN_0393_00352_L.jpg=</text:p>
      <text:p text:style-name="Standard">1 - Anno nonagesimo vii° die martis post Remistri Sata Marcii post symodum per cettiis domino</text:p>
      <text:p text:style-name="Standard">2 - celebratam dicta die. capitulantibus dominis</text:p>
      <text:p text:style-name="Standard">3 - P. decano</text:p>
      <text:p text:style-name="Standard">4 - Excusatus fuit / per magistrum T. de Alneto / Richardus Ralart capellania</text:p>
      <text:p text:style-name="Standard">5 - G. cantore</text:p>
      <text:p text:style-name="Standard">6 - in ecclesia qui non fuit in synodo hodierna quia infirmabatur</text:p>
      <text:p text:style-name="Standard"><text:soft-page-break/>7 - J. Anrdio Par.</text:p>
      <text:p text:style-name="Standard">8 - Item etiam excusatu est dominus Johannes Le Musnier capellania per dominum Robertum</text:p>
      <text:p text:style-name="Standard">9 - G. archidiacono ecclesie</text:p>
      <text:p text:style-name="Standard">10 - Rogeni quia infirmus est</text:p>
      <text:p text:style-name="Standard">11 - Sy. succentore in ecclesia</text:p>
      <text:p text:style-name="Standard">12 - Item eciam excusatum est Nicolaus de Gondie propter infirmtatem anunculi</text:p>
      <text:p text:style-name="Standard">13 - P. de Ogero</text:p>
      <text:p text:style-name="Standard">14 - sui curati sancti Seuerini</text:p>
      <text:p text:style-name="Standard">15 - T. Houcie</text:p>
      <text:p text:style-name="Standard">16 - J. Rolandi</text:p>
      <text:p text:style-name="Standard">17 - Magister Johannes Comntis excusatus fuit per magistrum Johannem Mocella</text:p>
      <text:p text:style-name="Standard">18 - G. Paillardi</text:p>
      <text:p text:style-name="Standard">19 - quia erat absens acitiate Par. remote prout juramenti dicum magister Johannes</text:p>
      <text:p text:style-name="Standard">20 - J. de Pompodorio</text:p>
      <text:p text:style-name="Standard">21 - R. de Lorriaro</text:p>
      <text:p text:style-name="Standard">22 - Data est licencia non residendi domino Johanni de Pratis capellano Sancti</text:p>
      <text:p text:style-name="Standard">23 - . WVoygnon</text:p>
      <text:p text:style-name="Standard">24 - Eustachii in eciama parisiens hinc ad annum</text:p>
      <text:p text:style-name="Standard">25 - T. de Alneto</text:p>
      <text:p text:style-name="Standard">26 - L. de Mongeria</text:p>
      <text:p text:style-name="Standard">27 - Domini Geoignis de Rain Johannes Comitis Johannes Boulart Johannes</text:p>
      <text:p text:style-name="Standard">28 - quore capitulum posuiru J. Karolay infirmos</text:p>
      <text:p text:style-name="Standard">29 - Henrici et droco. Clementis pecierunt licenciam constituendi procuratorem</text:p>
      <text:p text:style-name="Standard">30 - in pageria sequanti.</text:p>
      <text:p text:style-name="Standard">31 - et licencia optenta constituerunt / de beneplacito et consser capituli dominum</text:p>
      <text:p text:style-name="Standard">32 - d</text:p>
      <text:p text:style-name="Standard">33 - Thomam Godefredi cum data est potaters usque ad annum in forum solita</text:p>
      <text:p text:style-name="Standard">34 - Anno predicto. die Jovis sequente viia marcii capitulantibus dominis</text:p>
      <text:p text:style-name="Standard">35 - P. decano</text:p>
      <text:p text:style-name="Standard">36 - G. Cantore</text:p>
      <text:p text:style-name="Standard">37 - Heitum fuit nerbum de facto reparacionis capellanie domini Johannes de</text:p>
      <text:p text:style-name="Standard">38 - J. archidiacono Par.</text:p>
      <text:p text:style-name="Standard">39 - molendino fundate apud Lusarches etc sed ilC fuit conclusum</text:p>
      <text:p text:style-name="Standard">40 - G. archidiacono ecclesie</text:p>
      <text:p text:style-name="Standard">41 - Item $p$ ex parte religiosorum Sancti Victoriis de panibus des. O. ort</text:p>
      <text:p text:style-name="Standard">42 - Sy. succelter in ecclesia</text:p>
      <text:p text:style-name="Standard"><text:soft-page-break/>43 - ad causam deffuncti magistri G. de Molinis et fuit eis repusum quod</text:p>
      <text:p text:style-name="Standard">44 - N. Dictator</text:p>
      <text:p text:style-name="Standard">45 - visa composione domini ad hoc non tenebantur quia dicrus deffuncitis</text:p>
      <text:p text:style-name="Standard">46 - T. Houcie</text:p>
      <text:p text:style-name="Standard">47 - tempore quo vivebat nichil debebat percipeei per constquans nec dicti</text:p>
      <text:p text:style-name="Standard">48 - E. de Murolio</text:p>
      <text:p text:style-name="Standard">49 - J. Voygnon</text:p>
      <text:p text:style-name="Standard">50 - religiosi qui loco ipsius succedutu etc.</text:p>
      <text:p text:style-name="Standard">51 - M. Reginaldi</text:p>
      <text:p text:style-name="Standard">52 - Jo. de Sanctis</text:p>
      <text:p text:style-name="Standard">53 - Venunt castina die in occava hora et compareant in ecclesia parisiensis</text:p>
      <text:p text:style-name="Standard">54 - . Rolandi</text:p>
      <text:p text:style-name="Standard">55 - eorum magistris P. decano T. Houcie . G. ardedicono ecclesie et Johannes</text:p>
      <text:p text:style-name="Standard">56 - J. de Pompodorio</text:p>
      <text:p text:style-name="Standard">57 - Rolandi commissaris / quo ad hoc matricularii clerici Sancti Mederici Parsiens</text:p>
      <text:p text:style-name="Standard">58 - R. de Louriaco</text:p>
      <text:p text:style-name="Standard">59 - et dominus Habencus lacuisse. firmarius dicti loci repusturi ad ea quo que</text:p>
      <text:p text:style-name="Standard">60 - L. de Mongeria</text:p>
      <text:p text:style-name="Standard">61 - cous per dictis dominos couissarios inquirerentur et petertur ac</text:p>
      <text:p text:style-name="Standard">62 - A. Ardi Brye capelnane medici</text:p>
      <text:p text:style-name="Standard">63 - J. de Karolay infirmo</text:p>
      <text:p text:style-name="Standard">=FRAN_0393_00353_L.jpg=</text:p>
      <text:p text:style-name="Standard">1 - i</text:p>
      <text:p text:style-name="Standard">2 - 3</text:p>
      <text:p text:style-name="Standard">3 - Itos Anno et mense predicte die mercurii sequante extraord inarie capitulantibus dominis</text:p>
      <text:p text:style-name="Standard">4 - P. decano</text:p>
      <text:p text:style-name="Standard">5 - G. cantore</text:p>
      <text:p text:style-name="Standard">6 - Plucet dominis quod emantur tenre de Coulongis et de Cohan. quas visitavit</text:p>
      <text:p text:style-name="Standard">7 - J. Archidiacono Par.</text:p>
      <text:p text:style-name="Standard">8 - magister R. de Lorriacor sectum assistentis domino Johanne Hays officiario anniversariorum</text:p>
      <text:p text:style-name="Standard">9 - G. archidiacono ecclesie</text:p>
      <text:p text:style-name="Standard">10 - et hoc precio ii francorum auriet</text:p>
      <text:p text:style-name="Standard">11 - G. Fedelli</text:p>
      <text:p text:style-name="Standard">12 - R. de Lorriaco</text:p>
      <text:p text:style-name="Standard">13 - Iatem placi dominis quod tradatur domus de Liriaco ad annuum reeditum perpetuum</text:p>
      <text:p text:style-name="Standard">14 - T. Houcie</text:p>
      <text:p text:style-name="Standard"><text:soft-page-break/>15 - xx. libras turonensium hoc actoque non demoliatur dicta domus sine consensu</text:p>
      <text:p text:style-name="Standard">16 - L. de Mongeria</text:p>
      <text:p text:style-name="Standard">17 - dominorum et quod domini habeant medictatem / proficuorum provciencium ex bedicionibus</text:p>
      <text:p text:style-name="Standard">18 - J. de Pompodorio</text:p>
      <text:p text:style-name="Standard">19 - matrarum dicte domus / si causa demoliri contergat / post conse sum suum</text:p>
      <text:p text:style-name="Standard">20 - J. Rolandi</text:p>
      <text:p text:style-name="Standard">21 - P. de Salione</text:p>
      <text:p text:style-name="Standard">22 - placet dominis quod xlta solidi e quodum acquisivitur magister Johannes Cesocto apud</text:p>
      <text:p text:style-name="Standard">23 - T. de Sancto Petro</text:p>
      <text:p text:style-name="Standard">24 - arliacum in terra capituli admortizentur dumtament domini habeant viginti solid</text:p>
      <text:p text:style-name="Standard">25 - condicionis aliis Xxti solidos remanentis $ph</text:p>
      <text:p text:style-name="Standard">26 - M. Reginaldi</text:p>
      <text:p text:style-name="Standard">27 - dicti redditus / qui silit.</text:p>
      <text:p text:style-name="Standard">28 - Ja. Cousson</text:p>
      <text:p text:style-name="Standard">29 - magistro N. de Ordeimonte prebendato in dicto loco que dicente et asserent non posste</text:p>
      <text:p text:style-name="Standard">30 - A. Regnner</text:p>
      <text:p text:style-name="Standard">31 - se sine licencia / prebendariorum dicti loci cum eorum intersit etc.</text:p>
      <text:p text:style-name="Standard">32 - E. de Murolio</text:p>
      <text:p text:style-name="Standard">33 - P. de Egsro</text:p>
      <text:p text:style-name="Standard">34 - N. dictatore</text:p>
      <text:p text:style-name="Standard">35 - N. de Ordeimonte</text:p>
      <text:p text:style-name="Standard">36 - H. Blancheti.</text:p>
      <text:p text:style-name="Standard">37 - cantius dominis</text:p>
      <text:p text:style-name="Standard">38 - de Kacolay vsi</text:p>
      <text:p text:style-name="Standard">39 - die sabbatio iscquenti ixa dicti mensis</text:p>
      <text:p text:style-name="Standard">40 - P. decano</text:p>
      <text:p text:style-name="Standard">41 - Concessa est licencia Petro Gillart magistro puerorum chori ecclesi</text:p>
      <text:p text:style-name="Standard">42 - G. cantore</text:p>
      <text:p text:style-name="Standard">43 - quod vadat apud originatum sancte Benedicte Laudinensis diocesis pro possedione prebendam</text:p>
      <text:p text:style-name="Standard">44 - J. Par arclidcono</text:p>
      <text:p text:style-name="Standard">45 - predicto loci ad epascenda et habunda / ita quod renentatur infram domine jovis post letare</text:p>
      <text:p text:style-name="Standard">46 - G. ecclesie</text:p>
      <text:p text:style-name="Standard">47 - Sy. succentore in ecclesia</text:p>
      <text:p text:style-name="Standard">48 - Sxhabita / pro parte clericorum matutinalium et aliorum servitorum ecclesie quodm supericacio</text:p>
      <text:p text:style-name="Standard">49 - J. Rolandi</text:p>
      <text:p text:style-name="Standard">50 - R. de Lorriaco</text:p>
      <text:p text:style-name="Standard"><text:soft-page-break/>51 - continente quod licet ipsi ab antiquo conseueverunt habere per officiarium</text:p>
      <text:p text:style-name="Standard">52 - niversariorum ecclesie ad causam certorum anniversariorum que in coto discribui nec</text:p>
      <text:p text:style-name="Standard">53 - L. de Mongeria</text:p>
      <text:p text:style-name="Standard">54 - nequibant nec ita cqueliter quand a quid ex ipsis remaneret certum residuum</text:p>
      <text:p text:style-name="Standard">55 - N. de Ordeimonte</text:p>
      <text:p text:style-name="Standard">56 - nichilominus canum / domini Stephanus Johannis et Johannes Hays nunc officiarius</text:p>
      <text:p text:style-name="Standard">57 - J. Voygnon</text:p>
      <text:p text:style-name="Standard">58 - anniversarum nichil eis solverant / quare suplicabant et requerebat quatinus solverent</text:p>
      <text:p text:style-name="Standard">59 - T. de Alneto</text:p>
      <text:p text:style-name="Standard">60 - de dictis residiis / domini concluserunt dictum residuum eis solvendim</text:p>
      <text:p text:style-name="Standard">61 - Ja. Cousson</text:p>
      <text:p text:style-name="Standard">62 - et Injunctum fuit domina Johanni Hays tunc presenti quatinus illud exsolveret videlicet</text:p>
      <text:p text:style-name="Standard">63 - E. de Murolio</text:p>
      <text:p text:style-name="Standard">64 - vincuuque suplicantium a bend quos deberet</text:p>
      <text:p text:style-name="Standard">65 - G. Fedelli</text:p>
      <text:p text:style-name="Standard">66 - N. de Rancia</text:p>
      <text:p text:style-name="Standard">67 - Ordinatum est in capitulo quod omnes prepositi prebendarii quiliber in sua prepositina</text:p>
      <text:p text:style-name="Standard">68 - J. de Karolay infirmo</text:p>
      <text:p text:style-name="Standard">69 - faciant procurent ser omnes reparaciones nesesrias in dictis locis videlicet</text:p>
      <text:p text:style-name="Standard">70 - in locis quibus recipiuntur grana infra instans festum nativitatis beati</text:p>
      <text:p text:style-name="Standard">71 - Johannis Baptiste / a in aliis infra festum omnium Sanctirum proxime inde secutur / et</text:p>
      <text:p text:style-name="Standard">72 - ut librus fiant / arrestent omnes grossis fructus omniu prebendanorum</text:p>
      <text:p text:style-name="Standard">73 - donec dcie reparaciones fuit facte scietis quod si in f deffecerut dicti prepositi capitulanumbm</text:p>
      <text:p text:style-name="Standard">74 - habebit accionem contra ipsos / e data est per me cuilibet redula continert</text:p>
      <text:p text:style-name="Standard">75 - po</text:p>
      <text:p text:style-name="Standard">=FRAN_0393_00354_L.jpg=</text:p>
      <text:p text:style-name="Standard">1 - Anno domini millesimo cccmo nonagesimo vii° die mercis post octuli mei xiia marcii capitulantibus dominis</text:p>
      <text:p text:style-name="Standard">2 - J. delano</text:p>
      <text:p text:style-name="Standard">3 - G. ecantore</text:p>
      <text:p text:style-name="Standard">4 - Personaliter comparentibus domino Petro Mercerii procuratore et nomine procuratorio magistri</text:p>
      <text:p text:style-name="Standard">5 - J. Par. in firmio</text:p>
      <text:p text:style-name="Standard">6 - LEgidii Juvenis / parte una et Johannes Custelli procuratore magistri Johannis de Jarsonno</text:p>
      <text:p text:style-name="Standard">7 - G. ecclesie ardiacium</text:p>
      <text:p text:style-name="Standard">8 - ecclesie huius cancellarii / pecierunt respectine admicti ad canonicatum et prebendam ecclesie</text:p>
      <text:p text:style-name="Standard">9 - Sy. succentore in ecclesia</text:p>
      <text:p text:style-name="Standard"><text:soft-page-break/>10 - parisiensis. quos optine silibat / deffunctus magister Petrus Mignoti videlicet</text:p>
      <text:p text:style-name="Standard">11 - J. de Pompodorio</text:p>
      <text:p text:style-name="Standard">12 - L. de Mongeria</text:p>
      <text:p text:style-name="Standard">13 - dictus domins penr nomine dicti magistr Egidii. a dictus Johannes Castelli nomine dicti</text:p>
      <text:p text:style-name="Standard">14 - N. Dictatoris</text:p>
      <text:p text:style-name="Standard">15 - magistr Johanns quibus capitulum / exeuntibus fuit deliberatum eos simul recipi</text:p>
      <text:p text:style-name="Standard">16 - Jo. Rolandi</text:p>
      <text:p text:style-name="Standard">17 - sive prioritate et posteritate. salvo cujuslibet jure et sic instablati et recepti</text:p>
      <text:p text:style-name="Standard">18 - M. Regiraldi</text:p>
      <text:p text:style-name="Standard">19 - fuerunt etc. dato pro dicto magistr Egidio racione cape fedejussore videlicet dicto domino</text:p>
      <text:p text:style-name="Standard">20 - Jo. VVoygnon</text:p>
      <text:p text:style-name="Standard">21 - Petro e pro prefato magistro Johanne de Jarsonno magistr Matheo Regnuldi.</text:p>
      <text:p text:style-name="Standard">22 - J. de Sanctis</text:p>
      <text:p text:style-name="Standard">23 - hec lacius videdie in papir recepcionum.</text:p>
      <text:p text:style-name="Standard">24 - R. de Louriaco</text:p>
      <text:p text:style-name="Standard">25 - G. Fedelli</text:p>
      <text:p text:style-name="Standard">26 - Dominus Dionisius regis se excusavit a siynodo qua non fidats eo quo neccasio</text:p>
      <text:p text:style-name="Standard">27 - R. de Putheolis</text:p>
      <text:p text:style-name="Standard">28 - erat absens in diocesis Belvacions et domini habuirt eum excusatum / post juramentm per</text:p>
      <text:p text:style-name="Standard">29 - J. de Karolay infirms</text:p>
      <text:p text:style-name="Standard">30 - eum prestitum / quod non poterat interesse</text:p>
      <text:p text:style-name="Standard">31 - placet dominis quod moledinum de Crolebarbe prope sanctoum Marcellium proclametur</text:p>
      <text:p text:style-name="Standard">32 - Anno et merense predicte die jovis sequenti presentibus et capitulantibus dominis</text:p>
      <text:p text:style-name="Standard">33 - P. decano</text:p>
      <text:p text:style-name="Standard">34 - J. archidiacono Par. infirmo</text:p>
      <text:p text:style-name="Standard">35 - Pro parte magistri Fratrum et sororum cuus Dei Parisiensis suplicato dominis quod cum</text:p>
      <text:p text:style-name="Standard">36 - G. archidiaconos ecclesie</text:p>
      <text:p text:style-name="Standard">37 - ad dictam domum Dei spectarent due domus contigue et intertenentis abontissantes</text:p>
      <text:p text:style-name="Standard">38 - Sy. succentore in ecclesia</text:p>
      <text:p text:style-name="Standard">39 - et contigue ex una parte capelle dicte domus et ex alia aule sancti Thome</text:p>
      <text:p text:style-name="Standard">40 - T. de Sancto Petro</text:p>
      <text:p text:style-name="Standard">41 - e domutorio dicti loci. site in pervisio nostre domine. super quibus / $ne$ domini annuatim</text:p>
      <text:p text:style-name="Standard">42 - T. Houcie</text:p>
      <text:p text:style-name="Standard">43 - percipiebant at percipiunt xxv librer parisiensium reditus / videlicet officium</text:p>
      <text:p text:style-name="Standard">44 - N. Dictatoris</text:p>
      <text:p text:style-name="Standard">45 - J. Rolandi</text:p>
      <text:p text:style-name="Standard"><text:soft-page-break/>46 - anneversariorum ix libras officium camere viii. libraus et officium fabrice viii ls</text:p>
      <text:p text:style-name="Standard">47 - J. Chanteprimo</text:p>
      <text:p text:style-name="Standard">48 - propter cujus redditus oneracionem dicte domus minabantur ruinam et cerent adhuc</text:p>
      <text:p text:style-name="Standard">49 - L. de Mongeria</text:p>
      <text:p text:style-name="Standard">50 - magisteo Ruivose . exhonerarentur Ipsi quod magister ifritres racione dicte domus Dei</text:p>
      <text:p text:style-name="Standard">51 - J. VVoygnon</text:p>
      <text:p text:style-name="Standard">52 - haberent jus percipiendi annuatim super efficio anniversariorum dicte ecclesie xi. lb. cum</text:p>
      <text:p text:style-name="Standard">53 - A. Regimne</text:p>
      <text:p text:style-name="Standard">54 - quinque solids par. Item vii. libras Parisiensis . super domo quadam sita in magno</text:p>
      <text:p text:style-name="Standard">55 - N. de Rancia</text:p>
      <text:p text:style-name="Standard">56 - vico Sancti Jacobi / ad intersignium nostre domine / in oppositum vici plaustri / quequidem</text:p>
      <text:p text:style-name="Standard">57 - P. de Salione</text:p>
      <text:p text:style-name="Standard">58 - domus fuit condam Johannis Belin a nunc est magistri Michaelis de Pauilly</text:p>
      <text:p text:style-name="Standard">59 - J. de Pompadorio</text:p>
      <text:p text:style-name="Standard">60 - pro curatoris in parlamento super qua eciam ne domini habunt jus percipiendi annuatim / lxca</text:p>
      <text:p text:style-name="Standard">61 - R. de Lorriaco</text:p>
      <text:p text:style-name="Standard">62 - N. de Ordeimonte</text:p>
      <text:p text:style-name="Standard">63 - solidos Par. / ejusdem condicionis sicut sunt dicte septe libre et hoc racione admortisaionum</text:p>
      <text:p text:style-name="Standard">64 - Hue</text:p>
      <text:p text:style-name="Standard">65 - dictarum vii. libras per dominos facte Vellentque ipsi magister et friteres / dictis dominis</text:p>
      <text:p text:style-name="Standard">66 - E. de Murolio</text:p>
      <text:p text:style-name="Standard">67 - situare et assignare annuatim / sex liberaus cum xv solidorum Parisiensium amodo</text:p>
      <text:p text:style-name="Standard">68 - G. Fedelli</text:p>
      <text:p text:style-name="Standard">69 - percipiendas super bursa dicte domus cncra dominis placeret dictas xxv. libras</text:p>
      <text:p text:style-name="Standard">70 - P. de Ogero</text:p>
      <text:p text:style-name="Standard">71 - quas in dictis duabus domibus percipent et permutate cum xxv. libras / postuerit</text:p>
      <text:p text:style-name="Standard">72 - J. de Karolay infirmuo</text:p>
      <text:p text:style-name="Standard">73 - de signatis dand post longum tractatum super hoc habitum / dominis plact</text:p>
      <text:p text:style-name="Standard">74 - permutacio hujusmodi et fiat super hoc ipsis bem magistri i faribus lictera</text:p>
      <text:p text:style-name="Standard">75 - dominis non placet interedere facto empcionis terre de Groulay</text:p>
      <text:p text:style-name="Standard">76 - de facto domini Johannis de Molendino / ad causum cujusdam capellanie quam opercietur in villa de</text:p>
      <text:p text:style-name="Standard">77 - Lusarches / et quam ante eum optunuerat affuncii magistr Petrus Forteti / fancta relacione per</text:p>
      <text:p text:style-name="Standard">78 - magistrum P. de Ogoia deputatum ad visitandum quamdam reformacionem factum s quod dictui deffuncti</text:p>
      <text:p text:style-name="Standard">79 - ad reparators tenebatur magistr Jo. Chanteprime dixit se aliam informacionem habere quam ostredoe v</text:p>
      <text:p text:style-name="Standard"><text:soft-page-break/>80 - set dicebat et causa visa voluit quod domini ordinentur pro libito voluntatis.</text:p>
      <text:p text:style-name="Standard">=FRAN_0393_00355_L.jpg=</text:p>
      <text:p text:style-name="Standard">1 - Anno predicto. die subbati post octuli xvi mensis predicti capitulantibus dominis</text:p>
      <text:p text:style-name="Standard">2 - P. decano</text:p>
      <text:p text:style-name="Standard">3 - G. Cantore</text:p>
      <text:p text:style-name="Standard">4 - Repulsa fuit excusacio omni Petri de Brayoo us cratis ininalibacion dm ian orum</text:p>
      <text:p text:style-name="Standard">5 - J. Pari</text:p>
      <text:p text:style-name="Standard">6 - archidiacono</text:p>
      <text:p text:style-name="Standard">7 - G. ecclesie</text:p>
      <text:p text:style-name="Standard">8 - Receptus fuit ad capellaniam Sancti Martini ad altare sanctorum Crispini et crspiniani</text:p>
      <text:p text:style-name="Standard">9 - Sy. succentor in ecclesia</text:p>
      <text:p text:style-name="Standard">10 - N. de Ordeimonte</text:p>
      <text:p text:style-name="Standard">11 - Nicolaus Prigant / causa permutacionis ad ipsam facte a resignacionis admisse in</text:p>
      <text:p text:style-name="Standard">12 - Jo. de Pompodorio</text:p>
      <text:p text:style-name="Standard">13 - manibus dominorum per venerabius unum magistrum Stephanum Perrnelli dicte capellanie capellanum tunt ad</text:p>
      <text:p text:style-name="Standard">14 - N. Dictatoris</text:p>
      <text:p text:style-name="Standard">15 - capelaniam quam in eclasia parociala Sancti Barthelomei parisiensis btebat dicti Nicolaus et presticit</text:p>
      <text:p text:style-name="Standard">16 - M. Reginaldi</text:p>
      <text:p text:style-name="Standard">17 - juramentum in forma consueta</text:p>
      <text:p text:style-name="Standard">18 - Jo. VVoygnon.</text:p>
      <text:p text:style-name="Standard">19 - J. Chanteprime</text:p>
      <text:p text:style-name="Standard">20 - per conclusione compotorum domini Aubti Billandi / nuper officium matutinarum et vini gentis</text:p>
      <text:p text:style-name="Standard">21 - P. de Ogero</text:p>
      <text:p text:style-name="Standard">22 - R. de Lorriaco</text:p>
      <text:p text:style-name="Standard">23 - deputatus et adjunctus est cum magistrum R. de Putheollis magister Jo. Rolandi</text:p>
      <text:p text:style-name="Standard">24 - . Petro</text:p>
      <text:p text:style-name="Standard">25 - A. Rogine</text:p>
      <text:p text:style-name="Standard">26 - ad compota / puerorum ecclesie audienda deputati sunt magistri N. de Rancia et P. de Salione</text:p>
      <text:p text:style-name="Standard">27 - G. Fedelli</text:p>
      <text:p text:style-name="Standard">28 - N. de Rancia</text:p>
      <text:p text:style-name="Standard">29 - dicatur magistro Nicolar Seblani quod prima die capitulari intersit in capitulo et afferit</text:p>
      <text:p text:style-name="Standard">30 - de Mongeria</text:p>
      <text:p text:style-name="Standard">31 - omnes papirus quas habet / ab executonis deffuncti archidiaconis Parisis / et papirum capellaniarum ac</text:p>
      <text:p text:style-name="Standard">32 - J. Rolandi</text:p>
      <text:p text:style-name="Standard"><text:soft-page-break/>33 - de Karolay infirmo peccunias quas liber a dicta execucione / una cum centum solidos parisiensis qua alias eidem</text:p>
      <text:p text:style-name="Standard">34 - traditi fuerant in depodto . pro certo debatoi inter deffunctum magistrum Petrum Forteti / a magistrum</text:p>
      <text:p text:style-name="Standard">35 - Johannem . Voygnon . tuc moto.</text:p>
      <text:p text:style-name="Standard">36 - Anno nonagesimo septimo. Die martis post letare faulium xixa mensis marcii. capitulantibus</text:p>
      <text:p text:style-name="Standard">37 - dominis.</text:p>
      <text:p text:style-name="Standard">38 - Dominus Johannes Regis emendavit eo quod non fuit ad synodum.</text:p>
      <text:p text:style-name="Standard">39 - P. Decano</text:p>
      <text:p text:style-name="Standard">40 - G. Cantore</text:p>
      <text:p text:style-name="Standard">41 - Adidem Albertus Hagembouch.</text:p>
      <text:p text:style-name="Standard">42 - J. archidiacono Paris. infirmo</text:p>
      <text:p text:style-name="Standard">43 - G. archidiacono ecclesie</text:p>
      <text:p text:style-name="Standard">44 - Ad idem dominus Petrus de Brayo et data est ei licencia faciendi</text:p>
      <text:p text:style-name="Standard">45 - N. Dictatoris</text:p>
      <text:p text:style-name="Standard">46 - deseruire capellaniam suam per alium.</text:p>
      <text:p text:style-name="Standard">47 - Jo. de Pompodorio</text:p>
      <text:p text:style-name="Standard">48 - Ro. de Lorriaco</text:p>
      <text:p text:style-name="Standard">49 - Magister Rolandus Boniface fecit se excusari quia erat absens</text:p>
      <text:p text:style-name="Standard">50 - T. de Sancto Petro</text:p>
      <text:p text:style-name="Standard">51 - ab ecclesia</text:p>
      <text:p text:style-name="Standard">52 - P. de Ogero</text:p>
      <text:p text:style-name="Standard">53 - Magister Johannes Rose beneficiatus in ecclesia Sancti Benedicti beniversi Parsiensis</text:p>
      <text:p text:style-name="Standard">54 - Jo. Rolandi</text:p>
      <text:p text:style-name="Standard">55 - excusatus fuit quia erat cum domino Cancellario Bituricensis.</text:p>
      <text:p text:style-name="Standard">56 - A. de Murolio</text:p>
      <text:p text:style-name="Standard">57 - T. Hocie</text:p>
      <text:p text:style-name="Standard">58 - De expensis abbatis de sequan summantur peccunie super excestecia</text:p>
      <text:p text:style-name="Standard">59 - Jo. de Chanteprime</text:p>
      <text:p text:style-name="Standard">60 - Paris liricantus.</text:p>
      <text:p text:style-name="Standard">61 - N. de Ordeimonte</text:p>
      <text:p text:style-name="Standard">62 - Declave thesauri quam habet magister Symon Fieron oneratus</text:p>
      <text:p text:style-name="Standard">63 - Jo. Voygnon</text:p>
      <text:p text:style-name="Standard">64 - est dominus Archidiaconus de Jofayo.</text:p>
      <text:p text:style-name="Standard">65 - L. de Mongeria</text:p>
      <text:p text:style-name="Standard">66 - M. Reginaldi tarde</text:p>
      <text:p text:style-name="Standard"><text:soft-page-break/>67 - De granchia Liricantus quia est in periculostame resperaretur</text:p>
      <text:p text:style-name="Standard">68 - J. de Kaurlay infirmo</text:p>
      <text:p text:style-name="Standard">69 - comparetenter propter Paelin nunc imiminens sumptibus illorum qui</text:p>
      <text:p text:style-name="Standard">70 - ad hoc tenentur de consseru prebendaciorum tunc astantibum</text:p>
      <text:p text:style-name="Standard">71 - reservata actione dominis prebendats / quam si opus fuerit facient</text:p>
      <text:p text:style-name="Standard">72 - coltra olis qui ad hoc tenentur</text:p>
      <text:p text:style-name="Standard">=FRAN_0393_00356_L.jpg=</text:p>
      <text:p text:style-name="Standard">1 - Anno predicto die jovi post letart sapitalui xxiia marii capitulantibus dominis</text:p>
      <text:p text:style-name="Standard">2 - P. Decano</text:p>
      <text:p text:style-name="Standard">3 - G. Cantore</text:p>
      <text:p text:style-name="Standard">4 - Exhibuit et appo tavit magister N. Dellarii papi</text:p>
      <text:p text:style-name="Standard">5 - Par.</text:p>
      <text:p text:style-name="Standard">6 - execucionis deffruncti domini Rigaldi de Duroforti quondam</text:p>
      <text:p text:style-name="Standard">7 - G. ecclesie Archidiacono</text:p>
      <text:p text:style-name="Standard">8 - Archidiaconi Parisiensi papirum inventarii capellania</text:p>
      <text:p text:style-name="Standard">9 - Dy. Succentore in ecclesia</text:p>
      <text:p text:style-name="Standard">10 - ecclesie Parisiensis et centums solidos parisiensis quos habuevrit</text:p>
      <text:p text:style-name="Standard">11 - Jo. de Pompodorio</text:p>
      <text:p text:style-name="Standard">12 - a magistro Johanne Voygnon et xvicm scuta viii° solidors</text:p>
      <text:p text:style-name="Standard">13 - N. Dictatoris</text:p>
      <text:p text:style-name="Standard">14 - vi frru. et xviii° denarious de emendis quas receperat</text:p>
      <text:p text:style-name="Standard">15 - Re. de Putheolis</text:p>
      <text:p text:style-name="Standard">16 - recuperaverat et omnia pecum habuit magister Laureci</text:p>
      <text:p text:style-name="Standard">17 - T. de Sancto Petro</text:p>
      <text:p text:style-name="Standard">18 - de Mongeria</text:p>
      <text:p text:style-name="Standard">19 - G. Fedelli</text:p>
      <text:p text:style-name="Standard">20 - T. Hocie</text:p>
      <text:p text:style-name="Standard">21 - Citetur ille qui citavit famlum magistri R.</text:p>
      <text:p text:style-name="Standard">22 - Ro. de Sanctis</text:p>
      <text:p text:style-name="Standard">23 - de Lorriaco</text:p>
      <text:p text:style-name="Standard">24 - Ph. de Salione</text:p>
      <text:p text:style-name="Standard">25 - Placet domino Archidiacono Josacensis quod emende</text:p>
      <text:p text:style-name="Standard">26 - Ro. de Lorriaco</text:p>
      <text:p text:style-name="Standard">27 - que tempore obitus sui sibi debibuntur covtantur</text:p>
      <text:p text:style-name="Standard">28 - N. de Rancia</text:p>
      <text:p text:style-name="Standard">29 - in usus paupeum et super hoc voluit et</text:p>
      <text:p text:style-name="Standard"><text:soft-page-break/>30 - Ma. Reginaldi</text:p>
      <text:p text:style-name="Standard">31 - consencnt fieri regestrum capitulare</text:p>
      <text:p text:style-name="Standard">32 - Jo. Voygnon</text:p>
      <text:p text:style-name="Standard">33 - insimo</text:p>
      <text:p text:style-name="Standard">34 - De domino Johanne Bienrenu placet dominis quod sibi concedantur centum solidi de</text:p>
      <text:p text:style-name="Standard">35 - decem libras quas debet frat magistri Roberti Bolengarii</text:p>
      <text:p text:style-name="Standard">36 - Relaxetur dominus Guillelmus Auffart usque ad festum Nativitatis Beati Johannis</text:p>
      <text:p text:style-name="Standard">37 - Baptiste super xvii solidos restante de summa lxvii s. per eum debitis ad causam</text:p>
      <text:p text:style-name="Standard">38 - emende gagiate per eum in curia dominorum / et preceptum est domino Johanni Hays</text:p>
      <text:p text:style-name="Standard">39 - quod solvat domino Johanni Biennein lta solidoum quos debebat dicto domino Guillelmo</text:p>
      <text:p text:style-name="Standard">40 - Auffart</text:p>
      <text:p text:style-name="Standard">41 - Deputati sunt ad audiendum compota officii fabrice magistri Johannes Hue</text:p>
      <text:p text:style-name="Standard">42 - et Johannes Rolandi</text:p>
      <text:p text:style-name="Standard">43 - De domo de Liriaco ordinatum est quod repperetur</text:p>
      <text:p text:style-name="Standard">44 - epistatoribus de Resayo Concordatum est ut sapatur cum Petro tusse priblici dicti for</text:p>
      <text:p text:style-name="Standard">45 - Pieere tuffe demourant a Rosay en Buye a Prins de messeigneurs doyen et chapitre de l'eglise</text:p>
      <text:p text:style-name="Standard">46 - de Paris. iiii estans assis aux bois valois et au plesseis jusques a III ans prorechaen</text:p>
      <text:p text:style-name="Standard">47 - chascun an pour cent quatre fir etc. aux termes / lesquelx liyont esté baillié</text:p>
      <text:p text:style-name="Standard">48 - peuplez c'est assavoir l'e stang du Molin de I. millesims de Carpeaux de vii viii. et ix.</text:p>
      <text:p text:style-name="Standard">49 - pousses set l'estang devant la porte du plessers de quinze cens de l'eschautillon</text:p>
      <text:p text:style-name="Standard">50 - dessus dit / et le grant estant du bois valoinis de trois millesimrs et le petit estang</text:p>
      <text:p text:style-name="Standard">51 - d'unu millesim / et tous d'un eschantillon / et en la fin desdiz trois ans il laissera</text:p>
      <text:p text:style-name="Standard">52 - les estans du molin et du plessus peuplez ainsi qui baillin lui ont esté</text:p>
      <text:p text:style-name="Standard">53 - pour les deux du bois valois le preuple lui doit estre apprtcrié pour l'officier a paier</text:p>
      <text:p text:style-name="Standard">54 - a argent. / Saitf et cetenu que messeigneurs ont retenu les fousses a leur</text:p>
      <text:p text:style-name="Standard">55 - prouffit / et en lafin desdictes années ilz doivent pescher ainsi comme Michiel</text:p>
      <text:p text:style-name="Standard">56 - da mesiil les a peschiez.</text:p>
      <text:p text:style-name="Standard">=FRAN_0393_00357_L.jpg=</text:p>
      <text:p text:style-name="Standard">1 - b</text:p>
      <text:p text:style-name="Standard">2 - 353</text:p>
      <text:p text:style-name="Standard">3 - Anno Nomagesim septimo . Die sabbati post lecrie xiii vesis ari capitulantibus dominis</text:p>
      <text:p text:style-name="Standard">4 - P. Decano</text:p>
      <text:p text:style-name="Standard">5 - G. Cantore</text:p>
      <text:p text:style-name="Standard">6 - De facto insale nostre domine interfint magistri Johannes Chanteprime</text:p>
      <text:p text:style-name="Standard">7 - J. Archidiacono Par</text:p>
      <text:p text:style-name="Standard">8 - Jo. Rolandi Philip. de Soliore et L. de Mongeria et</text:p>
      <text:p text:style-name="Standard"><text:soft-page-break/>9 - Archidiacono ecclesie</text:p>
      <text:p text:style-name="Standard">10 - 3</text:p>
      <text:p text:style-name="Standard">11 - audiant testes qui de facto sciant.</text:p>
      <text:p text:style-name="Standard">12 - Gy. Succentor in ecclesia</text:p>
      <text:p text:style-name="Standard">13 - J. de Pompodori</text:p>
      <text:p text:style-name="Standard">14 - Jo. Voygnon</text:p>
      <text:p text:style-name="Standard">15 - Placet dominis quod Ysabellis de Combeaux domicella teneatur</text:p>
      <text:p text:style-name="Standard">16 - L. de Mongeria</text:p>
      <text:p text:style-name="Standard">17 - in sufferencia usque ad festum Nativitatis bancti Johannis.</text:p>
      <text:p text:style-name="Standard">18 - N. Diccatoris</text:p>
      <text:p text:style-name="Standard">19 - Baptiste racot certi homagii per ipsam debiti dominis / et</text:p>
      <text:p text:style-name="Standard">20 - R. de Lorriaco</text:p>
      <text:p text:style-name="Standard">21 - arrestarunt in manu sua centum solidorum parisiensies redditus quos</text:p>
      <text:p text:style-name="Standard">22 - J. Rolandi</text:p>
      <text:p text:style-name="Standard">23 - dicta domicella vendidit / quiam emptor non fecit</text:p>
      <text:p text:style-name="Standard">24 - T. de Sancto Petro</text:p>
      <text:p text:style-name="Standard">25 - debitum suum erga dominos.</text:p>
      <text:p text:style-name="Standard">26 - G. Fedelli</text:p>
      <text:p text:style-name="Standard">27 - N. de Ordeimonte</text:p>
      <text:p text:style-name="Standard">28 - Ma. Reginaldi</text:p>
      <text:p text:style-name="Standard">29 - A. de Rantis tardo</text:p>
      <text:p text:style-name="Standard">30 - J. de Karolay i</text:p>
      <text:p text:style-name="Standard">31 - Aino quo supra. Die martis post judica me xxvia marcii capitulantibus dominis</text:p>
      <text:p text:style-name="Standard">32 - P. Decano</text:p>
      <text:p text:style-name="Standard">33 - Deputati sunt commissarii ad videndum arreragia</text:p>
      <text:p text:style-name="Standard">34 - G. Cantore</text:p>
      <text:p text:style-name="Standard">35 - domini Alberti Billardi et Recolendum ea que</text:p>
      <text:p text:style-name="Standard">36 - J.rchidiacono Par.</text:p>
      <text:p text:style-name="Standard">37 - audita non fuerunt magistri Phab de Salione</text:p>
      <text:p text:style-name="Standard">38 - G. Archidiacono ecclesie</text:p>
      <text:p text:style-name="Standard">39 - Sy. Succentore in ecclesia</text:p>
      <text:p text:style-name="Standard">40 - Jo. Voygnon et Jo. Rolandi / et intendant</text:p>
      <text:p text:style-name="Standard">41 - N. Dictatoris</text:p>
      <text:p text:style-name="Standard">42 - crastina die hora processionis et die veneris</text:p>
      <text:p text:style-name="Standard">43 - L. de Mongeria</text:p>
      <text:p text:style-name="Standard">44 - Ro. de Lorriaco</text:p>
      <text:p text:style-name="Standard"><text:soft-page-break/>45 - T. de Sancto Petro</text:p>
      <text:p text:style-name="Standard">46 - Ja. Cosson</text:p>
      <text:p text:style-name="Standard">47 - Jo. Rolandi</text:p>
      <text:p text:style-name="Standard">48 - Jo. Voygnon</text:p>
      <text:p text:style-name="Standard">49 - Jo. de Pompodorio</text:p>
      <text:p text:style-name="Standard">50 - G. Fedelli</text:p>
      <text:p text:style-name="Standard">51 - Ph. de Salione</text:p>
      <text:p text:style-name="Standard">52 - P. de Ogero</text:p>
      <text:p text:style-name="Standard">53 - Jo. de Karelay infirmo.</text:p>
      <text:p text:style-name="Standard">=FRAN_0393_00358_L.jpg=</text:p>
      <text:p text:style-name="Standard">1 - Anno Nonagesimo septimo . Die jonis post Judirame xxviiia mensis marcii capiuantibus</text:p>
      <text:p text:style-name="Standard">2 - dominis</text:p>
      <text:p text:style-name="Standard">3 - P. Decano</text:p>
      <text:p text:style-name="Standard">4 - Conclusum est inter dominos quod irquiratur domino Cantori locumtenentis domini</text:p>
      <text:p text:style-name="Standard">5 - G. Cantore</text:p>
      <text:p text:style-name="Standard">6 - Cancellarii quod licencietur magister Ma. Reginaldi in sacra theologia</text:p>
      <text:p text:style-name="Standard">7 - J. archidiacono Par.</text:p>
      <text:p text:style-name="Standard">8 - cum sit in tercio volurie lecture sue super sentenciis / cum sit</text:p>
      <text:p text:style-name="Standard">9 - G. Archidiaconus ecclesie</text:p>
      <text:p text:style-name="Standard">10 - Ita de usu ui ecclesie et ociam privilegio sedis apostolice / et requisitus</text:p>
      <text:p text:style-name="Standard">11 - Sy. succentor infirmo</text:p>
      <text:p text:style-name="Standard">12 - fuit per otatulum domini Decani / quiquidem dominus Cantor respondit</text:p>
      <text:p text:style-name="Standard">13 - Jo. de Chanteprime</text:p>
      <text:p text:style-name="Standard">14 - quod quicquid posset facere libenter faceret / et quod scriberet super hoc domino</text:p>
      <text:p text:style-name="Standard">15 - Ro. de Lorriao</text:p>
      <text:p text:style-name="Standard">16 - Cancellario / quia nesciebat an haberent potestatem nene.</text:p>
      <text:p text:style-name="Standard">17 - N. Dictatoris</text:p>
      <text:p text:style-name="Standard">18 - G. Fedelli</text:p>
      <text:p text:style-name="Standard">19 - De facto insule nichil fuit factum prout retulit magister Ro.</text:p>
      <text:p text:style-name="Standard">20 - Jo. Rolandi</text:p>
      <text:p text:style-name="Standard">21 - de Lorriaco.</text:p>
      <text:p text:style-name="Standard">22 - Jo. Voygnon</text:p>
      <text:p text:style-name="Standard">23 - Jo. de Pompodorio</text:p>
      <text:p text:style-name="Standard">24 - Re. de Putheolis</text:p>
      <text:p text:style-name="Standard">25 - L. de Mongeria</text:p>
      <text:p text:style-name="Standard">26 - N. de Ordeimonte</text:p>
      <text:p text:style-name="Standard"><text:soft-page-break/>27 - J. de Karolay infirmo</text:p>
      <text:p text:style-name="Standard">28 - Anno predicto . Die dabbi post Judica me xxxa mariii . Ccapitulantibus dominis</text:p>
      <text:p text:style-name="Standard">29 - P. Decano</text:p>
      <text:p text:style-name="Standard">30 - Arrestati sunt fructus domini decani Brsuntinensis pro</text:p>
      <text:p text:style-name="Standard">31 - G. Cantore</text:p>
      <text:p text:style-name="Standard">32 - religiosis Sancti Victoris ultra ea que exponentur in</text:p>
      <text:p text:style-name="Standard">33 - J. Archidiacono Par.</text:p>
      <text:p text:style-name="Standard">34 - repparacio nibus de Moriaco.</text:p>
      <text:p text:style-name="Standard">35 - G. Archidiacono ecclesie</text:p>
      <text:p text:style-name="Standard">36 - Sy. succentor in ecclesia</text:p>
      <text:p text:style-name="Standard">37 - Excusatus est Johannes Guerri capellanis in ecclesia Pariens super eo</text:p>
      <text:p text:style-name="Standard">38 - L. de Mongeria</text:p>
      <text:p text:style-name="Standard">39 - quod non fuit in synodo dominorum</text:p>
      <text:p text:style-name="Standard">40 - Jo. de Pompodorio</text:p>
      <text:p text:style-name="Standard">41 - Jo. Voygnon</text:p>
      <text:p text:style-name="Standard">42 - ea egae n on fuereant</text:p>
      <text:p text:style-name="Standard">43 - Privilegiatos et non</text:p>
      <text:p text:style-name="Standard">44 - in synodo et primo contranoru</text:p>
      <text:p text:style-name="Standard">45 - N. Duccatoris</text:p>
      <text:p text:style-name="Standard">46 - T. de Sancto Petro</text:p>
      <text:p text:style-name="Standard">47 - excusatos.</text:p>
      <text:p text:style-name="Standard">48 - N. de Rancia</text:p>
      <text:p text:style-name="Standard">49 - Vadat dominus Johannes Hays se informatis de terra domini Roberti</text:p>
      <text:p text:style-name="Standard">50 - G. Fedelli</text:p>
      <text:p text:style-name="Standard">51 - de Hareviller sita prope Montem lethericum</text:p>
      <text:p text:style-name="Standard">52 - Re. de Putheolis</text:p>
      <text:p text:style-name="Standard">53 - Super conclusione compotorum domini Auberti Billardi ad causam officiorum</text:p>
      <text:p text:style-name="Standard">54 - Ro. de Lorriaco</text:p>
      <text:p text:style-name="Standard">55 - Ph. de Valione</text:p>
      <text:p text:style-name="Standard">56 - matutinarum et vini per quam tenebatur in summa vixx ii. l. xii s.</text:p>
      <text:p text:style-name="Standard">57 - xi. d. p. super quibus tradidit domino Johanni Hays nunc dicta officia</text:p>
      <text:p text:style-name="Standard">58 - Jo. Chanteprime</text:p>
      <text:p text:style-name="Standard">59 - gerenti lvi l. p. Placet dominis quod super residuo dicte summi</text:p>
      <text:p text:style-name="Standard">60 - Nuillyaco</text:p>
      <text:p text:style-name="Standard">61 - Jo. Rolandi</text:p>
      <text:p text:style-name="Standard">62 - deducantur ei xxiiiior lv. in quibus Petr</text:p>
      <text:p text:style-name="Standard"><text:soft-page-break/>63 - J. de Karolay infirmo</text:p>
      <text:p text:style-name="Standard">64 - extititr obligatus / Ita quod residuum arreragiorum ascendens</text:p>
      <text:p text:style-name="Standard">65 - usque ad summam xlii. l. xii s. xi. d. cum obolo ex integro</text:p>
      <text:p text:style-name="Standard">66 - solvat infra instans festum Sancti Remigii / ad que solvenda</text:p>
      <text:p text:style-name="Standard">67 - se obliget / et fiat et quictancia et concludatur compotus.</text:p>
      <text:p text:style-name="Standard">=FRAN_0393_00359_L.jpg=</text:p>
      <text:p text:style-name="Standard">1 - *</text:p>
      <text:p text:style-name="Standard">2 - xx</text:p>
      <text:p text:style-name="Standard">3 - 33</text:p>
      <text:p text:style-name="Standard">4 - Anno nonagesimo septimo . Die lune post dominicam in Rtanis paliuarum capitulantibus dominis</text:p>
      <text:p text:style-name="Standard">5 - P. Decano</text:p>
      <text:p text:style-name="Standard">6 - G. Cantore</text:p>
      <text:p text:style-name="Standard">7 - J. Pai</text:p>
      <text:p text:style-name="Standard">8 - Henricus Souveti procurator discreti viri Johannis Boussardi pecit</text:p>
      <text:p text:style-name="Standard">9 - G. ecclesie Archidiacono</text:p>
      <text:p text:style-name="Standard">10 - se admicti ad capellaniam in ecclesia Parisiensis fundatam ad altare</text:p>
      <text:p text:style-name="Standard">11 - Sy. Succentor in ecclesia</text:p>
      <text:p text:style-name="Standard">12 - Beati Nicolai vacante per obitum domini Johannis Deuxsoli / et domini</text:p>
      <text:p text:style-name="Standard">13 - N. dictatoris</text:p>
      <text:p text:style-name="Standard">14 - acceptaverunt primam diem capitularem post Pascha de</text:p>
      <text:p text:style-name="Standard">15 - Ro. de Lorriaco</text:p>
      <text:p text:style-name="Standard">16 - conssen procuratoris predicti.</text:p>
      <text:p text:style-name="Standard">17 - L. de Mongeria</text:p>
      <text:p text:style-name="Standard">18 - Re. de Putheolis</text:p>
      <text:p text:style-name="Standard">19 - J. Rolandi</text:p>
      <text:p text:style-name="Standard">20 - N. de Rancia</text:p>
      <text:p text:style-name="Standard">21 - Ja. Cosson</text:p>
      <text:p text:style-name="Standard">22 - Jo. Chanteprime</text:p>
      <text:p text:style-name="Standard">23 - J. de Pompodori</text:p>
      <text:p text:style-name="Standard">24 - T. de Sancto Petro</text:p>
      <text:p text:style-name="Standard">25 - G. Fedelli</text:p>
      <text:p text:style-name="Standard">26 - J. de Nulleyo</text:p>
      <text:p text:style-name="Standard">27 - Jo. Voygnon</text:p>
      <text:p text:style-name="Standard">28 - Jo. Hue</text:p>
      <text:p text:style-name="Standard">29 - J. de Karolay infirmo</text:p>
      <text:p text:style-name="Standard">30 - Anno predicto. die mercuii post domicam in Ranis palivarum tercia mensis Aepulis</text:p>
      <text:p text:style-name="Standard"><text:soft-page-break/>31 - Capitulantibus dominis.</text:p>
      <text:p text:style-name="Standard">32 - Johannes de Pacyaco presbyter fuit receptus in vicarium</text:p>
      <text:p text:style-name="Standard">33 - P. Decano</text:p>
      <text:p text:style-name="Standard">34 - G. Cantore</text:p>
      <text:p text:style-name="Standard">35 - Sancti Mederici pro magistro Petro D'Auxon</text:p>
      <text:p text:style-name="Standard">36 - J. Archidiacono Par.</text:p>
      <text:p text:style-name="Standard">37 - Doror alipdis de Prato fuit velata et ad annum prolacionis</text:p>
      <text:p text:style-name="Standard">38 - G. Archidiaconus ecclesie</text:p>
      <text:p text:style-name="Standard">39 - admissa.</text:p>
      <text:p text:style-name="Standard">40 - Sy. succentor in ecclesia</text:p>
      <text:p text:style-name="Standard">41 - Jo. de Karolay infirmus</text:p>
      <text:p text:style-name="Standard">42 - De facto insule placet dominis quod capiantur duo unus ex</text:p>
      <text:p text:style-name="Standard">43 - L. de Mongeria</text:p>
      <text:p text:style-name="Standard">44 - parte capituli et alius ex parte episcopi Parisiensis et in casu</text:p>
      <text:p text:style-name="Standard">45 - J. de Nullyaco</text:p>
      <text:p text:style-name="Standard">46 - discordie / eligatur unus ab ipsis et electus est ex</text:p>
      <text:p text:style-name="Standard">47 - Jo. de Pompodorio</text:p>
      <text:p text:style-name="Standard">48 - parte capituli / magister Gaillardus tam super petitorio</text:p>
      <text:p text:style-name="Standard">49 - N. de Ordeimonte</text:p>
      <text:p text:style-name="Standard">50 - quam possessorio.</text:p>
      <text:p text:style-name="Standard">51 - Jo. Voygnon</text:p>
      <text:p text:style-name="Standard">52 - et repronatur loga in loco quo erat anno preterito</text:p>
      <text:p text:style-name="Standard">53 - G. Fedelli</text:p>
      <text:p text:style-name="Standard">54 - et duret potetas usque ad Ascencionim domini</text:p>
      <text:p text:style-name="Standard">55 - Tde Sancto Petro</text:p>
      <text:p text:style-name="Standard">56 - Placet dominis quod Guillelmus Alerini promoeatur ad</text:p>
      <text:p text:style-name="Standard">57 - sacerdociuum.</text:p>
      <text:p text:style-name="Standard">58 - Recepti fuerunt dominus P. Maquignon presbyter et H. Jouveti</text:p>
      <text:p text:style-name="Standard">59 - procurator Johannis Boussardi ad capellaniam Sancti Nicolai fundatam</text:p>
      <text:p text:style-name="Standard">60 - in ecclesia Parisiensis vacantes per obitum domini Johannis demxsis virtute</text:p>
      <text:p text:style-name="Standard">61 - graciarum expeccativarum etc.</text:p>
      <text:p text:style-name="Standard">62 - Mutuet officiarius horarum xxt frr. pontenerio flumi finis</text:p>
      <text:p text:style-name="Standard">63 - portus Yzale apud Andresiacum pro bacellanius reficiendis / et</text:p>
      <text:p text:style-name="Standard">64 - obliget se dictus pontenerius redditur etc.</text:p>
      <text:p text:style-name="Standard">65 - .di</text:p>
      <text:p text:style-name="Standard">66 - subdati ordinam.</text:p>
      <text:p text:style-name="Standard"><text:soft-page-break/>=FRAN_0393_00360_L.jpg=</text:p>
      <text:p text:style-name="Standard">1 - no No</text:p>
      <text:p text:style-name="Standard">2 - Oltaim. De</text:p>
      <text:p text:style-name="Standard">3 - post festum resurrecionis domini . xiia mensis aprilis . Capitulantibus dominis</text:p>
      <text:p text:style-name="Standard">4 - P. Decano</text:p>
      <text:p text:style-name="Standard">5 - Guillelmus Toubierre ferviens eques regiis adjornavit ad viii</text:p>
      <text:p text:style-name="Standard">6 - G. Cantore</text:p>
      <text:p text:style-name="Standard">7 - G. Archidiacono ecclesie</text:p>
      <text:p text:style-name="Standard">8 - diem dominos Decanum et capitulum visictos taxari quasdam expensas</text:p>
      <text:p text:style-name="Standard">9 - factas in quadam causa mota et pendentes in requestis palacii</text:p>
      <text:p text:style-name="Standard">10 - Sy. saccentore in ecclesia</text:p>
      <text:p text:style-name="Standard">11 - coram dominis requestarum inter dominos et dominum Petrum de Luximonte</text:p>
      <text:p text:style-name="Standard">12 - Jo. de Karolay infirmus</text:p>
      <text:p text:style-name="Standard">13 - Curatum Sancti Nicolai de Cardineto et domini pecurunt expiam</text:p>
      <text:p text:style-name="Standard">14 - L. de Mongeria</text:p>
      <text:p text:style-name="Standard">15 - Relacionis sue</text:p>
      <text:p text:style-name="Standard">16 - Ph. de Salione</text:p>
      <text:p text:style-name="Standard">17 - Placet dominis quod dominus Johannes Henrici presbyter deserviant capellanie magistri Laurencii</text:p>
      <text:p text:style-name="Standard">18 - Ro. de Lorriaco</text:p>
      <text:p text:style-name="Standard">19 - G. Fedelli</text:p>
      <text:p text:style-name="Standard">20 - de Salitibus dato fidejusso re pro ipso magistro Johanne Vielleti</text:p>
      <text:p text:style-name="Standard">21 - Jo. de Pompodorio</text:p>
      <text:p text:style-name="Standard">22 - Officiali capituli pro ornamentis talice et altis</text:p>
      <text:p text:style-name="Standard">23 - Jo. Voygnon tarde venit</text:p>
      <text:p text:style-name="Standard">24 - Jo. Rolandi</text:p>
      <text:p text:style-name="Standard">25 - Contribuat dominus Johannes lays officiarius anniversariorum prepositus</text:p>
      <text:p text:style-name="Standard">26 - A. Regine tardi</text:p>
      <text:p text:style-name="Standard">27 - prebendarius apud Liricantum repparacioni granchie dicti losd</text:p>
      <text:p text:style-name="Standard">28 - Liricantus loco domini Hugonis Blancheti.</text:p>
      <text:p text:style-name="Standard">29 - Fiant hostia gravicario rum claustri clausa.</text:p>
      <text:p text:style-name="Standard">30 - Anno que supra. Die lune post quasimodo xvta apri capitulantibus dominis</text:p>
      <text:p text:style-name="Standard">31 - P. Decano</text:p>
      <text:p text:style-name="Standard">32 - Non solvit dominus Robertus de Baileux officiarius horat</text:p>
      <text:p text:style-name="Standard">33 - G. Cantore</text:p>
      <text:p text:style-name="Standard">34 - aliquid domino Petro Agni quousque satisffecerit domino Johanni</text:p>
      <text:p text:style-name="Standard">35 - G. Archidiacono ecclesie</text:p>
      <text:p text:style-name="Standard"><text:soft-page-break/>36 - Hays officiario anniversariorum</text:p>
      <text:p text:style-name="Standard">37 - Sy. Succentor in ecclesia</text:p>
      <text:p text:style-name="Standard">38 - Jo. de Karolay infirmo</text:p>
      <text:p text:style-name="Standard">39 - De causa Sancti Benedicti ad xvim dies et die vabbai congregabitr</text:p>
      <text:p text:style-name="Standard">40 - Jo. Rolandi</text:p>
      <text:p text:style-name="Standard">41 - consilium capituli.</text:p>
      <text:p text:style-name="Standard">42 - A. Regini</text:p>
      <text:p text:style-name="Standard">43 - Thomas mege sergent a verge de Chastellet adjourna messeigneurs</text:p>
      <text:p text:style-name="Standard">44 - R. de Putheolis</text:p>
      <text:p text:style-name="Standard">45 - devant le prevost de Parisis a de mertredi en vin jours a respondre</text:p>
      <text:p text:style-name="Standard">46 - L. de Mongeria</text:p>
      <text:p text:style-name="Standard">47 - a Colart de Reauvois et a sa femme demourens en la grant rue daint</text:p>
      <text:p text:style-name="Standard">48 - N. Dictatoris</text:p>
      <text:p text:style-name="Standard">49 - Mariy devant le gros tournoibs</text:p>
      <text:p text:style-name="Standard">50 - N. de Ordeimonte</text:p>
      <text:p text:style-name="Standard">51 - Jo. Voygnon</text:p>
      <text:p text:style-name="Standard">52 - De Johanne Patenostre servientes et hosiario capituli Injunctum fuit ei</text:p>
      <text:p text:style-name="Standard">53 - quod repellat a se concubutam.</text:p>
      <text:p text:style-name="Standard">54 - Jo. de Sanctis</text:p>
      <text:p text:style-name="Standard">55 - Ad audiendum Inventarium jocalium thessauri deputatus est cum</text:p>
      <text:p text:style-name="Standard">56 - dominis fabrice magister Johannes Rolandi.</text:p>
      <text:p text:style-name="Standard">57 - Exhaita cam testimetdeffuncti magistri Petri Mignoti Capiantur</text:p>
      <text:p text:style-name="Standard">58 - C. fr. sive obligenne / et detur quictancia ut associetur</text:p>
      <text:p text:style-name="Standard">59 - precibus ecclesie tamen finaliter nichil fuit conclusum</text:p>
      <text:p text:style-name="Standard">=FRAN_0393_00361_L.jpg=</text:p>
      <text:p text:style-name="Standard">1 - i</text:p>
      <text:p text:style-name="Standard">2 - 33</text:p>
      <text:p text:style-name="Standard">3 - 3</text:p>
      <text:p text:style-name="Standard">4 - Anno nonagesimo ctavo. Die mercurii post quasinodo xviia mensis aptilis. Capitulantibus dominis</text:p>
      <text:p text:style-name="Standard">5 - P. Decano</text:p>
      <text:p text:style-name="Standard">6 - G. Cantore</text:p>
      <text:p text:style-name="Standard">7 - Placet dominis quod dominus Tyonisius Saillembren ficiat adduc</text:p>
      <text:p text:style-name="Standard">8 - J. Archidiacono Parirsinsis infirmmo</text:p>
      <text:p text:style-name="Standard">9 - ravesium cujusdam domus penitenciarii ecclesie versus Sanctum</text:p>
      <text:p text:style-name="Standard">10 - G. archidiacono ecclesie</text:p>
      <text:p text:style-name="Standard">11 - laudicum.</text:p>
      <text:p text:style-name="Standard"><text:soft-page-break/>12 - Sy. succentor in ecclesia</text:p>
      <text:p text:style-name="Standard">13 - Jo. de Karolay infirmus</text:p>
      <text:p text:style-name="Standard">14 - Placet dominis quod nepos magistri Mather Reginaldi deffunctus inhabuetur</text:p>
      <text:p text:style-name="Standard">15 - T. de Sancto Petro</text:p>
      <text:p text:style-name="Standard">16 - in ecclesia Sancti Johannis Rotundi</text:p>
      <text:p text:style-name="Standard">17 - Jo. Voygnon</text:p>
      <text:p text:style-name="Standard">18 - Placet dominis quod magister Robertus Bolengarii capellanis Sancti Mederici</text:p>
      <text:p text:style-name="Standard">19 - N. de Ordeimonte</text:p>
      <text:p text:style-name="Standard">20 - sit quictus de xem libras parisies racione reconsliacionis Sancti Mederici</text:p>
      <text:p text:style-name="Standard">21 - L. de Mongeria</text:p>
      <text:p text:style-name="Standard">22 - Re. de Putheclis</text:p>
      <text:p text:style-name="Standard">23 - solvendo medietatem scilicet centum solidous parisiense et permutet</text:p>
      <text:p text:style-name="Standard">24 - N. de Rancia</text:p>
      <text:p text:style-name="Standard">25 - beneficium suum infra festum Nativitatis beicti Johannis Baptiste.</text:p>
      <text:p text:style-name="Standard">26 - N. Dictatoris</text:p>
      <text:p text:style-name="Standard">27 - G. Fedelli</text:p>
      <text:p text:style-name="Standard">28 - De Symone de Bernaville de Vinaco / Concordet cum procuratore</text:p>
      <text:p text:style-name="Standard">29 - T. Hocie.</text:p>
      <text:p text:style-name="Standard">30 - regio et deinde domini erunt ei graciosi</text:p>
      <text:p text:style-name="Standard">31 - Anno quo supra. Di veneris post quasimodo . xixa mensis aprilis. Capitulantibus dominis</text:p>
      <text:p text:style-name="Standard">32 - P. Decano</text:p>
      <text:p text:style-name="Standard">33 - clerico scolari in carceribus capituli detento propter</text:p>
      <text:p text:style-name="Standard">34 - De provone</text:p>
      <text:p text:style-name="Standard">35 - G. Cantore</text:p>
      <text:p text:style-name="Standard">36 - nonnulla verba finoiosa lata per ipsum in personam domini Cantoris</text:p>
      <text:p text:style-name="Standard">37 - J. ArchidiaconoPararisinis infirmo</text:p>
      <text:p text:style-name="Standard">38 - et alia / ipsum requirente magistro N. Sapientis curie Parisiensis</text:p>
      <text:p text:style-name="Standard">39 - G. Archidiacono ecclesie</text:p>
      <text:p text:style-name="Standard">40 - prometore Domini requisicioni dicti promotis non obtempaerantes</text:p>
      <text:p text:style-name="Standard">41 - Sy. Succentor in ecclesia</text:p>
      <text:p text:style-name="Standard">42 - expediverunt ipsum Yvonem a carceribus / Et inhibuerunt.</text:p>
      <text:p text:style-name="Standard">43 - J. de Karolay infirmus</text:p>
      <text:p text:style-name="Standard">44 - eidem sub certis et grossis penis videlicet eendi in dictis carceribus</text:p>
      <text:p text:style-name="Standard">45 - L. de Mongeria</text:p>
      <text:p text:style-name="Standard">46 - in pane et a qua ne de dicto domino Cantore dicat vel proferat</text:p>
      <text:p text:style-name="Standard">47 - N. de Ordeimonte</text:p>
      <text:p text:style-name="Standard"><text:soft-page-break/>48 - aliqua verba injuriosa.</text:p>
      <text:p text:style-name="Standard">49 - N. Dictatoris</text:p>
      <text:p text:style-name="Standard">50 - Jo. de Sanctis</text:p>
      <text:p text:style-name="Standard">51 - redigant in scriptis requestas suas illi de sanctomederico</text:p>
      <text:p text:style-name="Standard">52 - Ma. Reginaldi.</text:p>
      <text:p text:style-name="Standard">53 - et domini deliberabunt.</text:p>
      <text:p text:style-name="Standard">54 - Jo. Rolandi</text:p>
      <text:p text:style-name="Standard">55 - Placet dominis permutacio domini Mathei servientis facto inventario</text:p>
      <text:p text:style-name="Standard">56 - Jo. de Pampodorio</text:p>
      <text:p text:style-name="Standard">57 - capellanie et reppertis omnibus.</text:p>
      <text:p text:style-name="Standard">58 - Jo. Voygnon</text:p>
      <text:p text:style-name="Standard">59 - E. Hocie.</text:p>
      <text:p text:style-name="Standard">60 - Arrestentur equi domini Johannis de Monsuris militis pro</text:p>
      <text:p text:style-name="Standard">61 - vigintiquinque libris parsins pro termino Pasche ultimo peterito.</text:p>
      <text:p text:style-name="Standard">=FRAN_0393_00362_L.jpg=</text:p>
      <text:p text:style-name="Standard">1 - Die dominica que cantarum fuit in fancta Dei ecclesia misericordia domini xxia mensis pilris.</text:p>
      <text:p text:style-name="Standard">2 - Congregatis dominis.</text:p>
      <text:p text:style-name="Standard">3 - P. Decano</text:p>
      <text:p text:style-name="Standard">4 - Ja. Cosson</text:p>
      <text:p text:style-name="Standard">5 - L. de Mongeria</text:p>
      <text:p text:style-name="Standard">6 - Nichil fuit actrm propte absenciam consilii.</text:p>
      <text:p text:style-name="Standard">7 - Re. de Putheolis</text:p>
      <text:p text:style-name="Standard">8 - Jo. Rolandi</text:p>
      <text:p text:style-name="Standard">9 - Ro. de Lorriaco</text:p>
      <text:p text:style-name="Standard">10 - Jo. de Pompodorio</text:p>
      <text:p text:style-name="Standard">11 - T. de Alneto</text:p>
      <text:p text:style-name="Standard">12 - P. de Ogero</text:p>
      <text:p text:style-name="Standard">13 - Jo. de Mullyaco</text:p>
      <text:p text:style-name="Standard">14 - Anno nongesmoctavo. Die lune post nrina Domini xxiia mensis apstais. Capituantibus dominis</text:p>
      <text:p text:style-name="Standard">15 - P. Decano</text:p>
      <text:p text:style-name="Standard">16 - G. Cantore</text:p>
      <text:p text:style-name="Standard">17 - J. archidiaconuo Pari.i infirmo</text:p>
      <text:p text:style-name="Standard">18 - Receptus fuit ad capellaniam prpe thesaurum ecclesie Parisiensis</text:p>
      <text:p text:style-name="Standard">19 - G. Archidiacono ecclesie</text:p>
      <text:p text:style-name="Standard">20 - ad altare Sancti Petri Martiris dominus Gervasius Le Bay</text:p>
      <text:p text:style-name="Standard">21 - Sy. succentor in ecclesia</text:p>
      <text:p text:style-name="Standard"><text:soft-page-break/>22 - presbyter per resignacionem causa permutacioni factam de ipsa capellani</text:p>
      <text:p text:style-name="Standard">23 - Jo. de Karolay infirmo</text:p>
      <text:p text:style-name="Standard">24 - per dominum Johannem Gorretelli capicerium dicte ecclesie procuratorem</text:p>
      <text:p text:style-name="Standard">25 - Jo. Roland</text:p>
      <text:p text:style-name="Standard">26 - domini Matheiseriiensis presbyteri capellani ejusdem prout per licteras procuratorias</text:p>
      <text:p text:style-name="Standard">27 - Jo. de Pompodorio</text:p>
      <text:p text:style-name="Standard">28 - Par. sub anno nonagesimimo octavo et die xvta mensis aprilis</text:p>
      <text:p text:style-name="Standard">29 - T. Hocie infirmo</text:p>
      <text:p text:style-name="Standard">30 - per Johannem Socii clericum suessionensis diocesis pullicum apostolica et</text:p>
      <text:p text:style-name="Standard">31 - T. de Sancto Petro</text:p>
      <text:p text:style-name="Standard">32 - imperiali auctoritatibus notariis cnfectas signtas et subscriptas</text:p>
      <text:p text:style-name="Standard">33 - N. Dictatoris</text:p>
      <text:p text:style-name="Standard">34 - legitime constitit / nomine procuratorio ipsius domini Mathei et</text:p>
      <text:p text:style-name="Standard">35 - Re. de Putheolis</text:p>
      <text:p text:style-name="Standard">36 - pio ipso / ad capellaniam quandam in ecclesia Crecentum pauperum Parisiensius</text:p>
      <text:p text:style-name="Standard">37 - Jo. Voygnon</text:p>
      <text:p text:style-name="Standard">38 - et non alias.</text:p>
      <text:p text:style-name="Standard">39 - Ro. de Lorriacso</text:p>
      <text:p text:style-name="Standard">40 - L. de Mongeria</text:p>
      <text:p text:style-name="Standard">=FRAN_0393_00363_L.jpg=</text:p>
      <text:p text:style-name="Standard">1 - 3</text:p>
      <text:p text:style-name="Standard">2 - 3</text:p>
      <text:p text:style-name="Standard">3 - Anno nomagesimo dectamo . Die meruii post mstra Domini xiiiia mesis posoaitus capitulantibus dominis</text:p>
      <text:p text:style-name="Standard">4 - P. Decano</text:p>
      <text:p text:style-name="Standard">5 - G. Cantor</text:p>
      <text:p text:style-name="Standard">6 - Compareat dominus Aubertus Billardi coram auditoribus</text:p>
      <text:p text:style-name="Standard">7 - Sy. succentor in ecclesia</text:p>
      <text:p text:style-name="Standard">8 - compotorum suorum pro venificanda quadam cedula super</text:p>
      <text:p text:style-name="Standard">9 - J. archidiacono Par. infirmo</text:p>
      <text:p text:style-name="Standard">10 - certis repparacionibus per eum computatis et non factis</text:p>
      <text:p text:style-name="Standard">11 - .Archidiacono ecclesie</text:p>
      <text:p text:style-name="Standard">12 - et firma du Bois Valoys / et quadam alia cedula</text:p>
      <text:p text:style-name="Standard">13 - J. de Karolay infirmo</text:p>
      <text:p text:style-name="Standard">14 - manu sua signata</text:p>
      <text:p text:style-name="Standard">15 - Jo. Voygnon</text:p>
      <text:p text:style-name="Standard"><text:soft-page-break/>16 - G. Fedelli</text:p>
      <text:p text:style-name="Standard">17 - De admortizacione stagni de Melenfroy temptetur etm cum</text:p>
      <text:p text:style-name="Standard">18 - N. de Ordeimonte</text:p>
      <text:p text:style-name="Standard">19 - domino vicecomite Meleduni an velit admortiare</text:p>
      <text:p text:style-name="Standard">20 - M. Reginaldi</text:p>
      <text:p text:style-name="Standard">21 - Jo. de Pompodorio</text:p>
      <text:p text:style-name="Standard">22 - De facto Sancti Benedicti ad crastinum ternitatis cum magistro</text:p>
      <text:p text:style-name="Standard">23 - Re. de Putheolis</text:p>
      <text:p text:style-name="Standard">24 - N. de Rancia</text:p>
      <text:p text:style-name="Standard">25 - Johanne Girardi et deputati ad loquendum cum procuratore regisio</text:p>
      <text:p text:style-name="Standard">26 - L. de Mongeria</text:p>
      <text:p text:style-name="Standard">27 - pero tractatu Ja. Cassonet</text:p>
      <text:p text:style-name="Standard">28 - Jo. de Sanctis</text:p>
      <text:p text:style-name="Standard">29 - Magister Johannes Voygnon requisivit Johannem de</text:p>
      <text:p text:style-name="Standard">30 - Ja. Cosson</text:p>
      <text:p text:style-name="Standard">31 - Poligniaco alias Coedier detentum prisionarium capituli</text:p>
      <text:p text:style-name="Standard">32 - R. dictatoris infirmo</text:p>
      <text:p text:style-name="Standard">33 - pro nece seu morte deffuncti Petri Le Biernais alias</text:p>
      <text:p text:style-name="Standard">34 - Caron / tamnquam familiarem suum / dices quod punicio</text:p>
      <text:p text:style-name="Standard">35 - et correctio ipsius Johannis ad ipsum pertinebat quiquidem</text:p>
      <text:p text:style-name="Standard">36 - Johannes fuit ei restitutus et remissus puniendus ut</text:p>
      <text:p text:style-name="Standard">37 - absolvendus</text:p>
      <text:p text:style-name="Standard">38 - Anno quo supra. Die veneris post mistra Domini xxvia mensis a prilis. capitulantibus dominis</text:p>
      <text:p text:style-name="Standard">39 - P. Decano</text:p>
      <text:p text:style-name="Standard">40 - Placet dominis quod dominus Ro. Bolengarii remaneat quictus</text:p>
      <text:p text:style-name="Standard">41 - G. Cantore</text:p>
      <text:p text:style-name="Standard">42 - de centum solidis Par. racione certe emende per eum gagiate</text:p>
      <text:p text:style-name="Standard">43 - J. Archidiacono Par. infirmo</text:p>
      <text:p text:style-name="Standard">44 - pro iiiior li. pa. quas illico in capitulo solvit</text:p>
      <text:p text:style-name="Standard">45 - G. Archidiacono ecclesie</text:p>
      <text:p text:style-name="Standard">46 - Placet dominis quod Gervasius Thiesse habeat denarius matutinales</text:p>
      <text:p text:style-name="Standard">47 - J. de Karolay infirmo</text:p>
      <text:p text:style-name="Standard">48 - ad causam domini Auberti Billardi / usque ad annum</text:p>
      <text:p text:style-name="Standard">49 - L. de Mongeria</text:p>
      <text:p text:style-name="Standard">50 - Ro. de Lorriaco</text:p>
      <text:p text:style-name="Standard">51 - Deputati sunt ad loquendum cum magistro Johanne Regis procuratoom</text:p>
      <text:p text:style-name="Standard"><text:soft-page-break/>52 - parlamento super facto territorii ecclesie / domini P. Decanus</text:p>
      <text:p text:style-name="Standard">53 - G. Fedelli</text:p>
      <text:p text:style-name="Standard">54 - Ma. Reginaldi</text:p>
      <text:p text:style-name="Standard">55 - G. archidiacono de Josayo . P. de Egero et Ja. Cosson / ac</text:p>
      <text:p text:style-name="Standard">56 - R. de Lorriaco / et deinde ordinabitur / an utile sit</text:p>
      <text:p text:style-name="Standard">57 - Jo. de Pompodorio</text:p>
      <text:p text:style-name="Standard">58 - eum deputare ad dictum teritorium faciendum et loquatur.</text:p>
      <text:p text:style-name="Standard">59 - Jo. Voygnon</text:p>
      <text:p text:style-name="Standard">60 - N. Dictatoris infimo</text:p>
      <text:p text:style-name="Standard">61 - Consencit magister Ro. de Lorris quod compota officiariorum Camere</text:p>
      <text:p text:style-name="Standard">62 - et horarum alias ad ipsius instantbes arrestata et assoupata</text:p>
      <text:p text:style-name="Standard">63 - concludantur.</text:p>
      <text:p text:style-name="Standard">=FRAN_0393_00364_L.jpg=</text:p>
      <text:p text:style-name="Standard">1 - Anno Nonogesimo Cctavo die lune post Julilate arcesima nova mensis aprilis. Capiuanibus</text:p>
      <text:p text:style-name="Standard">2 - dominis.</text:p>
      <text:p text:style-name="Standard">3 - P. Decano</text:p>
      <text:p text:style-name="Standard">4 - Facta relacione per magistr R. de Lotriaco et Jo. Rolandi commissarios</text:p>
      <text:p text:style-name="Standard">5 - G. Cantore</text:p>
      <text:p text:style-name="Standard">6 - deputatos per capitulum ad audiendum compota domini Johannis</text:p>
      <text:p text:style-name="Standard">7 - J. Archidacono Parisis insimmo</text:p>
      <text:p text:style-name="Standard">8 - G. archidiacono ecclesie</text:p>
      <text:p text:style-name="Standard">9 - Hays officiarii anniversariorum constat per conclusionem quod</text:p>
      <text:p text:style-name="Standard">10 - Sy. Succentore in ecclesia</text:p>
      <text:p text:style-name="Standard">11 - ipsa recepta est ii ix lxxi lb. xvi s. vii d. et misia</text:p>
      <text:p text:style-name="Standard">12 - ascendit ad summam iii li. lb. xix s. iii. d. ob</text:p>
      <text:p text:style-name="Standard">13 - J. de Karolay in firmo</text:p>
      <text:p text:style-name="Standard">14 - et sic misia ascendit ultra receptam de iiiixx l. ii. s.</text:p>
      <text:p text:style-name="Standard">15 - J. de Pompodorio</text:p>
      <text:p text:style-name="Standard">16 - viii deniers ob. Et ordinatum est quod fiat elapictancia</text:p>
      <text:p text:style-name="Standard">17 - L. de Mongeria</text:p>
      <text:p text:style-name="Standard">18 - N. de Ordeimonte</text:p>
      <text:p text:style-name="Standard">19 - Ma. Reginaldi</text:p>
      <text:p text:style-name="Standard">20 - G. Fedelli</text:p>
      <text:p text:style-name="Standard">21 - Conclusum est in capitulo quod nullus de cetero sue canonicatus sine</text:p>
      <text:p text:style-name="Standard">22 - T. Hocie</text:p>
      <text:p text:style-name="Standard">23 - magnus dicarius deserviens pro aliis in ecclesia ad</text:p>
      <text:p text:style-name="Standard"><text:soft-page-break/>24 - Jo. Rolandi</text:p>
      <text:p text:style-name="Standard">25 - magnum altare audiatur ad petendum salariaum racione</text:p>
      <text:p text:style-name="Standard">26 - Jo. Voygnon</text:p>
      <text:p text:style-name="Standard">27 - servicii de uno anno et immediante post petat id quod</text:p>
      <text:p text:style-name="Standard">28 - N. Dictatoris infimo</text:p>
      <text:p text:style-name="Standard">29 - racione servicii hujusmodi sibi debebitur</text:p>
      <text:p text:style-name="Standard">30 - Conclusum est quod dominus Succentor solvat pensionem domus sue claustralis delitam</text:p>
      <text:p text:style-name="Standard">31 - isari non obstantibus quibuscunque.</text:p>
      <text:p text:style-name="Standard">32 - .Die mercurii sequente prima mensis maii non</text:p>
      <text:p text:style-name="Standard">33 - fuit capitulum propter festum reatorum Philipi</text:p>
      <text:p text:style-name="Standard">34 - et Jacobi.</text:p>
      <text:p text:style-name="Standard">35 - Die veneris sequenti tercia mensis mcii Non fuit</text:p>
      <text:p text:style-name="Standard">36 - capitulum propter festum invencionis Sancte Crucis.</text:p>
      <text:p text:style-name="Standard">37 - Die lune sequente sexta mensis maii. Non fuit</text:p>
      <text:p text:style-name="Standard">38 - capitulum propter festum Beati Johannis ante</text:p>
      <text:p text:style-name="Standard">39 - portam latinam.</text:p>
      <text:p text:style-name="Standard">=FRAN_0393_00365_L.jpg=</text:p>
      <text:p text:style-name="Standard">1 - i</text:p>
      <text:p text:style-name="Standard">2 - 383</text:p>
      <text:p text:style-name="Standard">3 - Anno nonagesimo octavo. Die mercurii post cantate viiia maii. Capitulantibus dominis</text:p>
      <text:p text:style-name="Standard">4 - P. Decano</text:p>
      <text:p text:style-name="Standard">5 - Placet dominis quod Johannes Verdini habeat xl. seis annue pensionis</text:p>
      <text:p text:style-name="Standard">6 - G. Cantore</text:p>
      <text:p text:style-name="Standard">7 - pr custodia stagni de Melenfroy</text:p>
      <text:p text:style-name="Standard">8 - J. archidiacono Parsieni infirmo</text:p>
      <text:p text:style-name="Standard">9 - G. Archidiacono ecclesie</text:p>
      <text:p text:style-name="Standard">10 - Placet dominis quod uxor deffuncti Johannis Preftroyalias</text:p>
      <text:p text:style-name="Standard">11 - Sy. succentor in ecclesia</text:p>
      <text:p text:style-name="Standard">12 - Challemairie habeat domum supra portum secant parecio</text:p>
      <text:p text:style-name="Standard">13 - J. de Karolay infirmo</text:p>
      <text:p text:style-name="Standard">14 - xviiiii fr racione locacionis etc.</text:p>
      <text:p text:style-name="Standard">15 - L. de Mongeria</text:p>
      <text:p text:style-name="Standard">16 - J. de Pompodorio</text:p>
      <text:p text:style-name="Standard">17 - N. Dictatoris</text:p>
      <text:p text:style-name="Standard">18 - Fiat processio die martis pxima pro uinone Sancte Martris ecclesie</text:p>
      <text:p text:style-name="Standard">19 - R. de Lorriaco</text:p>
      <text:p text:style-name="Standard"><text:soft-page-break/>20 - Ma. Reginaldi</text:p>
      <text:p text:style-name="Standard">21 - G. Fedelli</text:p>
      <text:p text:style-name="Standard">22 - Inhabitum fuit magistro Roberto Boulengarii capellano Sancti</text:p>
      <text:p text:style-name="Standard">23 - Jo. Rolandi</text:p>
      <text:p text:style-name="Standard">24 - Mederici sub pena incartacionis ne dicat verba injuriossa</text:p>
      <text:p text:style-name="Standard">25 - Ph. de Salione</text:p>
      <text:p text:style-name="Standard">26 - contra dominum Almarricum Maninart / et ne faciat libellum</text:p>
      <text:p text:style-name="Standard">27 - diffamatorium contra ipsum prout consuevit facere</text:p>
      <text:p text:style-name="Standard">28 - Tradam ego quadraginta solido domino Johanni Biennenu</text:p>
      <text:p text:style-name="Standard">29 - de peccuniis traditis per magistrum Robertum relengarii</text:p>
      <text:p text:style-name="Standard">30 - Anno nonagesimo octavo. Die veneris post cantate . xa mensis maii. capitulantibus</text:p>
      <text:p text:style-name="Standard">31 - dis.</text:p>
      <text:p text:style-name="Standard">32 - P. Decano</text:p>
      <text:p text:style-name="Standard">33 - Visitent domini fabrice quandam peciam seu quoddam</text:p>
      <text:p text:style-name="Standard">34 - J. archidiacono Par.is infirmo</text:p>
      <text:p text:style-name="Standard">35 - Pillare becfredi campanarum ecclesie quod retulit</text:p>
      <text:p text:style-name="Standard">36 - G. Archidiacono ecclesie</text:p>
      <text:p text:style-name="Standard">37 - magister Johannes de Haya necsesario reparandis.</text:p>
      <text:p text:style-name="Standard">38 - Sy. succentor in ecclesia</text:p>
      <text:p text:style-name="Standard">39 - Tradat magister Johannes Rolandi magistro Johanni</text:p>
      <text:p text:style-name="Standard">40 - J. de Karolay infirmo</text:p>
      <text:p text:style-name="Standard">41 - munerii de camera compotorum compota ecclesie</text:p>
      <text:p text:style-name="Standard">42 - T. Hocie infirmo</text:p>
      <text:p text:style-name="Standard">43 - videlicet de quolibet officio unum / una cum</text:p>
      <text:p text:style-name="Standard">44 - T. de Alneto Fleboton</text:p>
      <text:p text:style-name="Standard">45 - memoriali tradito super facto territorii ecclesie</text:p>
      <text:p text:style-name="Standard">46 - et videat dictus magister Johannes Munerii</text:p>
      <text:p text:style-name="Standard">47 - J. de Pempodorio</text:p>
      <text:p text:style-name="Standard">48 - et ponat in forma debita.</text:p>
      <text:p text:style-name="Standard">49 - Ro. de Lorriaco</text:p>
      <text:p text:style-name="Standard">50 - L. de Mongeria</text:p>
      <text:p text:style-name="Standard">51 - Vidai magister Robertus de Lorriaco apud Liricantum</text:p>
      <text:p text:style-name="Standard">52 - N. de Ordeimonte</text:p>
      <text:p text:style-name="Standard">53 - in festo instante Ascencionis</text:p>
      <text:p text:style-name="Standard">54 - Jo. Voygnon</text:p>
      <text:p text:style-name="Standard">55 - Jo. Rolandi</text:p>
      <text:p text:style-name="Standard"><text:soft-page-break/>56 - Placet dominis quod magister Johannes Comitis habeat</text:p>
      <text:p text:style-name="Standard">57 - T. de Sancto Petro</text:p>
      <text:p text:style-name="Standard">58 - lx. scuta procompotis tempore quo fuit magister</text:p>
      <text:p text:style-name="Standard">59 - G. Fedelli</text:p>
      <text:p text:style-name="Standard">60 - puerorum dumtamen Det quittanciam generalem</text:p>
      <text:p text:style-name="Standard">61 - Ph. de Salione</text:p>
      <text:p text:style-name="Standard">62 - de omnisus.</text:p>
      <text:p text:style-name="Standard">63 - Re. de Putheolis</text:p>
      <text:p text:style-name="Standard">64 - Jo. de Sarra ponte</text:p>
      <text:p text:style-name="Standard">65 - N. Dictatoris</text:p>
      <text:p text:style-name="Standard">=FRAN_0393_00366_L.jpg=</text:p>
      <text:p text:style-name="Standard">1 - Anno Nonagesimo octavo. Die lune post vencenitum Jotnditans xiiia mesesis cii apitulantibusdominis</text:p>
      <text:p text:style-name="Standard">2 - P. Decano</text:p>
      <text:p text:style-name="Standard">3 - G. Cantore</text:p>
      <text:p text:style-name="Standard">4 - Veant ad congregacionem facultatie Theologie domini</text:p>
      <text:p text:style-name="Standard">5 - J. archidiacono Parisiensis infirmo</text:p>
      <text:p text:style-name="Standard">6 - G. archidiaconos ecclesie</text:p>
      <text:p text:style-name="Standard">7 - Cantor et succentor.</text:p>
      <text:p text:style-name="Standard">8 - Sy. Succentor in ecclesia</text:p>
      <text:p text:style-name="Standard">9 - Jo. de Karolay infirmo</text:p>
      <text:p text:style-name="Standard">10 - Scribatur magistro Guillelmo de Kaer pre domino Johanne</text:p>
      <text:p text:style-name="Standard">11 - N. de Ordeimonte</text:p>
      <text:p text:style-name="Standard">12 - Moquoti</text:p>
      <text:p text:style-name="Standard">13 - Jo. H.</text:p>
      <text:p text:style-name="Standard">14 - Jo. de Pompodorio</text:p>
      <text:p text:style-name="Standard">15 - Jo. Rolandi</text:p>
      <text:p text:style-name="Standard">16 - Solveantur xxiiiior libre Parisiensis pro expensisis cause</text:p>
      <text:p text:style-name="Standard">17 - Re. de Putheolis</text:p>
      <text:p text:style-name="Standard">18 - Sancti Nicolarde Cardineto.</text:p>
      <text:p text:style-name="Standard">19 - Jo. de Sarraponte</text:p>
      <text:p text:style-name="Standard">20 - T. de Sancto Petro</text:p>
      <text:p text:style-name="Standard">21 - Jo. Voygnon</text:p>
      <text:p text:style-name="Standard">22 - L. de Mongeria</text:p>
      <text:p text:style-name="Standard">23 - Anno predicto . De mercurii post decem Jocuditatis in vigilia afunacis Domini xva mensis</text:p>
      <text:p text:style-name="Standard">24 - maii. capitulantibus dominis.</text:p>
      <text:p text:style-name="Standard"><text:soft-page-break/>25 - Dominus Petrus Meicerii procurator magistri Egidii</text:p>
      <text:p text:style-name="Standard">26 - P. Decano</text:p>
      <text:p text:style-name="Standard">27 - Juvenis domini nostri pape secretarii ac canonici Parsiensis</text:p>
      <text:p text:style-name="Standard">28 - G. Cantore</text:p>
      <text:p text:style-name="Standard">29 - insinuavit dominis quasdam litteras apostolicas</text:p>
      <text:p text:style-name="Standard">30 - . archidiaconus Par. infirmo</text:p>
      <text:p text:style-name="Standard">31 - declaratorias continentes qualiter dominus noster</text:p>
      <text:p text:style-name="Standard">32 - G. archidiacono ecclesie</text:p>
      <text:p text:style-name="Standard">33 - papa decernnt familiares suos et secretarios</text:p>
      <text:p text:style-name="Standard">34 - Jo. Rolandi</text:p>
      <text:p text:style-name="Standard">35 - fore preffendos ad quecumque beneficia digntate</text:p>
      <text:p text:style-name="Standard">36 - P. Plaoul</text:p>
      <text:p text:style-name="Standard">37 - personatus etc. et domini responiderunt quod</text:p>
      <text:p text:style-name="Standard">38 - J. de Pompodorio</text:p>
      <text:p text:style-name="Standard">39 - habebant ipsas pro insumatis.</text:p>
      <text:p text:style-name="Standard">40 - G. Faydelli</text:p>
      <text:p text:style-name="Standard">41 - R. de Puthelis</text:p>
      <text:p text:style-name="Standard">42 - H. Blancheti</text:p>
      <text:p text:style-name="Standard">43 - Deliberatum est quod faciatur reponi tolas</text:p>
      <text:p text:style-name="Standard">44 - Ma. Reginaldi</text:p>
      <text:p text:style-name="Standard">45 - de insula nostre domine usque ad passus</text:p>
      <text:p text:style-name="Standard">46 - Mutonum / nec remoneantur ad aliquod</text:p>
      <text:p text:style-name="Standard">47 - preceptum gencium domini episcopi Parisiensis / et si</text:p>
      <text:p text:style-name="Standard">48 - ipse gentes fecerint contrarium vel impediant</text:p>
      <text:p text:style-name="Standard">49 - aliqualiter / domini super hoc providebunt</text:p>
      <text:p text:style-name="Standard">50 - Receptus fuit et admissus ad deserviendum</text:p>
      <text:p text:style-name="Standard">51 - capane magistri Nicolai Morelli Dominus</text:p>
      <text:p text:style-name="Standard">52 - Johannes Fabri</text:p>
      <text:p text:style-name="Standard">=FRAN_0393_00367_L.jpg=</text:p>
      <text:p text:style-name="Standard">1 - 28</text:p>
      <text:p text:style-name="Standard">2 - iii vii</text:p>
      <text:p text:style-name="Standard">3 - Anno nomagesimo Pictavo die veneris in crastinum festi Istenconis domini xviia mensis maii Capitulantibus dominis</text:p>
      <text:p text:style-name="Standard">4 - P. Decano</text:p>
      <text:p text:style-name="Standard">5 - G. Cantore</text:p>
      <text:p text:style-name="Standard">6 - J. archidiacono Pars.nis infirmo. Data est licencia Johanni de Barra eundi visam perenent</text:p>
      <text:p text:style-name="Standard"><text:soft-page-break/>7 - G. Archidiacono ecclesie</text:p>
      <text:p text:style-name="Standard">8 - et veniat quamcicius poterit</text:p>
      <text:p text:style-name="Standard">9 - J. de Karolay firmo</text:p>
      <text:p text:style-name="Standard">10 - Jo. de Sarraponte</text:p>
      <text:p text:style-name="Standard">11 - J. de Sarraponte</text:p>
      <text:p text:style-name="Standard">12 - Vearunt relacionem inventarii thesauri magistri Johannes</text:p>
      <text:p text:style-name="Standard">13 - Rolandi et Laurencius de Mongeria / ita quod repperte fuerunt</text:p>
      <text:p text:style-name="Standard">14 - J. de Pompodorio</text:p>
      <text:p text:style-name="Standard">15 - reliquiere et cetera in invetario contenta et plura ana et</text:p>
      <text:p text:style-name="Standard">16 - L. de Mongeria</text:p>
      <text:p text:style-name="Standard">17 - ponantur in prrentario ea que in alio inventario ultra</text:p>
      <text:p text:style-name="Standard">18 - Jo. Rolandi</text:p>
      <text:p text:style-name="Standard">19 - G. Fedelli</text:p>
      <text:p text:style-name="Standard">20 - illud repperta fuerunt que in eo sunt scripta et fiat clericis</text:p>
      <text:p text:style-name="Standard">21 - quicalia</text:p>
      <text:p text:style-name="Standard">22 - Jo. Hue</text:p>
      <text:p text:style-name="Standard">23 - T. de Sancto Petro</text:p>
      <text:p text:style-name="Standard">24 - Jo. Voygnon</text:p>
      <text:p text:style-name="Standard">25 - Anno Nonigsisimo fituvo. Die Lune post osecntis dimini xxa iiii capitulantibus dominis</text:p>
      <text:p text:style-name="Standard">26 - P. Delano</text:p>
      <text:p text:style-name="Standard">27 - G. Cantore</text:p>
      <text:p text:style-name="Standard">28 - psuntati sunt ad eundum ergadominum Egidium</text:p>
      <text:p text:style-name="Standard">29 - J. Archidiacono Par. infirmo</text:p>
      <text:p text:style-name="Standard">30 - Maleti magistri Robertus de Lorriaco et N. de</text:p>
      <text:p text:style-name="Standard">31 - G. Archidiacono ecclesie</text:p>
      <text:p text:style-name="Standard">32 - Ordeimonte pro magno scandalo facto per ipsum</text:p>
      <text:p text:style-name="Standard">33 - Sy. Succentor in ecclesia</text:p>
      <text:p text:style-name="Standard">34 - et gentes suas apud Liritantum</text:p>
      <text:p text:style-name="Standard">35 - J. de Kearolay infirmo</text:p>
      <text:p text:style-name="Standard">36 - L. de Mongeria</text:p>
      <text:p text:style-name="Standard">37 - Tradidit dominus Johannes Hays viixx scuta aurea</text:p>
      <text:p text:style-name="Standard">38 - R. de Lorriaco</text:p>
      <text:p text:style-name="Standard">39 - proveniencia de recepta ecclesie Liricantus.</text:p>
      <text:p text:style-name="Standard">40 - Jo. de Pompodorio</text:p>
      <text:p text:style-name="Standard">41 - Jo. Voygnon</text:p>
      <text:p text:style-name="Standard">42 - Ph. de Salione</text:p>
      <text:p text:style-name="Standard"><text:soft-page-break/>43 - G. Fedelli</text:p>
      <text:p text:style-name="Standard">44 - T. de Sancto Petro</text:p>
      <text:p text:style-name="Standard">45 - M. Reginaldi</text:p>
      <text:p text:style-name="Standard">46 - N. de Ordeimonte</text:p>
      <text:p text:style-name="Standard">47 - Jo. Rolandi pro ecclesia</text:p>
      <text:p text:style-name="Standard">=FRAN_0393_00368_L.jpg=</text:p>
      <text:p text:style-name="Standard">1 - .Die martis sequenti post ascenti domini post obnum deffunti in agisteri Johanne de Brrdis archidiacione</text:p>
      <text:p text:style-name="Standard">2 - Parisiensis</text:p>
      <text:p text:style-name="Standard">3 - P. Decanus</text:p>
      <text:p text:style-name="Standard">4 - Jacobus Pcandoul magistri Nicolai de Rancia magister</text:p>
      <text:p text:style-name="Standard">5 - G. Canto</text:p>
      <text:p text:style-name="Standard">6 - Mauricius de Kaergorant domini Guillelmi de Kaer dominus Petrus</text:p>
      <text:p text:style-name="Standard">7 - Sy. Succentor</text:p>
      <text:p text:style-name="Standard">8 - mettrii magistri Egidii Juvenis . Guillelmus Faydelli magistri</text:p>
      <text:p text:style-name="Standard">9 - G. Archidiacono ecclesie</text:p>
      <text:p text:style-name="Standard">10 - Guidonis de Rota procuratores . Pecierunt si recipi ad</text:p>
      <text:p text:style-name="Standard">11 - Jo. de Pompodorio</text:p>
      <text:p text:style-name="Standard">12 - Archidiaconatum Parisiensi / vacante per olitum magistri Johannis</text:p>
      <text:p text:style-name="Standard">13 - N. de Ordeimonte</text:p>
      <text:p text:style-name="Standard">14 - de Bordis et domini assignaverunt eis diem veneris ad</text:p>
      <text:p text:style-name="Standard">15 - R. de Putheolis</text:p>
      <text:p text:style-name="Standard">16 - respondendum.</text:p>
      <text:p text:style-name="Standard">17 - T. de Sancti Petro</text:p>
      <text:p text:style-name="Standard">18 - de Regn</text:p>
      <text:p text:style-name="Standard">19 - Requisito ex parte domini officialis Parisiensis quatinus reddentur</text:p>
      <text:p text:style-name="Standard">20 - et sigilla curie deffuncti domini Johannis de Bordieu</text:p>
      <text:p text:style-name="Standard">21 - Archidiaceni Parisiensis per manus sigilliferi ejusdem</text:p>
      <text:p text:style-name="Standard">22 - quoque ipsum compellerent ad reddedio dicta sigilla domini</text:p>
      <text:p text:style-name="Standard">23 - responderunt quod dictus sigillifer non redderet eidem</text:p>
      <text:p text:style-name="Standard">24 - manu sua sed reederentur per capitulum / Et incontincti</text:p>
      <text:p text:style-name="Standard">25 - dominus decanus ipsa sigilla eidem reddidit nomine capituli</text:p>
      <text:p text:style-name="Standard">26 - et responderunt et quadm habitis regestris curie eciam eum</text:p>
      <text:p text:style-name="Standard">27 - illa redderent. Quiquidem dominus officialis dicta sigilla</text:p>
      <text:p text:style-name="Standard">28 - recepit protestando quod per hoc nullum prejudicium domino Par.</text:p>
      <text:p text:style-name="Standard">29 - episcopo generetur dominis incontrarium protestantibus</text:p>
      <text:p text:style-name="Standard"><text:soft-page-break/>30 - Placet dominis quod deffunitus magister Prdis archidiaconus Parisiensis</text:p>
      <text:p text:style-name="Standard">31 - inhumetur in ecclesia</text:p>
      <text:p text:style-name="Standard">32 - Anno nonagesimo Pitavo. Die mercurii post Astencionis Domini xxiia mensis maii</text:p>
      <text:p text:style-name="Standard">33 - d Pu</text:p>
      <text:p text:style-name="Standard">34 - publicata fuit quedam revocacis potestatis a cebute</text:p>
      <text:p text:style-name="Standard">35 - P. Decano</text:p>
      <text:p text:style-name="Standard">36 - magistro Flamingo de Martreso super confessionibus</text:p>
      <text:p text:style-name="Standard">37 - G. Cantor</text:p>
      <text:p text:style-name="Standard">38 - Audiendis</text:p>
      <text:p text:style-name="Standard">39 - G. Archidiacono ecclesie</text:p>
      <text:p text:style-name="Standard">40 - Sy. succentor in ecclesia</text:p>
      <text:p text:style-name="Standard">41 - Herneus Harcherii procurator magistri Guillelmi de Laier</text:p>
      <text:p text:style-name="Standard">42 - J. de Kaulay infirmo</text:p>
      <text:p text:style-name="Standard">43 - sacripalatii apostolici causarum auditoris / Nomine procuratorio</text:p>
      <text:p text:style-name="Standard">44 - ipsius magistri Guillelmi et pro ipso fuit receptus ad</text:p>
      <text:p text:style-name="Standard">45 - L. de Mongeria</text:p>
      <text:p text:style-name="Standard">46 - canonicatum et semiprebendam ipsius cecclesie Pa</text:p>
      <text:p text:style-name="Standard">47 - N. de Ordeimonte</text:p>
      <text:p text:style-name="Standard">48 - A. Regine</text:p>
      <text:p text:style-name="Standard">49 - quos quindam obtinere solebat deffuncti magister Jo. de Nocti</text:p>
      <text:p text:style-name="Standard">50 - eidem magistro Guillelmo in curia Romani adjudicatos</text:p>
      <text:p text:style-name="Standard">51 - Jo. Rolandi</text:p>
      <text:p text:style-name="Standard">52 - Jo. de Sarraponte</text:p>
      <text:p text:style-name="Standard">53 - contra magistros Robertum de Donis Egidium d'EStouteville</text:p>
      <text:p text:style-name="Standard">54 - et Petrum de Reilhaco / prout in instrment sentenem lacius continentur</text:p>
      <text:p text:style-name="Standard">55 - Jo. Voygnon</text:p>
      <text:p text:style-name="Standard">56 - solvit x. fru. auri pro jotumn do adventu juravit</text:p>
      <text:p text:style-name="Standard">57 - M. Reginaldi</text:p>
      <text:p text:style-name="Standard">58 - J. de Pompadorio</text:p>
      <text:p text:style-name="Standard">59 - in forma et fuit installatus in choro et locus eidem e</text:p>
      <text:p text:style-name="Standard">60 - capitulo assignatus et reddidit se dictus procurator priuici</text:p>
      <text:p text:style-name="Standard">61 - R. de Louriaco</text:p>
      <text:p text:style-name="Standard">62 - debitorem pro capa etc.</text:p>
      <text:p text:style-name="Standard">63 - facto inventario capellanie Sancti Thome Cantuariensis in ecclesia</text:p>
      <text:p text:style-name="Standard">64 - Parisiensies quam obtinet dominus Gardo Aonandi recipiand</text:p>
      <text:p text:style-name="Standard">65 - magister Martinus Mutonis procurator Pctri de Moloyo</text:p>
      <text:p text:style-name="Standard"><text:soft-page-break/>66 - causa prmutationes etc.</text:p>
      <text:p text:style-name="Standard">=FRAN_0393_00369_L.jpg=</text:p>
      <text:p text:style-name="Standard">1 - iii viii</text:p>
      <text:p text:style-name="Standard">2 - 329</text:p>
      <text:p text:style-name="Standard">3 - De illis de Cristono veniant in capitulo generali Sancti Johannis aptiste</text:p>
      <text:p text:style-name="Standard">4 - Placet dominis quod tradantur merelli simplices in obitu deffuncti domini Archidiaconi parinsis</text:p>
      <text:p text:style-name="Standard">5 - Placet dominis quod iiiior libre cum decem solidis parisiensis quas exequtores deffunt</text:p>
      <text:p text:style-name="Standard">6 - magistri Johannis Gaigne quondam Canonici Sancti Stephani de Gressibus voluerunt</text:p>
      <text:p text:style-name="Standard">7 - volunt concedere dicte ecclesie Sancti Stephani / sint in sonfrancia usque ad annum.</text:p>
      <text:p text:style-name="Standard">8 - Anno nonagesimo octavo. Die veneris ante festum Penthecostes xxiiiia mensis</text:p>
      <text:p text:style-name="Standard">9 - maii. capitulantibus dominis</text:p>
      <text:p text:style-name="Standard">10 - P. Decano</text:p>
      <text:p text:style-name="Standard">11 - Recepti fuerunt ad archidiaconatum Parisiensi</text:p>
      <text:p text:style-name="Standard">12 - G. Cantore</text:p>
      <text:p text:style-name="Standard">13 - contradicente magistro Nicolao de Ordeimonte</text:p>
      <text:p text:style-name="Standard">14 - Sy. succentore in ecclesia</text:p>
      <text:p text:style-name="Standard">15 - dicentes se jus in cohabere magistri Guillelmus Fedelli</text:p>
      <text:p text:style-name="Standard">16 - G. Archidiacono ecclesie</text:p>
      <text:p text:style-name="Standard">17 - procurator magistri Guidonis de Rota mitrarii domini</text:p>
      <text:p text:style-name="Standard">18 - J. de Karolay infirmo</text:p>
      <text:p text:style-name="Standard">19 - nostri pape et Jacibus Prandoul procurator magistri</text:p>
      <text:p text:style-name="Standard">20 - N. de Ordeimonte</text:p>
      <text:p text:style-name="Standard">21 - N. de Rancia prout in regestio recepcionam pleniadu</text:p>
      <text:p text:style-name="Standard">22 - J. Voygnon</text:p>
      <text:p text:style-name="Standard">23 - continetur.</text:p>
      <text:p text:style-name="Standard">24 - T. archidiacono Brie</text:p>
      <text:p text:style-name="Standard">25 - A. de Murolio</text:p>
      <text:p text:style-name="Standard">26 - Deputati funt ad interessendum compotis ecclesie</text:p>
      <text:p text:style-name="Standard">27 - G. Faydelli</text:p>
      <text:p text:style-name="Standard">28 - reformandis per magistrum Johannem Munerii / Rde</text:p>
      <text:p text:style-name="Standard">29 - Lorriaco Jo. Rolandi et Re. de Putheolis</text:p>
      <text:p text:style-name="Standard">30 - Jo. de Pompodorio</text:p>
      <text:p text:style-name="Standard">31 - M. Reginaldi</text:p>
      <text:p text:style-name="Standard">32 - Placet dominis quod magister Johannes Lenart habeat</text:p>
      <text:p text:style-name="Standard">33 - Jo. Cousson</text:p>
      <text:p text:style-name="Standard">34 - nominacionem capituli</text:p>
      <text:p text:style-name="Standard"><text:soft-page-break/>35 - A. Regine</text:p>
      <text:p text:style-name="Standard">36 - Receptus fuit magister Martinus Mutonis procurator</text:p>
      <text:p text:style-name="Standard">37 - Petri de Moloro ad capellaniam Sancti Thome Cantuariensis</text:p>
      <text:p text:style-name="Standard">38 - sibi collatam per dominum nostrum papam tamquam bacantem per</text:p>
      <text:p text:style-name="Standard">39 - resignacionem domini Guidonis Arnandi causa</text:p>
      <text:p text:style-name="Standard">40 - permutacionis faciende cum elemosinaria beatissi</text:p>
      <text:p text:style-name="Standard">41 - matni Tironensis prout in regestio recepcionum</text:p>
      <text:p text:style-name="Standard">42 - continetur.</text:p>
      <text:p text:style-name="Standard">=FRAN_0393_00370_L.jpg=</text:p>
      <text:p text:style-name="Standard">1 - Die dominica in festo Pentletestes xxvia mensis maii. presentibus dominis</text:p>
      <text:p text:style-name="Standard">2 - P. Decano</text:p>
      <text:p text:style-name="Standard">3 - G. Cantore</text:p>
      <text:p text:style-name="Standard">4 - Comparentibus magistro Petrus de Relhaco licenciaus in legibus</text:p>
      <text:p text:style-name="Standard">5 - L. de Mongeria</text:p>
      <text:p text:style-name="Standard">6 - Succentor Carnotensis et magistro Michacle Perruelli</text:p>
      <text:p text:style-name="Standard">7 - P. de Oghero</text:p>
      <text:p text:style-name="Standard">8 - in utroque jure licenciatus pecierunt se reciperi ad canonicatum</text:p>
      <text:p text:style-name="Standard">9 - G. Fedelli</text:p>
      <text:p text:style-name="Standard">10 - et prebenda ecclesie parisiensis vacantes per obitum magistri Johannis</text:p>
      <text:p text:style-name="Standard">11 - N. de Ordeimonte</text:p>
      <text:p text:style-name="Standard">12 - de Karolay Oidelicet dictus magister Petrus Vigore</text:p>
      <text:p text:style-name="Standard">13 - R. de Lorriaco</text:p>
      <text:p text:style-name="Standard">14 - cujusdam gracie apostolice expectative sibi facte / de beneficio</text:p>
      <text:p text:style-name="Standard">15 - ecclesiatco cum cura vel sine cura eciam si gamovicatus</text:p>
      <text:p text:style-name="Standard">16 - Ja. Cosson</text:p>
      <text:p text:style-name="Standard">17 - et prebenda ecclesie Parsien existat etc. et dictus magister Michail</text:p>
      <text:p text:style-name="Standard">18 - A. de Murolio.</text:p>
      <text:p text:style-name="Standard">19 - vigorum cujusdam nominacionis sibi facte per dominum episcopum</text:p>
      <text:p text:style-name="Standard">20 - parisienses receptus fuit dictus magister Petrus sine prejudici</text:p>
      <text:p text:style-name="Standard">21 - cujuslibet / et juravit in forma. Et fuit installatus</text:p>
      <text:p text:style-name="Standard">22 - et locus eidem in capitulo assignatus / solvit x. fr. .</text:p>
      <text:p text:style-name="Standard">23 - Jocundo adventu / et dedit fidejussores pro capa petrum</text:p>
      <text:p text:style-name="Standard">24 - de maignaco scutiferum et dominum Laurenciundo Mongeria</text:p>
      <text:p text:style-name="Standard">25 - Canonicum Parisiensis presentes et hujusmodi fidejussionem in se</text:p>
      <text:p text:style-name="Standard">26 - acceptantes . Dicto magistro Michaele in hoc conndicente</text:p>
      <text:p text:style-name="Standard">27 - et non consenciente . Presentibus domino Stephano de Capella</text:p>
      <text:p text:style-name="Standard"><text:soft-page-break/>28 - Bachylario in decretis et Johanne Burgensis clerico notari</text:p>
      <text:p text:style-name="Standard">29 - publico. Cum pluribus aliis.</text:p>
      <text:p text:style-name="Standard">30 - Diebus lunne et mecurii sequedus nons fu capitulum propter fecias Penthecostes</text:p>
      <text:p text:style-name="Standard">31 - Anno nonagesimo Occavo. Die veneris post festum Penthetostes xxia et utima mensis</text:p>
      <text:p text:style-name="Standard">32 - maii capitulantibus dominis</text:p>
      <text:p text:style-name="Standard">33 - Jehan Gaiseau sergent a verge / ou chastellet de Pais</text:p>
      <text:p text:style-name="Standard">34 - P. Decano</text:p>
      <text:p text:style-name="Standard">35 - adjourna a lundi prouchain messeigneurs a la requeste</text:p>
      <text:p text:style-name="Standard">36 - G. Cantore</text:p>
      <text:p text:style-name="Standard">37 - de Jehan du Vivier et Raoul du vivier notaires en</text:p>
      <text:p text:style-name="Standard">38 - G. Archidiacono ecclesie</text:p>
      <text:p text:style-name="Standard">39 - Chastellet a veoir consigner en la main du prevost</text:p>
      <text:p text:style-name="Standard">40 - Syo succentor in ecclesia</text:p>
      <text:p text:style-name="Standard">41 - de Paris comme en main de justice tel portion et</text:p>
      <text:p text:style-name="Standard">42 - R. de Dangello</text:p>
      <text:p text:style-name="Standard">43 - part de l'argent a messeigneurs appartenans a cause d'un</text:p>
      <text:p text:style-name="Standard">44 - Jo. Voygnon</text:p>
      <text:p text:style-name="Standard">45 - decret adjugré en chastellet etc. audit Jehan</text:p>
      <text:p text:style-name="Standard">46 - T. de Sancto Petro</text:p>
      <text:p text:style-name="Standard">47 - du vivier d'une piece de vigne assse ou terrouer</text:p>
      <text:p text:style-name="Standard">48 - de Poitronville ou lieu dit Brisebourt qui est</text:p>
      <text:p text:style-name="Standard">49 - Jo. Rolandi</text:p>
      <text:p text:style-name="Standard">50 - Jo. de Pompodorio</text:p>
      <text:p text:style-name="Standard">51 - en fuche etc. et a onir une requeste etc.</text:p>
      <text:p text:style-name="Standard">52 - Re. de Putheolis</text:p>
      <text:p text:style-name="Standard">53 - Deliberetur de precepto per officialem facto in ecclesia</text:p>
      <text:p text:style-name="Standard">54 - Ro. de Lorriaco</text:p>
      <text:p text:style-name="Standard">55 - Parisiensis sigiliero deffuncti domini / Archidiaconi</text:p>
      <text:p text:style-name="Standard">56 - A. Regini</text:p>
      <text:p text:style-name="Standard">57 - Parisiensis super reddicione sigillorum</text:p>
      <text:p text:style-name="Standard">58 - Jo. de Sarraponte</text:p>
      <text:p text:style-name="Standard">59 - Exhibuit dominus Johannes Hays centum Francos quos</text:p>
      <text:p text:style-name="Standard">60 - Ph. de Salione</text:p>
      <text:p text:style-name="Standard">61 - habuerat et receperat ab executoribus deffuncti</text:p>
      <text:p text:style-name="Standard">62 - magistri Petri Mignoti quondam elemosinarii domini</text:p>
      <text:p text:style-name="Standard">63 - regis.</text:p>
      <text:p text:style-name="Standard"><text:soft-page-break/>64 - .Die valbei sequente in fevimis iiiior temporum magister Nicolaus de Condis capellani</text:p>
      <text:p text:style-name="Standard">65 - in ecclesia Sancti Benedicti furit promotus ad dhaconatus ordinem</text:p>
      <text:p text:style-name="Standard">=FRAN_0393_00371_L.jpg=</text:p>
      <text:p text:style-name="Standard">1 - ex</text:p>
      <text:p text:style-name="Standard">2 - 348</text:p>
      <text:p text:style-name="Standard">3 - Anno nonagesimo stano . Die lune post festum Sancti Frnitanis terria mensis junni</text:p>
      <text:p text:style-name="Standard">4 - capitulantibus dominis</text:p>
      <text:p text:style-name="Standard">5 - P. Decano</text:p>
      <text:p text:style-name="Standard">6 - G. Cantore</text:p>
      <text:p text:style-name="Standard">7 - Placet dominis quod heredes deffuncti domini / Adminaldi</text:p>
      <text:p text:style-name="Standard">8 - G. Archidiacono ecclesie</text:p>
      <text:p text:style-name="Standard">9 - racione decem librarum Parsiensem super domo sua debitarum</text:p>
      <text:p text:style-name="Standard">10 - Sy. Succentor in ecclesia</text:p>
      <text:p text:style-name="Standard">11 - expectentur usque ad fefum mensa septembris.</text:p>
      <text:p text:style-name="Standard">12 - L. de Mongeria</text:p>
      <text:p text:style-name="Standard">13 - Jo. de Pompodorio</text:p>
      <text:p text:style-name="Standard">14 - Almaurricus Govel solvit quintum denaris videlicet</text:p>
      <text:p text:style-name="Standard">15 - Jo. Rolandi</text:p>
      <text:p text:style-name="Standard">16 - x. fr. auri racione Centum solidoum. redditus per</text:p>
      <text:p text:style-name="Standard">17 - Jo. de Sarraponte</text:p>
      <text:p text:style-name="Standard">18 - eum emptorum super terram de Bellovisu / et fecit</text:p>
      <text:p text:style-name="Standard">19 - R. de Dangello</text:p>
      <text:p text:style-name="Standard">20 - fidem et homagium / et injuctum fuit eidem quod tradat</text:p>
      <text:p text:style-name="Standard">21 - Jo. Voygnon</text:p>
      <text:p text:style-name="Standard">22 - denombramentum suum infra xl. dies</text:p>
      <text:p text:style-name="Standard">23 - A. de Maignaco</text:p>
      <text:p text:style-name="Standard">24 - Ro. de Lorrias</text:p>
      <text:p text:style-name="Standard">25 - Defferat magister Jo. Rolandi die pepesicurii</text:p>
      <text:p text:style-name="Standard">26 - proxima / memorialia facta super compotorum</text:p>
      <text:p text:style-name="Standard">27 - domini Stephani Johannis unacum compotis.</text:p>
      <text:p text:style-name="Standard">28 - De causa Sancti Benedicti / ad lune post festum beatorum Petri et Pauli ex officio</text:p>
      <text:p text:style-name="Standard">29 - Cum magistro Johanne Girardi procuratore ipsorum.</text:p>
      <text:p text:style-name="Standard">30 - Fiat quictanciam generalis magistro Petro de Torona cantori beati Germani Antissiond</text:p>
      <text:p text:style-name="Standard">31 - executori deffuncti domini Petri Coopertoris quondam alterius vicariarum majorum</text:p>
      <text:p text:style-name="Standard">32 - ecclesie Parisiensis vicarii.</text:p>
      <text:p text:style-name="Standard">33 - Anno nonagesimo octavo die mercurii sequente quinta mensis junii. capitulantibus dominis</text:p>
      <text:p text:style-name="Standard"><text:soft-page-break/>34 - P. Decano</text:p>
      <text:p text:style-name="Standard">35 - Placet dominis quod frater Johannes de Ru moram trahat</text:p>
      <text:p text:style-name="Standard">36 - G. Cantore</text:p>
      <text:p text:style-name="Standard">37 - cum domino Stephano Dusseau</text:p>
      <text:p text:style-name="Standard">38 - G. Archidiaconuo ecclesie</text:p>
      <text:p text:style-name="Standard">39 - Sy. succentor in ecclesi</text:p>
      <text:p text:style-name="Standard">40 - c</text:p>
      <text:p text:style-name="Standard">41 - Delata fuerit compota domini Stephani Johannis sed nichis</text:p>
      <text:p text:style-name="Standard">42 - Jo. Rolandi</text:p>
      <text:p text:style-name="Standard">43 - fuit conclusum.</text:p>
      <text:p text:style-name="Standard">44 - Jo. de Sarraponteioora</text:p>
      <text:p text:style-name="Standard">45 - Placet dominis tenere dictum et ordinacionem magistrorum</text:p>
      <text:p text:style-name="Standard">46 - T. Hocie</text:p>
      <text:p text:style-name="Standard">47 - N. Dictatis</text:p>
      <text:p text:style-name="Standard">48 - Gaillardi Part soyne sz</text:p>
      <text:p text:style-name="Standard">49 - N. de Ordeimonte</text:p>
      <text:p text:style-name="Standard">50 - facto insule nostre domine inter capitulum et dominum Parisiensi</text:p>
      <text:p text:style-name="Standard">51 - Jo. de Pompodorio</text:p>
      <text:p text:style-name="Standard">52 - episcopum.</text:p>
      <text:p text:style-name="Standard">53 - Jo. Voygnon</text:p>
      <text:p text:style-name="Standard">54 - Deputati sunt ad revidendum compota domini Stephani</text:p>
      <text:p text:style-name="Standard">55 - A. de Murolio</text:p>
      <text:p text:style-name="Standard">56 - Johannis domini et magistri G. Fedelli . Jo. Rolandi Jo.</text:p>
      <text:p text:style-name="Standard">57 - M. Reginaldi</text:p>
      <text:p text:style-name="Standard">58 - Jo. Hue</text:p>
      <text:p text:style-name="Standard">59 - Voygnon et dominus Archidiaconus de Josayo</text:p>
      <text:p text:style-name="Standard">60 - L. de Mongeria</text:p>
      <text:p text:style-name="Standard">61 - Ph. de Salione</text:p>
      <text:p text:style-name="Standard">=FRAN_0393_00372_L.jpg=</text:p>
      <text:p text:style-name="Standard">1 - 3</text:p>
      <text:p text:style-name="Standard">2 - Anno nonagesimo Octuro. Die veneris in grastinum festi Cerpris Christi viia mensis</text:p>
      <text:p text:style-name="Standard">3 - junii. capitulantibus dominis</text:p>
      <text:p text:style-name="Standard">4 - P. Decano</text:p>
      <text:p text:style-name="Standard">5 - G. Cantore</text:p>
      <text:p text:style-name="Standard">6 - absint pro ecclesia</text:p>
      <text:p text:style-name="Standard">7 - G. archidiacono ecclesie</text:p>
      <text:p text:style-name="Standard"><text:soft-page-break/>8 - Nichil actum est in presenti capitulo</text:p>
      <text:p text:style-name="Standard">9 - Jo. Rolandi</text:p>
      <text:p text:style-name="Standard">10 - L. de Mongeriar</text:p>
      <text:p text:style-name="Standard">11 - R. de Dangello</text:p>
      <text:p text:style-name="Standard">12 - Jo. de Pompodorio</text:p>
      <text:p text:style-name="Standard">13 - Jo. de Satraponte</text:p>
      <text:p text:style-name="Standard">14 - Anno quo supra die lune post festum Corperis Christi xa mensis junii.</text:p>
      <text:p text:style-name="Standard">15 - Ccapitulantibus dominis.</text:p>
      <text:p text:style-name="Standard">16 - facto inventario capellanie domini Petri Agni</text:p>
      <text:p text:style-name="Standard">17 - P. Decano</text:p>
      <text:p text:style-name="Standard">18 - recipiatur resignacio quam vult</text:p>
      <text:p text:style-name="Standard">19 - G. Cantore in congregacione plato</text:p>
      <text:p text:style-name="Standard">20 - G. archidiacono ecclesie</text:p>
      <text:p text:style-name="Standard">21 - facere idem dominus Petrus de eadem capellani</text:p>
      <text:p text:style-name="Standard">22 - Jo. Rolandi</text:p>
      <text:p text:style-name="Standard">23 - cum domino Symone Hubelin ad ecclesiam</text:p>
      <text:p text:style-name="Standard">24 - N. Dictatoris</text:p>
      <text:p text:style-name="Standard">25 - parrochialem Sancti Ypoliti de Sancto</text:p>
      <text:p text:style-name="Standard">26 - Marcello prope Par..</text:p>
      <text:p text:style-name="Standard">27 - Jo. de Sartaponte</text:p>
      <text:p text:style-name="Standard">28 - L. de Mongeria</text:p>
      <text:p text:style-name="Standard">29 - Crastina die Convocentur omnes domini canonici Parisiensis</text:p>
      <text:p text:style-name="Standard">30 - Jo. de Pompodorio</text:p>
      <text:p text:style-name="Standard">31 - in capitulo hora septima de mane sub debito jurament</text:p>
      <text:p text:style-name="Standard">32 - Jo. Voygnon</text:p>
      <text:p text:style-name="Standard">33 - Placet dominis quod magister Dy. Custurarii habeat domum</text:p>
      <text:p text:style-name="Standard">34 - Ro. de Lorriaco</text:p>
      <text:p text:style-name="Standard">35 - quam nuper inhabitabat magister Petrus Placus in</text:p>
      <text:p text:style-name="Standard">36 - Ma. Reginaldi</text:p>
      <text:p text:style-name="Standard">37 - claustro prope portum nostre dune prepecio viginti librarum Parisiensum</text:p>
      <text:p text:style-name="Standard">38 - N. de Tancia</text:p>
      <text:p text:style-name="Standard">39 - J. Regine</text:p>
      <text:p text:style-name="Standard">40 - Jo. Chanteprume tarde</text:p>
      <text:p text:style-name="Standard">41 - N. de G. deimon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7</meta:editing-cycles>
    <meta:print-date>2023-01-31T21:48:00</meta:print-date>
    <meta:creation-date>2023-01-30T15:29:00</meta:creation-date>
    <dc:date>2023-07-11T16:58:57.410262750</dc:date>
    <meta:editing-duration>P1DT2H51M39S</meta:editing-duration>
    <meta:generator>LibreOffice/7.5.2.2$MacOSX_AARCH64 LibreOffice_project/53bb9681a964705cf672590721dbc85eb4d0c3a2</meta:generator>
    <meta:document-statistic meta:table-count="0" meta:image-count="0" meta:object-count="0" meta:page-count="82" meta:paragraph-count="2894" meta:word-count="21800" meta:character-count="118901" meta:non-whitespace-character-count="99995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